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5.676cm"/>
    </style:style>
    <style:style style:name="co3" style:family="table-column">
      <style:table-column-properties fo:break-before="auto" style:column-width="10.795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6.249cm"/>
    </style:style>
    <style:style style:name="co9" style:family="table-column">
      <style:table-column-properties fo:break-before="auto" style:column-width="10.906cm"/>
    </style:style>
    <style:style style:name="co10" style:family="table-column">
      <style:table-column-properties fo:break-before="auto" style:column-width="1.732cm"/>
    </style:style>
    <style:style style:name="co11" style:family="table-column">
      <style:table-column-properties fo:break-before="auto" style:column-width="3.438cm"/>
    </style:style>
    <style:style style:name="co12" style:family="table-column">
      <style:table-column-properties fo:break-before="auto" style:column-width="5.285cm"/>
    </style:style>
    <style:style style:name="co13" style:family="table-column">
      <style:table-column-properties fo:break-before="auto" style:column-width="3.046cm"/>
    </style:style>
    <style:style style:name="co14" style:family="table-column">
      <style:table-column-properties fo:break-before="auto" style:column-width="11.522cm"/>
    </style:style>
    <style:style style:name="co15" style:family="table-column">
      <style:table-column-properties fo:break-before="auto" style:column-width="3.829cm"/>
    </style:style>
    <style:style style:name="co16" style:family="table-column">
      <style:table-column-properties fo:break-before="auto" style:column-width="3.383cm"/>
    </style:style>
    <style:style style:name="co17" style:family="table-column">
      <style:table-column-properties fo:break-before="auto" style:column-width="3.858cm"/>
    </style:style>
    <style:style style:name="co18" style:family="table-column">
      <style:table-column-properties fo:break-before="auto" style:column-width="3.971cm"/>
    </style:style>
    <style:style style:name="co19" style:family="table-column">
      <style:table-column-properties fo:break-before="auto" style:column-width="3.574cm"/>
    </style:style>
    <style:style style:name="co20" style:family="table-column">
      <style:table-column-properties fo:break-before="auto" style:column-width="12.892cm"/>
    </style:style>
    <style:style style:name="co21" style:family="table-column">
      <style:table-column-properties fo:break-before="auto" style:column-width="2.962cm"/>
    </style:style>
    <style:style style:name="co22" style:family="table-column">
      <style:table-column-properties fo:break-before="auto" style:column-width="4.193cm"/>
    </style:style>
    <style:style style:name="co23" style:family="table-column">
      <style:table-column-properties fo:break-before="auto" style:column-width="3.074cm"/>
    </style:style>
    <style:style style:name="co24" style:family="table-column">
      <style:table-column-properties fo:break-before="auto" style:column-width="32.027cm"/>
    </style:style>
    <style:style style:name="co25" style:family="table-column">
      <style:table-column-properties fo:break-before="auto" style:column-width="2.431cm"/>
    </style:style>
    <style:style style:name="co26" style:family="table-column">
      <style:table-column-properties fo:break-before="auto" style:column-width="2.992cm"/>
    </style:style>
    <style:style style:name="co27" style:family="table-column">
      <style:table-column-properties fo:break-before="auto" style:column-width="2.711cm"/>
    </style:style>
    <style:style style:name="co28" style:family="table-column">
      <style:table-column-properties fo:break-before="auto" style:column-width="6.726cm"/>
    </style:style>
    <style:style style:name="co29" style:family="table-column">
      <style:table-column-properties fo:break-before="auto" style:column-width="4.768cm"/>
    </style:style>
    <style:style style:name="co30" style:family="table-column">
      <style:table-column-properties fo:break-before="auto" style:column-width="2.907cm"/>
    </style:style>
    <style:style style:name="co31" style:family="table-column">
      <style:table-column-properties fo:break-before="auto" style:column-width="3.004cm"/>
    </style:style>
    <style:style style:name="co32" style:family="table-column">
      <style:table-column-properties fo:break-before="auto" style:column-width="1.926cm"/>
    </style:style>
    <style:style style:name="co33" style:family="table-column">
      <style:table-column-properties fo:break-before="auto" style:column-width="4.408cm"/>
    </style:style>
    <style:style style:name="co34" style:family="table-column">
      <style:table-column-properties fo:break-before="auto" style:column-width="5.48cm"/>
    </style:style>
    <style:style style:name="co35" style:family="table-column">
      <style:table-column-properties fo:break-before="auto" style:column-width="4.6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2.739cm"/>
    </style:style>
    <style:style style:name="co38" style:family="table-column">
      <style:table-column-properties fo:break-before="auto" style:column-width="4.568cm"/>
    </style:style>
    <style:style style:name="co39" style:family="table-column">
      <style:table-column-properties fo:break-before="auto" style:column-width="3.302cm"/>
    </style:style>
    <style:style style:name="co40" style:family="table-column">
      <style:table-column-properties fo:break-before="auto" style:column-width="5.514cm"/>
    </style:style>
    <style:style style:name="co41" style:family="table-column">
      <style:table-column-properties fo:break-before="auto" style:column-width="5.509cm"/>
    </style:style>
    <style:style style:name="co42" style:family="table-column">
      <style:table-column-properties fo:break-before="auto" style:column-width="2.683cm"/>
    </style:style>
    <style:style style:name="co43" style:family="table-column">
      <style:table-column-properties fo:break-before="auto" style:column-width="3.062cm"/>
    </style:style>
    <style:style style:name="co44" style:family="table-column">
      <style:table-column-properties fo:break-before="auto" style:column-width="2.893cm"/>
    </style:style>
    <style:style style:name="co45" style:family="table-column">
      <style:table-column-properties fo:break-before="auto" style:column-width="6.235cm"/>
    </style:style>
    <style:style style:name="co46" style:family="table-column">
      <style:table-column-properties fo:break-before="auto" style:column-width="6.475cm"/>
    </style:style>
    <style:style style:name="co47" style:family="table-column">
      <style:table-column-properties fo:break-before="auto" style:column-width="4.501cm"/>
    </style:style>
    <style:style style:name="co48" style:family="table-column">
      <style:table-column-properties fo:break-before="auto" style:column-width="2.621cm"/>
    </style:style>
    <style:style style:name="co49" style:family="table-column">
      <style:table-column-properties fo:break-before="auto" style:column-width="6.823cm"/>
    </style:style>
    <style:style style:name="co50" style:family="table-column">
      <style:table-column-properties fo:break-before="auto" style:column-width="6.795cm"/>
    </style:style>
    <style:style style:name="co51" style:family="table-column">
      <style:table-column-properties fo:break-before="auto" style:column-width="5.145cm"/>
    </style:style>
    <style:style style:name="co52" style:family="table-column">
      <style:table-column-properties fo:break-before="auto" style:column-width="2.36cm"/>
    </style:style>
    <style:style style:name="co53" style:family="table-column">
      <style:table-column-properties fo:break-before="auto" style:column-width="8.204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2.402cm"/>
    </style:style>
    <style:style style:name="co56" style:family="table-column">
      <style:table-column-properties fo:break-before="auto" style:column-width="3.039cm"/>
    </style:style>
    <style:style style:name="co57" style:family="table-column">
      <style:table-column-properties fo:break-before="auto" style:column-width="3.106cm"/>
    </style:style>
    <style:style style:name="co58" style:family="table-column">
      <style:table-column-properties fo:break-before="auto" style:column-width="4.969cm"/>
    </style:style>
    <style:style style:name="co59" style:family="table-column">
      <style:table-column-properties fo:break-before="auto" style:column-width="2.203cm"/>
    </style:style>
    <style:style style:name="co60" style:family="table-column">
      <style:table-column-properties fo:break-before="auto" style:column-width="2.838cm"/>
    </style:style>
    <style:style style:name="co61" style:family="table-column">
      <style:table-column-properties fo:break-before="auto" style:column-width="2.381cm"/>
    </style:style>
    <style:style style:name="co62" style:family="table-column">
      <style:table-column-properties fo:break-before="auto" style:column-width="7.04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80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7cm" fo:break-before="auto" style:use-optimal-row-height="false"/>
    </style:style>
    <style:style style:name="ro6" style:family="table-row">
      <style:table-row-properties style:row-height="0.83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1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1.118cm" fo:break-before="auto" style:use-optimal-row-height="false"/>
    </style:style>
    <style:style style:name="ta1" style:family="table" style:master-page-name="PageStyle_5f_HW_20__26__20_SW_20_Details">
      <style:table-properties table:display="true" style:writing-mode="lr-tb"/>
    </style:style>
    <style:style style:name="ta2" style:family="table" style:master-page-name="PageStyle_5f_Access_20_Details">
      <style:table-properties table:display="true" style:writing-mode="lr-tb"/>
    </style:style>
    <style:style style:name="ta3" style:family="table" style:master-page-name="PageStyle_5f_Configurations">
      <style:table-properties table:display="true" style:writing-mode="lr-tb"/>
    </style:style>
    <style:style style:name="ta4" style:family="table" style:master-page-name="PageStyle_5f_Storage_20_Details">
      <style:table-properties table:display="true" style:writing-mode="lr-tb" tableooo:tab-color="#000080"/>
    </style:style>
    <style:style style:name="ta5" style:family="table" style:master-page-name="PageStyle_5f_CPU_20__26__20_RAM_20_Utilization">
      <style:table-properties table:display="true" style:writing-mode="lr-tb" tableooo:tab-color="#000080"/>
    </style:style>
    <style:style style:name="ta6" style:family="table" style:master-page-name="PageStyle_5f_Data_20_Volumes">
      <style:table-properties table:display="true" style:writing-mode="lr-tb" tableooo:tab-color="#800000"/>
    </style:style>
    <style:style style:name="ta7" style:family="table" style:master-page-name="PageStyle_5f_EOD_20_Data_20_Counts">
      <style:table-properties table:display="true" style:writing-mode="lr-tb" tableooo:tab-color="#661900"/>
    </style:style>
    <style:style style:name="ta8" style:family="table" style:master-page-name="PageStyle_5f_EOD_20_Timings">
      <style:table-properties table:display="true" style:writing-mode="lr-tb" tableooo:tab-color="#661900"/>
    </style:style>
    <style:style style:name="ta9" style:family="table" style:master-page-name="PageStyle_5f_Defragmented_20_Tables">
      <style:table-properties table:display="true" style:writing-mode="lr-tb" tableooo:tab-color="#e6ff00"/>
    </style:style>
    <style:style style:name="ta10" style:family="table" style:master-page-name="PageStyle_5f_Misc._20_Observation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umberland" fo:font-size="10pt" fo:font-style="normal" fo:text-shadow="none" style:text-underline-style="none" fo:font-weight="normal" style:font-size-asian="10pt" style:font-style-asian="normal" style:font-weight-asian="normal" style:font-name-complex="Cumberlan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fe7f5" style:diagonal-bl-tr="none" style:diagonal-tl-br="none" fo:border="0.06pt solid #000000" fo:padding="0.071cm" style:rotation-align="none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30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0">
      <style:table-cell-properties fo:padding="0.071cm"/>
    </style:style>
    <style:style style:name="ce28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Normal_20_3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fe7f5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fe7f5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fe7f5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30">
      <style:table-cell-properties style:glyph-orientation-vertical="0" fo:background-color="#66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30">
      <style:table-cell-properties style:text-align-source="fix" style:repeat-content="false" fo:padding="0.071cm"/>
      <style:paragraph-properties fo:text-align="center" fo:margin-left="0cm"/>
    </style:style>
    <style:style style:name="ce41" style:family="table-cell" style:parent-style-name="Default" style:data-style-name="N30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30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20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45" style:family="table-cell" style:parent-style-name="Default" style:data-style-name="N30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9" style:family="table-cell" style:parent-style-name="Default" style:data-style-name="N0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0" style:family="table-cell" style:parent-style-name="Default" style:data-style-name="N3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39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fo:border="none" fo:padding="0.071cm" style:rotation-align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22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22">
      <style:table-cell-properties fo:background-color="#cfe7f5"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 fo:padding="0.071cm"/>
      <style:paragraph-properties fo:text-align="center" fo:margin-left="0cm"/>
    </style:style>
    <style:style style:name="ce69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1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Normal_20_21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Normal_20_21" style:data-style-name="N46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Normal_20_21" style:data-style-name="N46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46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37">
      <style:table-cell-properties fo:padding="0.071cm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36">
      <style:table-cell-properties style:glyph-orientation-vertical="0" fo:background-color="#66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46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4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#ccff66"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ccff6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121">
      <style:table-cell-properties style:glyph-orientation-vertical="0" fo:border-bottom="0.06pt solid #000000" fo:background-color="#cfe7f5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W &amp; SW Detail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4" table:number-columns-repeated="5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APPLICATION SERVER HARDWARE DETAILS</text:p>
          </table:table-cell>
          <table:covered-table-cell table:number-columns-repeated="2" table:style-name="ce1"/>
          <table:table-cell table:style-name="Default" table:number-columns-repeated="2"/>
          <table:table-cell/>
          <table:table-cell table:style-name="ce1" office:value-type="string" calcext:value-type="string" table:number-columns-spanned="3" table:number-rows-spanned="1">
            <text:p>DATABASE SERVER HARDWARE DETAILS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 table:number-columns-spanned="2" table:number-rows-spanned="2">
            <text:p>Application Server</text:p>
          </table:table-cell>
          <table:covered-table-cell table:style-name="ce2"/>
          <table:table-cell table:style-name="Default" table:number-columns-repeated="2"/>
          <table:table-cell/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 table:number-columns-spanned="2" table:number-rows-spanned="2">
            <text:p>Database Server</text:p>
          </table:table-cell>
          <table:covered-table-cell table:style-name="ce2"/>
          <table:table-cell table:style-name="Default" table:number-columns-repeated="2"/>
          <table:table-cell table:number-columns-repeated="53"/>
        </table:table-row>
        <table:table-row table:style-name="ro2">
          <table:covered-table-cell table:number-columns-repeated="3" table:style-name="ce2"/>
          <table:table-cell table:style-name="Default" table:number-columns-repeated="2"/>
          <table:table-cell/>
          <table:covered-table-cell table:number-columns-repeated="3" table:style-name="ce2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5" office:value-type="string" calcext:value-type="string" table:number-columns-spanned="1" table:number-rows-spanned="12">
            <text:p>15-Jul-2020</text:p>
          </table:table-cell>
          <table:table-cell table:style-name="ce44" office:value-type="string" calcext:value-type="string">
            <text:p>SERVER IP</text:p>
          </table:table-cell>
          <table:table-cell table:style-name="ce11" office:value-type="string" calcext:value-type="string">
            <text:p>10.176.1.169</text:p>
          </table:table-cell>
          <table:table-cell table:style-name="Default" table:number-columns-repeated="2"/>
          <table:table-cell/>
          <table:table-cell table:style-name="ce47" office:value-type="string" calcext:value-type="string" table:number-columns-spanned="1" table:number-rows-spanned="12">
            <text:p>15-Jul-2020</text:p>
          </table:table-cell>
          <table:table-cell table:style-name="ce44" office:value-type="string" calcext:value-type="string">
            <text:p>SERVER IP</text:p>
          </table:table-cell>
          <table:table-cell table:style-name="ce97" office:value-type="string" calcext:value-type="string">
            <text:p>10.176.1.165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OS</text:p>
          </table:table-cell>
          <table:table-cell table:style-name="ce11"/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OS</text:p>
          </table:table-cell>
          <table:table-cell table:style-name="ce97" office:value-type="string" calcext:value-type="string">
            <text:p>AIX 7.2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OS VERSION</text:p>
          </table:table-cell>
          <table:table-cell table:style-name="ce11"/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OS VERSION</text:p>
          </table:table-cell>
          <table:table-cell table:style-name="ce97"/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JAVA VERSION</text:p>
          </table:table-cell>
          <table:table-cell table:style-name="ce12" office:value-type="string" calcext:value-type="string">
            <text:p>1.7.0_09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DATABASE VERSION</text:p>
          </table:table-cell>
          <table:table-cell table:style-name="ce97" office:value-type="string" calcext:value-type="string">
            <text:p>ORACLE 11G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PROCESSOR TYPE</text:p>
          </table:table-cell>
          <table:table-cell table:style-name="ce11" office:value-type="string" calcext:value-type="string">
            <text:p>GenuineIntel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PROCESSOR TYPE</text:p>
          </table:table-cell>
          <table:table-cell table:style-name="ce98" office:value-type="string" calcext:value-type="string">
            <text:p>PowerPC_POWER7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NO OF SOCKETS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NO OF SOCKETS</text:p>
          </table:table-cell>
          <table:table-cell table:style-name="ce97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CORES PER SOCKET</text:p>
          </table:table-cell>
          <table:table-cell table:style-name="ce11" office:value-type="float" office:value="6" calcext:value-type="float">
            <text:p>6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CORES PER SOCKET</text:p>
          </table:table-cell>
          <table:table-cell table:style-name="ce97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covered-table-cell table:style-name="ce7"/>
          <table:table-cell table:style-name="ce44" office:value-type="string" calcext:value-type="string">
            <text:p>NO OF PHYSICAL CORES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3"/>
          <table:covered-table-cell table:style-name="ce47"/>
          <table:table-cell table:style-name="ce44" office:value-type="string" calcext:value-type="string">
            <text:p>NO OF PHYSICAL CORES</text:p>
          </table:table-cell>
          <table:table-cell table:style-name="ce97" office:value-type="float" office:value="16" calcext:value-type="float">
            <text:p>16</text:p>
          </table:table-cell>
          <table:table-cell table:number-columns-repeated="55"/>
        </table:table-row>
        <table:table-row table:style-name="ro2">
          <table:covered-table-cell table:style-name="ce7"/>
          <table:table-cell table:style-name="ce44" office:value-type="string" calcext:value-type="string">
            <text:p>NO OF LOGICAL CORES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3"/>
          <table:covered-table-cell table:style-name="ce47"/>
          <table:table-cell table:style-name="ce44" office:value-type="string" calcext:value-type="string">
            <text:p>NO OF LOGICAL CORES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55"/>
        </table:table-row>
        <table:table-row table:style-name="ro2">
          <table:covered-table-cell table:style-name="ce7"/>
          <table:table-cell table:style-name="ce44" office:value-type="string" calcext:value-type="string">
            <text:p>EACH CORE SPEED</text:p>
          </table:table-cell>
          <table:table-cell table:style-name="ce11" office:value-type="string" calcext:value-type="string">
            <text:p>1200 Mhz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EACH CORE SPEED</text:p>
          </table:table-cell>
          <table:table-cell table:style-name="ce104" office:value-type="string" calcext:value-type="string">
            <text:p><text:s text:c="43"/>3000 mhz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covered-table-cell table:style-name="ce7"/>
          <table:table-cell table:style-name="ce44" office:value-type="string" calcext:value-type="string">
            <text:p>TOTAL RAM</text:p>
          </table:table-cell>
          <table:table-cell table:style-name="ce11" office:value-type="float" office:value="62" calcext:value-type="float">
            <text:p>62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TOTAL RAM</text:p>
          </table:table-cell>
          <table:table-cell table:style-name="ce104"/>
          <table:table-cell table:style-name="Default" table:number-columns-repeated="2"/>
          <table:table-cell table:number-columns-repeated="53"/>
        </table:table-row>
        <table:table-row table:style-name="ro1">
          <table:covered-table-cell table:style-name="ce7"/>
          <table:table-cell table:style-name="ce44" office:value-type="string" calcext:value-type="string">
            <text:p>AVAILABLE RAM</text:p>
          </table:table-cell>
          <table:table-cell table:style-name="ce11" office:value-type="float" office:value="5" calcext:value-type="float">
            <text:p>5</text:p>
          </table:table-cell>
          <table:table-cell table:style-name="Default" table:number-columns-repeated="2"/>
          <table:table-cell/>
          <table:covered-table-cell table:style-name="ce47"/>
          <table:table-cell table:style-name="ce44" office:value-type="string" calcext:value-type="string">
            <text:p>AVAILABLE RAM</text:p>
          </table:table-cell>
          <table:table-cell table:style-name="ce11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5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5" table:number-rows-spanned="1">
            <text:p>SOFTWARE DETAILS</text:p>
          </table:table-cell>
          <table:covered-table-cell table:number-columns-repeated="4" table:style-name="ce13"/>
          <table:table-cell/>
          <table:table-cell table:style-name="ce51" office:value-type="string" calcext:value-type="string" table:number-columns-spanned="2" table:number-rows-spanned="1">
            <text:p>PRODUCT VERSION</text:p>
          </table:table-cell>
          <table:covered-table-cell table:style-name="ce80"/>
          <table:table-cell table:style-name="ce51" office:value-type="string" calcext:value-type="string" table:number-columns-spanned="3" table:number-rows-spanned="1">
            <text:p>AMC DETAILS</text:p>
          </table:table-cell>
          <table:covered-table-cell table:number-columns-repeated="2" table:style-name="ce80"/>
          <table:table-cell table:number-columns-repeated="53"/>
        </table:table-row>
        <table:table-row table:style-name="ro1">
          <table:table-cell table:style-name="ce14" office:value-type="string" calcext:value-type="string">
            <text:p>SL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 table:number-columns-spanned="2" table:number-rows-spanned="1">
            <text:p>Path</text:p>
          </table:table-cell>
          <table:covered-table-cell table:style-name="ce14"/>
          <table:table-cell/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Subscription (Silver/Gold/Platinum)</text:p>
          </table:table-cell>
          <table:table-cell table:style-name="ce14"/>
          <table:table-cell table:style-name="ce14" office:value-type="string" calcext:value-type="string">
            <text:p>Valid Till</text:p>
          </table:table-cell>
          <table:table-cell table:number-columns-repeated="53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" office:value-type="string" calcext:value-type="string">
            <text:p>apache-tomcat</text:p>
          </table:table-cell>
          <table:table-cell table:style-name="ce6" office:value-type="string" calcext:value-type="string">
            <text:p>6.0.35</text:p>
          </table:table-cell>
          <table:table-cell table:style-name="ce46" office:value-type="string" calcext:value-type="string" table:number-columns-spanned="2" table:number-rows-spanned="1">
            <text:p>/home/Posidex/softwares8_3636/apache-tomcat-6.0.35</text:p>
          </table:table-cell>
          <table:covered-table-cell table:style-name="ce46"/>
          <table:table-cell/>
          <table:table-cell table:style-name="ce12" table:number-columns-repeated="5"/>
          <table:table-cell table:number-columns-repeated="5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pache-ant-</text:p>
          </table:table-cell>
          <table:table-cell table:style-name="ce6" office:value-type="string" calcext:value-type="string">
            <text:p>apache-ant-1.8.2</text:p>
          </table:table-cell>
          <table:table-cell table:style-name="ce46" office:value-type="string" calcext:value-type="string" table:number-columns-spanned="2" table:number-rows-spanned="1">
            <text:p>/home/Posidex/softwares8_3636/apache-ant-1.8.2</text:p>
          </table:table-cell>
          <table:covered-table-cell table:style-name="ce46"/>
          <table:table-cell/>
          <table:table-cell table:style-name="ce12" table:number-columns-repeated="5"/>
          <table:table-cell table:number-columns-repeated="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pache-activemq-</text:p>
          </table:table-cell>
          <table:table-cell table:style-name="ce9" office:value-type="string" calcext:value-type="string">
            <text:p>5.5.1</text:p>
          </table:table-cell>
          <table:table-cell table:style-name="ce12" office:value-type="string" calcext:value-type="string" table:number-columns-spanned="2" table:number-rows-spanned="1">
            <text:p>/home/Posidex/softwares8_3636/apache-activemq-5.5.1</text:p>
          </table:table-cell>
          <table:covered-table-cell table:style-name="ce12"/>
          <table:table-cell/>
          <table:table-cell table:style-name="ce12" table:number-columns-repeated="5"/>
          <table:table-cell table:number-columns-repeated="5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JDK</text:p>
          </table:table-cell>
          <table:table-cell table:style-name="ce9" office:value-type="string" calcext:value-type="string">
            <text:p>1.7.0_09</text:p>
          </table:table-cell>
          <table:table-cell table:style-name="ce12" office:value-type="string" calcext:value-type="string" table:number-columns-spanned="2" table:number-rows-spanned="1">
            <text:p>/user/bin/java</text:p>
          </table:table-cell>
          <table:covered-table-cell table:style-name="ce12"/>
          <table:table-cell/>
          <table:table-cell table:style-name="ce12" table:number-columns-repeated="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ccess Details" table:style-name="ta2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4" table:number-columns-repeated="56" table:default-cell-style-name="ce17"/>
        <table:table-row table:style-name="ro1">
          <table:table-cell table:style-name="ce51" office:value-type="string" calcext:value-type="string" table:number-columns-spanned="4" table:number-rows-spanned="1">
            <text:p>APPLICATION SERVER</text:p>
          </table:table-cell>
          <table:covered-table-cell table:number-columns-repeated="3" table:style-name="ce51"/>
          <table:table-cell table:number-columns-repeated="60"/>
        </table:table-row>
        <table:table-row table:style-name="ro1">
          <table:table-cell table:style-name="ce15" office:value-type="string" calcext:value-type="string">
            <text:p>URL</text:p>
          </table:table-cell>
          <table:table-cell table:style-name="ce15" office:value-type="string" calcext:value-type="string">
            <text:p>User Name</text:p>
          </table:table-cell>
          <table:table-cell table:style-name="ce15" office:value-type="string" calcext:value-type="string">
            <text:p>Password</text:p>
          </table:table-cell>
          <table:table-cell table:style-name="ce15" office:value-type="string" calcext:value-type="string">
            <text:p>Access Mechanism (TeamViewer/WebEx/Juniper/Citrix/VPN/...)</text:p>
          </table:table-cell>
          <table:table-cell table:number-columns-repeated="60"/>
        </table:table-row>
        <table:table-row table:style-name="ro1">
          <table:table-cell table:style-name="ce16" table:number-columns-repeated="3"/>
          <table:table-cell table:style-name="ce16" office:value-type="string" calcext:value-type="string">
            <text:p>WEB EX OR TEAM VIEW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1" office:value-type="string" calcext:value-type="string" table:number-columns-spanned="4" table:number-rows-spanned="1">
            <text:p>DATABASE SERVER</text:p>
          </table:table-cell>
          <table:covered-table-cell table:number-columns-repeated="3" table:style-name="ce51"/>
          <table:table-cell table:number-columns-repeated="60"/>
        </table:table-row>
        <table:table-row table:style-name="ro1">
          <table:table-cell table:style-name="ce15" office:value-type="string" calcext:value-type="string">
            <text:p>URL</text:p>
          </table:table-cell>
          <table:table-cell table:style-name="ce15" office:value-type="string" calcext:value-type="string">
            <text:p>User Name</text:p>
          </table:table-cell>
          <table:table-cell table:style-name="ce15" office:value-type="string" calcext:value-type="string">
            <text:p>Password</text:p>
          </table:table-cell>
          <table:table-cell table:style-name="ce15" office:value-type="string" calcext:value-type="string">
            <text:p>Access Mechanism</text:p>
          </table:table-cell>
          <table:table-cell table:number-columns-repeated="60"/>
        </table:table-row>
        <table:table-row table:style-name="ro1">
          <table:table-cell table:style-name="ce18"/>
          <table:table-cell table:style-name="ce19" table:number-columns-repeated="2"/>
          <table:table-cell table:style-name="ce16" office:value-type="string" calcext:value-type="string">
            <text:p>WEB EX OR TEAM VIEWER</text:p>
          </table:table-cell>
          <table:table-cell table:number-columns-repeated="60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figurations" table:style-name="ta3">
        <table:table-column table:style-name="co18" table:default-cell-style-name="ce23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6" table:default-cell-style-name="ce4"/>
        <table:table-column table:style-name="co24" table:default-cell-style-name="ce4"/>
        <table:table-column table:style-name="co25" table:default-cell-style-name="ce4"/>
        <table:table-column table:style-name="co22" table:default-cell-style-name="ce4"/>
        <table:table-column table:style-name="co26" table:default-cell-style-name="ce4"/>
        <table:table-column table:style-name="co27" table:default-cell-style-name="ce4"/>
        <table:table-column table:style-name="co4" table:number-columns-repeated="52" table:default-cell-style-name="ce4"/>
        <table:table-row table:style-name="ro1">
          <table:table-cell table:style-name="ce84" office:value-type="string" calcext:value-type="string" table:number-columns-spanned="5" table:number-rows-spanned="1">
            <text:p>THREADS CONFIGURATION</text:p>
          </table:table-cell>
          <table:covered-table-cell table:number-columns-repeated="4" table:style-name="ce20"/>
          <table:table-cell/>
          <table:table-cell table:style-name="ce103" office:value-type="string" calcext:value-type="string" table:number-columns-spanned="3" table:number-rows-spanned="1">
            <text:p>SPECIFIC CONFIGURATIONS</text:p>
          </table:table-cell>
          <table:covered-table-cell table:number-columns-repeated="2" table:style-name="ce103"/>
          <table:table-cell table:number-columns-repeated="55"/>
        </table:table-row>
        <table:table-row table:style-name="ro1">
          <table:table-cell table:style-name="ce85" office:value-type="string" calcext:value-type="string" table:number-columns-spanned="1" table:number-rows-spanned="2">
            <text:p>Date</text:p>
          </table:table-cell>
          <table:table-cell table:style-name="ce96" office:value-type="string" calcext:value-type="string" table:number-columns-spanned="4" table:number-rows-spanned="1">
            <text:p>PM Thread Configuration</text:p>
          </table:table-cell>
          <table:covered-table-cell table:number-columns-repeated="3" table:style-name="ce96"/>
          <table:table-cell/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Value</text:p>
          </table:table-cell>
          <table:table-cell table:number-columns-repeated="55"/>
        </table:table-row>
        <table:table-row table:style-name="ro1">
          <table:covered-table-cell table:style-name="ce85"/>
          <table:table-cell table:style-name="ce31" office:value-type="string" calcext:value-type="string">
            <text:p>Workers</text:p>
          </table:table-cell>
          <table:table-cell table:style-name="ce31" office:value-type="string" calcext:value-type="string">
            <text:p>Doers</text:p>
          </table:table-cell>
          <table:table-cell table:style-name="ce31" office:value-type="string" calcext:value-type="string">
            <text:p>Online Workers</text:p>
          </table:table-cell>
          <table:table-cell table:style-name="ce31" office:value-type="string" calcext:value-type="string">
            <text:p>Bulk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table-cell table:style-name="ce22" office:value-type="string" calcext:value-type="string">
            <text:p>15-Jul-2020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table-cell table:number-columns-repeated="6"/>
          <table:table-cell table:style-name="ce12"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 table:number-columns-spanned="5" table:number-rows-spanned="1">
            <text:p>RAM ALLOCATION</text:p>
          </table:table-cell>
          <table:covered-table-cell table:number-columns-repeated="4" table:style-name="ce20"/>
          <table:table-cell/>
          <table:table-cell table:style-name="ce12" table:number-columns-repeated="3"/>
          <table:table-cell table:number-columns-repeated="55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Logger Configuration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table-cell table:style-name="ce89" office:value-type="string" calcext:value-type="string" table:number-columns-spanned="1" table:number-rows-spanned="11">
            <text:p>15-Jul-2020</text:p>
          </table:table-cell>
          <table:table-cell table:style-name="ce12" office:value-type="string" calcext:value-type="string">
            <text:p>Hashing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Debug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PrimeMatch</text:p>
          </table:table-cell>
          <table:table-cell table:number-columns-repeated="2" table:style-name="ce12" office:value-type="float" office:value="22528" calcext:value-type="float">
            <text:p>22528</text:p>
          </table:table-cell>
          <table:table-cell table:style-name="ce12" office:value-type="string" calcext:value-type="string">
            <text:p>Debug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SetMatch</text:p>
          </table:table-cell>
          <table:table-cell table:number-columns-repeated="2" table:style-name="ce12" office:value-type="float" office:value="512" calcext:value-type="float">
            <text:p>512</text:p>
          </table:table-cell>
          <table:table-cell table:style-name="ce12" office:value-type="string" calcext:value-type="string">
            <text:p>Debug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Strengths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Debug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Grouping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Debug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Bpm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Loggingservice</text:p>
          </table:table-cell>
          <table:table-cell table:number-columns-repeated="2"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ImportManager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DataTransferV2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PsxServiceWrapper</text:p>
          </table:table-cell>
          <table:table-cell table:number-columns-repeated="2" table:style-name="ce12" office:value-type="float" office:value="1024" calcext:value-type="float">
            <text:p>1024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>
          <table:covered-table-cell table:style-name="ce89"/>
          <table:table-cell table:style-name="ce12" office:value-type="string" calcext:value-type="string">
            <text:p>Merging</text:p>
          </table:table-cell>
          <table:table-cell table:number-columns-repeated="2" table:style-name="ce12" office:value-type="float" office:value="256" calcext:value-type="float">
            <text:p>256</text:p>
          </table:table-cell>
          <table:table-cell table:style-name="ce12" office:value-type="string" calcext:value-type="string">
            <text:p>Info</text:p>
          </table:table-cell>
          <table:table-cell/>
          <table:table-cell table:style-name="ce12" table:number-columns-repeated="3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84" office:value-type="string" calcext:value-type="string" table:number-columns-spanned="3" table:number-rows-spanned="1">
            <text:p>DATABASE SETTINGS</text:p>
          </table:table-cell>
          <table:covered-table-cell table:style-name="ce20" office:value-type="string" calcext:value-type="string">
            <text:p>Merging</text:p>
          </table:covered-table-cell>
          <table:covered-table-cell table:style-name="ce20" office:value-type="date" office:date-value="1900-09-12" calcext:value-type="date">
            <text:p>12/09/00</text:p>
          </table:covered-table-cell>
          <table:table-cell table:style-name="ce17"/>
          <table:table-cell table:style-name="ce51" office:value-type="string" calcext:value-type="string" table:number-columns-spanned="4" table:number-rows-spanned="1">
            <text:p>PURGING POLICY</text:p>
          </table:table-cell>
          <table:covered-table-cell table:number-columns-repeated="3" table:style-name="ce51"/>
          <table:table-cell table:style-name="ce17" table:number-columns-repeated="2"/>
          <table:table-cell table:number-columns-repeated="54"/>
        </table:table-row>
        <table:table-row table:style-name="ro1">
          <table:table-cell table:style-name="ce25" office:value-type="string" calcext:value-type="string">
            <text:p>Parameter</text:p>
          </table:table-cell>
          <table:table-cell table:style-name="ce15" office:value-type="string" calcext:value-type="string">
            <text:p>Present Value</text:p>
          </table:table-cell>
          <table:table-cell table:style-name="ce15" office:value-type="string" calcext:value-type="string">
            <text:p>Recommended</text:p>
          </table:table-cell>
          <table:table-cell table:style-name="ce17"/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Purging Policy</text:p>
          </table:table-cell>
          <table:table-cell table:style-name="ce15" office:value-type="string" calcext:value-type="string">
            <text:p>Table Name</text:p>
          </table:table-cell>
          <table:table-cell table:style-name="ce15" office:value-type="string" calcext:value-type="string">
            <text:p>Data Retention Period</text:p>
          </table:table-cell>
          <table:table-cell table:style-name="ce17" table:number-columns-repeated="2"/>
          <table:table-cell table:number-columns-repeated="54"/>
        </table:table-row>
        <table:table-row table:style-name="ro1" table:number-rows-repeated="5">
          <table:table-cell table:style-name="ce12" table:number-columns-repeated="3"/>
          <table:table-cell table:style-name="ce17"/>
          <table:table-cell table:style-name="ce12" table:number-columns-repeated="4"/>
          <table:table-cell table:style-name="ce17" table:number-columns-repeated="2"/>
          <table:table-cell table:number-columns-repeated="54"/>
        </table:table-row>
        <table:table-row table:style-name="ro1" table:number-rows-repeated="8">
          <table:table-cell table:style-name="ce26"/>
          <table:table-cell table:style-name="ce12" table:number-columns-repeated="2"/>
          <table:table-cell table:style-name="ce17"/>
          <table:table-cell table:style-name="ce12" table:number-columns-repeated="4"/>
          <table:table-cell table:style-name="ce17" table:number-columns-repeated="2"/>
          <table:table-cell table:number-columns-repeated="54"/>
        </table:table-row>
        <table:table-row table:style-name="ro1">
          <table:table-cell table:style-name="ce27"/>
          <table:table-cell table:style-name="ce17" table:number-columns-repeated="6"/>
          <table:table-cell/>
          <table:table-cell table:style-name="ce17" table:number-columns-repeated="56"/>
        </table:table-row>
        <table:table-row table:style-name="ro1">
          <table:table-cell table:style-name="ce84" office:value-type="string" calcext:value-type="string" table:number-columns-spanned="2" table:number-rows-spanned="1">
            <text:p>PRIMEMATCH RULES</text:p>
          </table:table-cell>
          <table:covered-table-cell table:style-name="ce20"/>
          <table:table-cell/>
          <table:table-cell table:style-name="ce51" office:value-type="string" calcext:value-type="string" table:number-columns-spanned="2" table:number-rows-spanned="1">
            <text:p>SETMATCH RULES</text:p>
          </table:table-cell>
          <table:covered-table-cell table:style-name="ce51"/>
          <table:table-cell/>
          <table:table-cell table:style-name="ce51" office:value-type="string" calcext:value-type="string" table:number-columns-spanned="2" table:number-rows-spanned="1">
            <text:p>CLUSTER RULES</text:p>
          </table:table-cell>
          <table:covered-table-cell table:style-name="ce51"/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5" office:value-type="string" calcext:value-type="string">
            <text:p>Parameter</text:p>
          </table:table-cell>
          <table:table-cell table:style-name="ce15" office:value-type="string" calcext:value-type="string">
            <text:p>Configuration</text:p>
          </table:table-cell>
          <table:table-cell/>
          <table:table-cell table:style-name="ce15" office:value-type="string" calcext:value-type="string">
            <text:p>Parameter</text:p>
          </table:table-cell>
          <table:table-cell table:style-name="ce15" office:value-type="string" calcext:value-type="string">
            <text:p>Configuration</text:p>
          </table:table-cell>
          <table:table-cell/>
          <table:table-cell table:style-name="ce15" office:value-type="string" calcext:value-type="string">
            <text:p>Profile</text:p>
          </table:table-cell>
          <table:table-cell table:style-name="ce15" office:value-type="string" calcext:value-type="string">
            <text:p>Configuration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6"/>
          <table:table-cell/>
          <table:table-cell table:style-name="ce6" table:number-columns-repeated="2"/>
          <table:table-cell/>
          <table:table-cell table:style-name="ce106" office:value-type="string" calcext:value-type="string" table:number-columns-spanned="1" table:number-rows-spanned="118">
            <text:p>MPC_PROFILE</text:p>
          </table:table-cell>
          <table:table-cell table:style-name="ce6" office:value-type="string" calcext:value-type="string">
            <text:p>((NAMESTRENGTH&gt;=85 and NMLEVEL=0 and FATHERNAMESTRENGTH&gt;=60 and FNMLEVEL&gt;0 and EMAILID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60 and NMLEVEL&gt;0 and FATHERNAMESTRENGTH&gt;=85 and FNMLEVEL=0 and EMAILID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FATHERNAMESTRENGTH&gt;=85 and FNMLEVEL=0 and EMAILID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DOBSTRENGTH&gt;=100 and PHONE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33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60 and NMLEVEL&gt;0 and DOBSTRENGTH&gt;=100 and PHONE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12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DOBSTRENGTH&gt;=100 and EMAILID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9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60 and NMLEVEL&gt;0 and DOBSTRENGTH&gt;=100 and EMAILIDSTRENGTH&gt;=10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9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FATHERNAMESTRENGTH&gt;=60 and FNMLEVEL&gt;0 and CS1STRENGTH&gt;=7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9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60 and NMLEVEL&gt;0 and FATHERNAMESTRENGTH&gt;=85 and FNMLEVEL=0 and CS1STRENGTH&gt;=70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9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FATHERNAMESTRENGTH&gt;=85 and FNMLEVEL=0 and CS1STRENGTH&gt;=65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9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60 and NMLEVEL&gt;0 and FATHERNAMESTRENGTH&gt;=60 and FNMLEVEL&gt;0 and CS1STRENGTH&gt;=75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style-name="ce28"/>
          <table:table-cell table:style-name="ce6"/>
          <table:table-cell/>
          <table:table-cell table:style-name="ce6" table:number-columns-repeated="2"/>
          <table:table-cell/>
          <table:covered-table-cell table:style-name="ce12"/>
          <table:table-cell table:style-name="ce6" office:value-type="string" calcext:value-type="string">
            <text:p><text:s/>(NAMESTRENGTH&gt;=85 and NMLEVEL=0 and FATHERNAMESTRENGTH&gt;=60 and FNMLEVEL&gt;0 and CS2STRENGTH&gt;=75) </text:p>
          </table:table-cell>
          <table:table-cell table:style-name="ce17" table:number-columns-repeated="3"/>
          <table:table-cell table:number-columns-repeated="53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2STRENGTH&gt;=7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2STRENGTH&gt;=70) </text:p>
          </table:table-cell>
          <table:table-cell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2STRENGTH&gt;=80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85 and NMLEVEL=0 and FATHERNAMESTRENGTH&gt;=60 and FNMLEVEL&gt;0 and CS3STRENGTH&gt;=80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3STRENGTH&gt;=80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3STRENGTH&gt;=75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3STRENGTH&gt;=80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85 and NMLEVEL=0 and FATHERNAMESTRENGTH&gt;=60 and FNMLEVEL&gt;0 and CS4STRENGTH&gt;=85 and ADDR1MINLENSTRENGTH&gt;=15) </text:p>
          </table:table-cell>
          <table:table-cell table:style-name="ce17" table:number-columns-repeated="56"/>
        </table:table-row>
        <table:table-row table:style-name="ro1">
          <table:table-cell table:style-name="ce27"/>
          <table:table-cell table:style-name="ce17" table:number-columns-repeated="5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4STRENGTH&gt;=85 and ADDR1MINLENSTRENGTH&gt;=15) </text:p>
          </table:table-cell>
          <table:table-cell table:style-name="ce17"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4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4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60 and FNMLEVEL&gt;0 and CS5STRENGTH&gt;=7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5STRENGTH&gt;=7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5STRENGTH&gt;=7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5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60 and FNMLEVEL&gt;0 and CS6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6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6STRENGTH&gt;=7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6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60 and FNMLEVEL&gt;0 and CS7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85 and FNMLEVEL=0 and CS7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FATHERNAMESTRENGTH&gt;=85 and FNMLEVEL=0 and CS7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FATHERNAMESTRENGTH&gt;=60 and FNMLEVEL&gt;0 and CS7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FATHERNAMESTRENGTH&gt;=60 and FNMLEVEL&gt;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FATHERNAMESTRENGTH&gt;=85 and FNMLEVEL=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FATHERNAMESTRENGTH&gt;=85 and FNMLEVEL=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1STRENGTH&gt;=7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1STRENGTH&gt;=8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2STRENGTH&gt;=7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2STRENGTH&gt;=8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3STRENGTH&gt;=8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3STRENGTH&gt;=9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4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4STRENGTH&gt;=9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5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5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6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6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DOBSTRENGTH&gt;=100 and CS7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DOBSTRENGTH&gt;=100 and CS7STRENGTH&gt;=9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1STRENGTH&gt;=70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1STRENGTH&gt;=80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2STRENGTH&gt;=75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2STRENGTH&gt;=85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3STRENGTH&gt;=80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3STRENGTH&gt;=90 and CITY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4STRENGTH&gt;=85 and CITYSTRENGTH&gt;=10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4STRENGTH&gt;=95 and CITYSTRENGTH&gt;=10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ITYSTRENGTH&gt;=100 and CS5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ITYSTRENGTH&gt;=100 and CS5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ITYSTRENGTH&gt;=100 and CS6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ITYSTRENGTH&gt;=100 and CS6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ITYSTRENGTH&gt;=100 and CS7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ITYSTRENGTH&gt;=100 and CS7STRENGTH&gt;=9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1STRENGTH&gt;=70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1STRENGTH&gt;=80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2STRENGTH&gt;=75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2STRENGTH&gt;=85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3STRENGTH&gt;=80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3STRENGTH&gt;=90 and PI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CS4STRENGTH&gt;=85 and PINSTRENGTH&gt;=10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CS4STRENGTH&gt;=95 and PINSTRENGTH&gt;=10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PINSTRENGTH&gt;=100 and CS5STRENGTH&gt;=8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PINSTRENGTH&gt;=100 and CS5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PINSTRENGTH&gt;=100 and CS6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PINSTRENGTH&gt;=100 and CS6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PINSTRENGTH&gt;=100 and CS7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60 and NMLEVEL&gt;0 and PINSTRENGTH&gt;=100 and CS7STRENGTH&gt;=9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1STRENGTH&gt;=80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2STRENGTH&gt;=8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3STRENGTH&gt;=90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4STRENGTH&gt;=9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5STRENGTH&gt;=8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6STRENGTH&gt;=90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7STRENGTH&gt;=9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1STRENGTH&gt;=80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2STRENGTH&gt;=8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3STRENGTH&gt;=90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4STRENGTH&gt;=9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5STRENGTH&gt;=8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6STRENGTH&gt;=90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7STRENGTH&gt;=95 and ADDR1MINLENSTRENGTH&gt;=15 and CITY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1STRENGTH&gt;=80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2STRENGTH&gt;=8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3STRENGTH&gt;=90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4STRENGTH&gt;=9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5STRENGTH&gt;=8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6STRENGTH&gt;=90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PHONESTRENGTH&gt;=100 and DOBSTRENGTH&gt;=100 and CS7STRENGTH&gt;=9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1STRENGTH&gt;=80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2STRENGTH&gt;=8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3STRENGTH&gt;=90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4STRENGTH&gt;=9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5STRENGTH&gt;=8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6STRENGTH&gt;=90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FATHERNAMESTRENGTH&gt;=85 and DOBSTRENGTH&gt;=100 and CS7STRENGTH&gt;=95 and ADDR1MINLENSTRENGTH&gt;=15 and PINSTRENGTH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50 and PANSTRENGTH&gt;=10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1STRENGTH&gt;=7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2STRENGTH&gt;=8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3STRENGTH&gt;=8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4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5STRENGTH&gt;=8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6STRENGTH&gt;=90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EMAILIDSTRENGTH&gt;=100 and CS7STRENGTH&gt;=95 and ADDR1MINLENSTRENGTH&gt;=1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ADDRESSMATCH1STRENGTH&gt;=95 and FATHERNAMESTRENGTH&gt;=85 and FNMLEVEL=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2"/>
          <table:table-cell table:style-name="ce12" office:value-type="string" calcext:value-type="string">
            <text:p><text:s/>(NAMESTRENGTH&gt;=85 and NMLEVEL=0 and ADDRESSSTRENGTH&gt;=95 and FATHERNAMESTRENGTH&gt;=85 and FNMLEVEL=0 and ADDR1MINLENSTRENGTH&gt;=15))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6" office:value-type="string" calcext:value-type="string" table:number-columns-spanned="1" table:number-rows-spanned="9">
            <text:p>LPC_PROFILE</text:p>
          </table:table-cell>
          <table:table-cell table:style-name="ce112" office:value-type="string" calcext:value-type="string">
            <text:p>((NAMESTRENGTH&gt;=45 and MOBILESTRENGTH&gt;=6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PANSTRENGTH&gt;=65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CS1STRENGTH&gt;=50 and ADDR1MINLENSTRENGTH&gt;=8 and HNO1STRENGTH&gt;=6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DOBSTRENGTH&gt;=60 and CS1STRENGTH&gt;=5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DOBSTRENGTH&gt;=60 and ADDRESSSTRENGTH&gt;=65 and ADDR1MINLENSTRENGTH&gt;=8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PHONESTRENGTH&gt;=60 and CS1STRENGTH&gt;=5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PHONESTRENGTH&gt;=60 and ADDRESSSTRENGTH&gt;=65 and ADDR1MINLENSTRENGTH&gt;=8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EMAILIDSTRENGTH&gt;=60 and CS1STRENGTH&gt;=50) </text:p>
          </table:table-cell>
          <table:table-cell table:number-columns-repeated="56"/>
        </table:table-row>
        <table:table-row table:style-name="ro1">
          <table:table-cell table:number-columns-repeated="6"/>
          <table:covered-table-cell table:style-name="ce112"/>
          <table:table-cell table:style-name="ce112" office:value-type="string" calcext:value-type="string">
            <text:p><text:s/>(NAMESTRENGTH&gt;=45 and EMAILIDSTRENGTH&gt;=60 and ADDRESSSTRENGTH&gt;=65 and ADDR1MINLENSTRENGTH&gt;=8))</text:p>
          </table:table-cell>
          <table:table-cell table:number-columns-repeated="56"/>
        </table:table-row>
        <table:table-row table:style-name="ro1" table:number-rows-repeated="10484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orage Details" table:style-name="ta4">
        <table:table-column table:style-name="co28" table:default-cell-style-name="ce139"/>
        <table:table-column table:style-name="co28" table:default-cell-style-name="ce77"/>
        <table:table-column table:style-name="co29" table:default-cell-style-name="ce77"/>
        <table:table-column table:style-name="co30" table:default-cell-style-name="ce7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number-columns-repeated="55" table:default-cell-style-name="ce17"/>
        <table:table-row table:style-name="ro5">
          <table:table-cell table:style-name="ce113" office:value-type="string" calcext:value-type="string" table:number-columns-spanned="9" table:number-rows-spanned="1">
            <text:p>APPLICATION INSTALLATION DETAILS</text:p>
          </table:table-cell>
          <table:covered-table-cell table:number-columns-repeated="8" table:style-name="ce113"/>
          <table:table-cell table:number-columns-repeated="55"/>
        </table:table-row>
        <table:table-row table:style-name="ro1">
          <table:table-cell table:style-name="ce114" office:value-type="string" calcext:value-type="string" table:number-columns-spanned="1" table:number-rows-spanned="2">
            <text:p>Date</text:p>
          </table:table-cell>
          <table:table-cell table:style-name="ce123" office:value-type="string" calcext:value-type="string" table:number-columns-spanned="1" table:number-rows-spanned="2">
            <text:p>Application Name</text:p>
          </table:table-cell>
          <table:table-cell table:style-name="ce123" office:value-type="string" calcext:value-type="string" table:number-columns-spanned="1" table:number-rows-spanned="2">
            <text:p>Mount on</text:p>
          </table:table-cell>
          <table:table-cell table:style-name="ce123" office:value-type="string" calcext:value-type="string" table:number-columns-spanned="3" table:number-rows-spanned="1">
            <text:p>HDD Storage Details</text:p>
          </table:table-cell>
          <table:covered-table-cell table:number-columns-repeated="2" table:style-name="ce123"/>
          <table:table-cell table:style-name="ce123" office:value-type="string" calcext:value-type="string" table:number-columns-spanned="1" table:number-rows-spanned="2">
            <text:p>PM Objects Size in G.B.</text:p>
          </table:table-cell>
          <table:table-cell table:style-name="ce136" office:value-type="string" calcext:value-type="string" table:number-columns-spanned="1" table:number-rows-spanned="2">
            <text:p>Objects De-fragmentation Status count</text:p>
          </table:table-cell>
          <table:table-cell table:style-name="ce123" office:value-type="string" calcext:value-type="string" table:number-columns-spanned="1" table:number-rows-spanned="2">
            <text:p>Comments</text:p>
          </table:table-cell>
          <table:table-cell table:number-columns-repeated="55"/>
        </table:table-row>
        <table:table-row table:style-name="ro6">
          <table:covered-table-cell table:style-name="ce114"/>
          <table:covered-table-cell table:number-columns-repeated="2" table:style-name="ce123"/>
          <table:table-cell table:style-name="ce123" office:value-type="string" calcext:value-type="string">
            <text:p>Total</text:p>
          </table:table-cell>
          <table:table-cell table:style-name="ce123" office:value-type="string" calcext:value-type="string">
            <text:p>Used</text:p>
          </table:table-cell>
          <table:table-cell table:style-name="ce123" office:value-type="string" calcext:value-type="string">
            <text:p>Available</text:p>
          </table:table-cell>
          <table:covered-table-cell table:style-name="ce123"/>
          <table:covered-table-cell table:number-columns-repeated="2" table:style-name="ce136"/>
          <table:table-cell table:number-columns-repeated="55"/>
        </table:table-row>
        <table:table-row table:style-name="ro1">
          <table:table-cell table:style-name="ce40" office:value-type="string" calcext:value-type="string">
            <text:p>15-Jul-2020</text:p>
          </table:table-cell>
          <table:table-cell table:style-name="ce48" office:value-type="string" calcext:value-type="string">
            <text:p>HDFC SEC</text:p>
          </table:table-cell>
          <table:table-cell table:style-name="ce153" office:value-type="string" calcext:value-type="string">
            <text:p>/home/Posidex/Installation</text:p>
          </table:table-cell>
          <table:table-cell table:style-name="ce56" office:value-type="string" calcext:value-type="string">
            <text:p>234 GB</text:p>
          </table:table-cell>
          <table:table-cell table:style-name="ce56" office:value-type="string" calcext:value-type="string">
            <text:p>118 GB</text:p>
          </table:table-cell>
          <table:table-cell table:style-name="ce56" office:value-type="string" calcext:value-type="string">
            <text:p>105 GB</text:p>
          </table:table-cell>
          <table:table-cell table:style-name="ce56" office:value-type="string" calcext:value-type="string">
            <text:p>7.3 GB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84" office:value-type="string" calcext:value-type="string" table:number-columns-spanned="5" table:number-rows-spanned="1">
            <text:p>TABLESPACE DETAILS</text:p>
          </table:table-cell>
          <table:covered-table-cell table:number-columns-repeated="4" table:style-name="ce84"/>
          <table:table-cell table:number-columns-repeated="59"/>
        </table:table-row>
        <table:table-row table:style-name="ro1">
          <table:table-cell table:style-name="ce41" office:value-type="string" calcext:value-type="string">
            <text:p>Tablespace Name</text:p>
          </table:table-cell>
          <table:table-cell table:style-name="ce49" office:value-type="string" calcext:value-type="string">
            <text:p>Used MB</text:p>
          </table:table-cell>
          <table:table-cell table:style-name="ce49" office:value-type="string" calcext:value-type="string">
            <text:p>Free MB</text:p>
          </table:table-cell>
          <table:table-cell table:style-name="ce49" office:value-type="string" calcext:value-type="string">
            <text:p>Total MB</text:p>
          </table:table-cell>
          <table:table-cell table:style-name="ce49" office:value-type="string" calcext:value-type="string">
            <text:p>Pct.Free</text:p>
          </table:table-cell>
          <table:table-cell table:number-columns-repeated="59"/>
        </table:table-row>
        <table:table-row table:style-name="ro1">
          <table:table-cell table:style-name="ce42" office:value-type="string" calcext:value-type="string">
            <text:p>SYSAUX</text:p>
          </table:table-cell>
          <table:table-cell table:style-name="ce50" office:value-type="float" office:value="9576" calcext:value-type="float">
            <text:p>9,576</text:p>
          </table:table-cell>
          <table:table-cell table:style-name="ce50" office:value-type="float" office:value="852" calcext:value-type="float">
            <text:p>852</text:p>
          </table:table-cell>
          <table:table-cell table:style-name="ce50" office:value-type="float" office:value="10428" calcext:value-type="float">
            <text:p>10,428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table:style-name="ce42" office:value-type="string" calcext:value-type="string">
            <text:p>UNDOTBS1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8649" calcext:value-type="float">
            <text:p>8,649</text:p>
          </table:table-cell>
          <table:table-cell table:style-name="ce50" office:value-type="float" office:value="8765" calcext:value-type="float">
            <text:p>8,765</text:p>
          </table:table-cell>
          <table:table-cell table:style-name="ce50" office:value-type="float" office:value="99" calcext:value-type="float">
            <text:p>99</text:p>
          </table:table-cell>
          <table:table-cell table:number-columns-repeated="59"/>
        </table:table-row>
        <table:table-row table:style-name="ro1">
          <table:table-cell table:style-name="ce42" office:value-type="string" calcext:value-type="string">
            <text:p>USERS</text:p>
          </table:table-cell>
          <table:table-cell table:style-name="ce50" office:value-type="float" office:value="366689" calcext:value-type="float">
            <text:p>3,66,689</text:p>
          </table:table-cell>
          <table:table-cell table:style-name="ce50" office:value-type="float" office:value="10826" calcext:value-type="float">
            <text:p>10,826</text:p>
          </table:table-cell>
          <table:table-cell table:style-name="ce50" office:value-type="float" office:value="377515" calcext:value-type="float">
            <text:p>3,77,515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style-name="ce42" office:value-type="string" calcext:value-type="string">
            <text:p>SYSTEM</text:p>
          </table:table-cell>
          <table:table-cell table:style-name="ce50" office:value-type="float" office:value="1209" calcext:value-type="float">
            <text:p>1,209</text:p>
          </table:table-cell>
          <table:table-cell table:style-name="ce50" office:value-type="float" office:value="839" calcext:value-type="float">
            <text:p>839</text:p>
          </table:table-cell>
          <table:table-cell table:style-name="ce50" office:value-type="float" office:value="2048" calcext:value-type="float">
            <text:p>2,048</text:p>
          </table:table-cell>
          <table:table-cell table:style-name="ce50" office:value-type="float" office:value="41" calcext:value-type="float">
            <text:p>41</text:p>
          </table:table-cell>
          <table:table-cell table:number-columns-repeated="59"/>
        </table:table-row>
        <table:table-row table:style-name="ro1" table:number-rows-repeated="2">
          <table:table-cell table:style-name="ce142"/>
          <table:table-cell table:style-name="ce151"/>
          <table:table-cell table:style-name="ce154" table:number-columns-repeated="2"/>
          <table:table-cell table:style-name="ce54" table:number-columns-repeated="2"/>
          <table:table-cell table:number-columns-repeated="58"/>
        </table:table-row>
        <table:table-row table:style-name="ro1">
          <table:table-cell table:style-name="ce120" office:value-type="string" calcext:value-type="string" table:number-columns-spanned="4" table:number-rows-spanned="1">
            <text:p>TABLE INDEX DETAILS</text:p>
          </table:table-cell>
          <table:covered-table-cell table:number-columns-repeated="3" table:style-name="ce120"/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1" office:value-type="string" calcext:value-type="string">
            <text:p>TABLE_NAME</text:p>
          </table:table-cell>
          <table:table-cell table:style-name="ce49" office:value-type="string" calcext:value-type="string">
            <text:p>INDEX_NAME</text:p>
          </table:table-cell>
          <table:table-cell table:style-name="ce49" office:value-type="string" calcext:value-type="string">
            <text:p>INDEX_TYPE</text:p>
          </table:table-cell>
          <table:table-cell table:style-name="ce49" office:value-type="string" calcext:value-type="string">
            <text:p>LAST_ANALYZED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CLIENT_MASTER</text:p>
          </table:table-cell>
          <table:table-cell table:style-name="ce42" office:value-type="string" calcext:value-type="string">
            <text:p>SYS_C0011433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CLIENT_MASTER</text:p>
          </table:table-cell>
          <table:table-cell table:style-name="ce42" office:value-type="string" calcext:value-type="string">
            <text:p>SYS_C0011434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CLIENT_MASTER</text:p>
          </table:table-cell>
          <table:table-cell table:style-name="ce42" office:value-type="string" calcext:value-type="string">
            <text:p>PK_CM_CLIENT_CD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EMPLOYEE</text:p>
          </table:table-cell>
          <table:table-cell table:style-name="ce42" office:value-type="string" calcext:value-type="string">
            <text:p>SYS_C0011631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FU_USER_FILE_TEMPLATE_MASTER</text:p>
          </table:table-cell>
          <table:table-cell table:style-name="ce42" office:value-type="string" calcext:value-type="string">
            <text:p>SYS_C0011458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FU_USER_FILE_TEMPLATE_DETAIL</text:p>
          </table:table-cell>
          <table:table-cell table:style-name="ce42" office:value-type="string" calcext:value-type="string">
            <text:p>SYS_C0011453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MD_COLUMN_AUTO_MAP_DICTIONARY</text:p>
          </table:table-cell>
          <table:table-cell table:style-name="ce42" office:value-type="string" calcext:value-type="string">
            <text:p>SYS_C0011464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2" office:value-type="string" calcext:value-type="string">
            <text:p>MD_COLUMN_MASTER</text:p>
          </table:table-cell>
          <table:table-cell table:style-name="ce42" office:value-type="string" calcext:value-type="string">
            <text:p>SYS_C0011469</text:p>
          </table:table-cell>
          <table:table-cell table:style-name="ce42" office:value-type="string" calcext:value-type="string">
            <text:p>NORMAL</text:p>
          </table:table-cell>
          <table:table-cell table:style-name="ce42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COLUMN_MASTER</text:p>
          </table:table-cell>
          <table:table-cell table:style-name="ce45" office:value-type="string" calcext:value-type="string">
            <text:p>UNIQUECOLUMNMASTERID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ARGET_COLUMN_MASTER</text:p>
          </table:table-cell>
          <table:table-cell table:style-name="ce45" office:value-type="string" calcext:value-type="string">
            <text:p>MDTGTCOLMASUNQ2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EMPLATES</text:p>
          </table:table-cell>
          <table:table-cell table:style-name="ce45" office:value-type="string" calcext:value-type="string">
            <text:p>MD_TMPMASIDX1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EMPLATES</text:p>
          </table:table-cell>
          <table:table-cell table:style-name="ce45" office:value-type="string" calcext:value-type="string">
            <text:p>MD_TMPMASIDX2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EMPLATE_COLUMNS</text:p>
          </table:table-cell>
          <table:table-cell table:style-name="ce45" office:value-type="string" calcext:value-type="string">
            <text:p>MD_TMPDTLUNQIDX1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EMPLATE_COLUMNS</text:p>
          </table:table-cell>
          <table:table-cell table:style-name="ce45" office:value-type="string" calcext:value-type="string">
            <text:p>MD_TMPDTLUNQIDX2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MD_TEMPLATE_COLUMNS</text:p>
          </table:table-cell>
          <table:table-cell table:style-name="ce45" office:value-type="string" calcext:value-type="string">
            <text:p>MD_TMPDTLUNQIDX3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number-columns-repeated="2" table:style-name="ce45" office:value-type="string" calcext:value-type="string">
            <text:p>PSXUCIN_151118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PSX_CUST_DG_BULK_REQ_T</text:p>
          </table:table-cell>
          <table:table-cell table:style-name="ce45" office:value-type="string" calcext:value-type="string">
            <text:p>SYS_C0011582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45" office:value-type="string" calcext:value-type="string">
            <text:p>PSX_CUST_DG_BULK_REQ_T</text:p>
          </table:table-cell>
          <table:table-cell table:style-name="ce45" office:value-type="string" calcext:value-type="string">
            <text:p>SYS_C0011583</text:p>
          </table:table-cell>
          <table:table-cell table:style-name="ce55" office:value-type="string" calcext:value-type="string">
            <text:p>NORMAL</text:p>
          </table:table-cell>
          <table:table-cell table:style-name="ce55" office:value-type="string" calcext:value-type="string">
            <text:p>15-11-2018</text:p>
          </table:table-cell>
          <table:table-cell table:style-name="ce54" table:number-columns-repeated="2"/>
          <table:table-cell table:number-columns-repeated="58"/>
        </table:table-row>
        <table:table-row table:style-name="ro1">
          <table:table-cell table:style-name="ce12" office:value-type="string" calcext:value-type="string">
            <text:p>PSX_DOC_SECURITY_LVL_T</text:p>
          </table:table-cell>
          <table:table-cell table:style-name="ce12" office:value-type="string" calcext:value-type="string">
            <text:p>SYS_C0011612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SECURITY_CLASS_T</text:p>
          </table:table-cell>
          <table:table-cell table:style-name="ce12" office:value-type="string" calcext:value-type="string">
            <text:p>SYS_C0011614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USER_REPORTS_INFO_T</text:p>
          </table:table-cell>
          <table:table-cell table:style-name="ce12" office:value-type="string" calcext:value-type="string">
            <text:p>SYS_C001149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RESTRICTED_ENTITY</text:p>
          </table:table-cell>
          <table:table-cell table:style-name="ce12" office:value-type="string" calcext:value-type="string">
            <text:p>SYS_C0011573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RESTRICTED_ENTITY</text:p>
          </table:table-cell>
          <table:table-cell table:style-name="ce12" office:value-type="string" calcext:value-type="string">
            <text:p>SYS_C0011574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SRC_CDAP_APP_SM</text:p>
          </table:table-cell>
          <table:table-cell table:style-name="ce12" office:value-type="string" calcext:value-type="string">
            <text:p>SYS_C0011565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SRC_CDAP_APP_SM</text:p>
          </table:table-cell>
          <table:table-cell table:style-name="ce12" office:value-type="string" calcext:value-type="string">
            <text:p>SYS_C001156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TRG_CDAP_APP_SM</text:p>
          </table:table-cell>
          <table:table-cell table:style-name="ce12" office:value-type="string" calcext:value-type="string">
            <text:p>SYS_C0011569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TRG_CDAP_APP_SM</text:p>
          </table:table-cell>
          <table:table-cell table:style-name="ce12" office:value-type="string" calcext:value-type="string">
            <text:p>SYS_C0011570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RESULTS_BAND_SETTINGS_T</text:p>
          </table:table-cell>
          <table:table-cell table:style-name="ce12" office:value-type="string" calcext:value-type="string">
            <text:p>SYS_C0011477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SN_FILE_PROCESSING_EVENT</text:p>
          </table:table-cell>
          <table:table-cell table:style-name="ce12" office:value-type="string" calcext:value-type="string">
            <text:p>BATCHID_UNIQ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SN_FILE_PROCESSING_EVENT</text:p>
          </table:table-cell>
          <table:table-cell table:style-name="ce12" office:value-type="string" calcext:value-type="string">
            <text:p>FILE_NAME_UNIQ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UM_USER</text:p>
          </table:table-cell>
          <table:table-cell table:style-name="ce12" office:value-type="string" calcext:value-type="string">
            <text:p>SYS_C001142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MENU_MASTER_T</text:p>
          </table:table-cell>
          <table:table-cell table:style-name="ce12" office:value-type="string" calcext:value-type="string">
            <text:p>SYS_C001154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DYN_MAS_T</text:p>
          </table:table-cell>
          <table:table-cell table:style-name="ce12" office:value-type="string" calcext:value-type="string">
            <text:p>SYS_C001161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5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RROR_LOG_T</text:p>
          </table:table-cell>
          <table:table-cell table:style-name="ce12" office:value-type="string" calcext:value-type="string">
            <text:p>ERROR_LOG_T_FILE_ID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6-11-2018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_TRG_HIST_T</text:p>
          </table:table-cell>
          <table:table-cell table:style-name="ce12" office:value-type="string" calcext:value-type="string">
            <text:p>BATCH_ID_REPORT_HIS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9-03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_TRG_HIST_T</text:p>
          </table:table-cell>
          <table:table-cell table:style-name="ce12" office:value-type="string" calcext:value-type="string">
            <text:p>PSX_ID_REPORT_HIS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9-03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_TRG_HIST_T</text:p>
          </table:table-cell>
          <table:table-cell table:style-name="ce12" office:value-type="string" calcext:value-type="string">
            <text:p>CUST_1_REPORT_HIS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9-03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ULK_TRG_T</text:p>
          </table:table-cell>
          <table:table-cell table:style-name="ce12" office:value-type="string" calcext:value-type="string">
            <text:p>IDX_REPORT_PART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8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ULK_TRG_T</text:p>
          </table:table-cell>
          <table:table-cell table:style-name="ce12" office:value-type="string" calcext:value-type="string">
            <text:p>UCID_REPOR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8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ULK_TRG_T</text:p>
          </table:table-cell>
          <table:table-cell table:style-name="ce12" office:value-type="string" calcext:value-type="string">
            <text:p>PSX_ID_REPOR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8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ULK_TRG_T</text:p>
          </table:table-cell>
          <table:table-cell table:style-name="ce12" office:value-type="string" calcext:value-type="string">
            <text:p>BATCHID_REPORT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8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BULK_TRG_T</text:p>
          </table:table-cell>
          <table:table-cell table:style-name="ce12" office:value-type="string" calcext:value-type="string">
            <text:p>RPTTRG_FEEDSYSID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8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UPDATED</text:p>
          </table:table-cell>
          <table:table-cell table:style-name="ce12" office:value-type="string" calcext:value-type="string">
            <text:p>SYS_C0011578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REQ_T</text:p>
          </table:table-cell>
          <table:table-cell table:style-name="ce12" office:value-type="string" calcext:value-type="string">
            <text:p>PSX_ID_EM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REQ_T</text:p>
          </table:table-cell>
          <table:table-cell table:style-name="ce12" office:value-type="string" calcext:value-type="string">
            <text:p>PSX_BATCH_EM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REQ_T</text:p>
          </table:table-cell>
          <table:table-cell table:style-name="ce12" office:value-type="string" calcext:value-type="string">
            <text:p>REQUEST_ID_EM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RES_SETMATCH_DISTINCT</text:p>
          </table:table-cell>
          <table:table-cell table:style-name="ce12" office:value-type="string" calcext:value-type="string">
            <text:p>IDX_SMSL_TMSL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RES_SETMATCH_DISTINCT</text:p>
          </table:table-cell>
          <table:table-cell table:style-name="ce12" office:value-type="string" calcext:value-type="string">
            <text:p>IDX_TMSL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RES_SETMATCH_DISTINCT</text:p>
          </table:table-cell>
          <table:table-cell table:style-name="ce12" office:value-type="string" calcext:value-type="string">
            <text:p>IDX_SMSL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0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PRIMEMATCH_ONLINE</text:p>
          </table:table-cell>
          <table:table-cell table:style-name="ce12" office:value-type="string" calcext:value-type="string">
            <text:p>SYS_C001157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SULTS</text:p>
          </table:table-cell>
          <table:table-cell table:style-name="ce12" office:value-type="string" calcext:value-type="string">
            <text:p>IDX_RES_SCAL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SULTS</text:p>
          </table:table-cell>
          <table:table-cell table:style-name="ce12" office:value-type="string" calcext:value-type="string">
            <text:p>IDX_RES_SRCCOL1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SULTS</text:p>
          </table:table-cell>
          <table:table-cell table:style-name="ce12" office:value-type="string" calcext:value-type="string">
            <text:p>IDX_RES_TRGCOL1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SULTS</text:p>
          </table:table-cell>
          <table:table-cell table:style-name="ce12" office:value-type="string" calcext:value-type="string">
            <text:p>IDX_RES_SRCCOL28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QUEST_T</text:p>
          </table:table-cell>
          <table:table-cell table:style-name="ce12" office:value-type="string" calcext:value-type="string">
            <text:p>PSX_BATCH_REQ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QUEST_T</text:p>
          </table:table-cell>
          <table:table-cell table:style-name="ce12" office:value-type="string" calcext:value-type="string">
            <text:p>PSX_ID_REQ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REQUEST_T</text:p>
          </table:table-cell>
          <table:table-cell table:style-name="ce12" office:value-type="string" calcext:value-type="string">
            <text:p>REQUEST_ID_REQ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REQ_T</text:p>
          </table:table-cell>
          <table:table-cell table:style-name="ce12" office:value-type="string" calcext:value-type="string">
            <text:p>PSX_ID_ADDR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REQ_T</text:p>
          </table:table-cell>
          <table:table-cell table:style-name="ce12" office:value-type="string" calcext:value-type="string">
            <text:p>REQUEST_ID_ADDR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REQ_T</text:p>
          </table:table-cell>
          <table:table-cell table:style-name="ce12" office:value-type="string" calcext:value-type="string">
            <text:p>PSX_BATCH_ADDR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REQ_T</text:p>
          </table:table-cell>
          <table:table-cell table:style-name="ce12" office:value-type="string" calcext:value-type="string">
            <text:p>PSX_ID_CONT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REQ_T</text:p>
          </table:table-cell>
          <table:table-cell table:style-name="ce12" office:value-type="string" calcext:value-type="string">
            <text:p>PSX_BATCH_CONT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REQ_T</text:p>
          </table:table-cell>
          <table:table-cell table:style-name="ce12" office:value-type="string" calcext:value-type="string">
            <text:p>REQUEST_ID_CONT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REQ_T</text:p>
          </table:table-cell>
          <table:table-cell table:style-name="ce12" office:value-type="string" calcext:value-type="string">
            <text:p>REQUEST_ID_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REQ_T</text:p>
          </table:table-cell>
          <table:table-cell table:style-name="ce12" office:value-type="string" calcext:value-type="string">
            <text:p>PSX_ID_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REQ_T</text:p>
          </table:table-cell>
          <table:table-cell table:style-name="ce12" office:value-type="string" calcext:value-type="string">
            <text:p>PSX_BATCH_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STG_T</text:p>
          </table:table-cell>
          <table:table-cell table:style-name="ce12" office:value-type="string" calcext:value-type="string">
            <text:p>BTIND_FEEDSYSID_DG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STG_T</text:p>
          </table:table-cell>
          <table:table-cell table:style-name="ce12" office:value-type="string" calcext:value-type="string">
            <text:p>BTIND_BATCHID_DG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STG_T</text:p>
          </table:table-cell>
          <table:table-cell table:style-name="ce12" office:value-type="string" calcext:value-type="string">
            <text:p>CUST_ID_PART_1_IDEDGSTG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STG_T</text:p>
          </table:table-cell>
          <table:table-cell table:style-name="ce12" office:value-type="string" calcext:value-type="string">
            <text:p>BTIND_BATCHID_ADD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STG_T</text:p>
          </table:table-cell>
          <table:table-cell table:style-name="ce12" office:value-type="string" calcext:value-type="string">
            <text:p>BTIND_FEEDSYSID_ADD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STG_T</text:p>
          </table:table-cell>
          <table:table-cell table:style-name="ce12" office:value-type="string" calcext:value-type="string">
            <text:p>CUST_ID_PART_1_IDEADDRSTG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STG_T</text:p>
          </table:table-cell>
          <table:table-cell table:style-name="ce12" office:value-type="string" calcext:value-type="string">
            <text:p>CUST_ID_PART_1_IDECONTSTG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STG_T</text:p>
          </table:table-cell>
          <table:table-cell table:style-name="ce12" office:value-type="string" calcext:value-type="string">
            <text:p>BTIND_BATCHID_CON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STG_T</text:p>
          </table:table-cell>
          <table:table-cell table:style-name="ce12" office:value-type="string" calcext:value-type="string">
            <text:p>BTIND_FEEDSYSID_CON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STG_T</text:p>
          </table:table-cell>
          <table:table-cell table:style-name="ce12" office:value-type="string" calcext:value-type="string">
            <text:p>BTIND_FEEDSYSID_RPTS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STG_T</text:p>
          </table:table-cell>
          <table:table-cell table:style-name="ce12" office:value-type="string" calcext:value-type="string">
            <text:p>BTIND_BATCHID_RP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STG_T</text:p>
          </table:table-cell>
          <table:table-cell table:style-name="ce12" office:value-type="string" calcext:value-type="string">
            <text:p>CUST_ID_PART_1_IDEEMAILSTG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STG_T</text:p>
          </table:table-cell>
          <table:table-cell table:style-name="ce12" office:value-type="string" calcext:value-type="string">
            <text:p>BTIND_FEEDSYSID_EM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STG_T</text:p>
          </table:table-cell>
          <table:table-cell table:style-name="ce12" office:value-type="string" calcext:value-type="string">
            <text:p>BTIND_BATCHID_EMST</text:p>
          </table:table-cell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REPORT_STG_T</text:p>
          </table:table-cell>
          <table:table-cell table:style-name="ce12" office:value-type="string" calcext:value-type="string">
            <text:p>CUST_ID_PART_1_IDRPTSTG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GRP_OP_RES_1</text:p>
          </table:table-cell>
          <table:table-cell table:style-name="ce12" office:value-type="string" calcext:value-type="string">
            <text:p>IDX_SL_OPRE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GRP_STATS_1</text:p>
          </table:table-cell>
          <table:table-cell table:style-name="ce12" office:value-type="string" calcext:value-type="string">
            <text:p>IDX_UID_STAT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GRP_STATS_1</text:p>
          </table:table-cell>
          <table:table-cell table:style-name="ce12" office:value-type="string" calcext:value-type="string">
            <text:p>IDX_GRPNO_STAT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SYS_C0011586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SYS_C0011587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IDX_DG_PART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PSX_BATCH_ID_IDEX_DG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UCID_DG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DG_BULK_TRG_T</text:p>
          </table:table-cell>
          <table:table-cell table:style-name="ce12" office:value-type="string" calcext:value-type="string">
            <text:p>DGTRG_FEEDSYSID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BULK_TRG_T</text:p>
          </table:table-cell>
          <table:table-cell table:style-name="ce12" office:value-type="string" calcext:value-type="string">
            <text:p>PSX_ID_IDEX_ADD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BULK_TRG_T</text:p>
          </table:table-cell>
          <table:table-cell table:style-name="ce12" office:value-type="string" calcext:value-type="string">
            <text:p>PSX_BATCH_IDEX_ADD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BULK_TRG_T</text:p>
          </table:table-cell>
          <table:table-cell table:style-name="ce12" office:value-type="string" calcext:value-type="string">
            <text:p>CUST_ID_PART_1_IDEX_ADD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ADDR_BULK_TRG_T</text:p>
          </table:table-cell>
          <table:table-cell table:style-name="ce12" office:value-type="string" calcext:value-type="string">
            <text:p>ADDRTRG_FEEDSYSID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BULK_TRG_T</text:p>
          </table:table-cell>
          <table:table-cell table:style-name="ce12" office:value-type="string" calcext:value-type="string">
            <text:p>PSX_ID_IDEX_CN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BULK_TRG_T</text:p>
          </table:table-cell>
          <table:table-cell table:style-name="ce12" office:value-type="string" calcext:value-type="string">
            <text:p>PSX_BATCH_IDEX_CN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BULK_TRG_T</text:p>
          </table:table-cell>
          <table:table-cell table:style-name="ce12" office:value-type="string" calcext:value-type="string">
            <text:p>CUST_ID_PART_1_IDEX_CN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CONTACT_BULK_TRG_T</text:p>
          </table:table-cell>
          <table:table-cell table:style-name="ce12" office:value-type="string" calcext:value-type="string">
            <text:p>CONTTRG_FEEDSYSID_ID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BULK_TRG_T</text:p>
          </table:table-cell>
          <table:table-cell table:style-name="ce12" office:value-type="string" calcext:value-type="string">
            <text:p>PSX_ID_IDEX_EM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BULK_TRG_T</text:p>
          </table:table-cell>
          <table:table-cell table:style-name="ce12" office:value-type="string" calcext:value-type="string">
            <text:p>PSX_BATCH_IDEX_EM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_CUST_EMAIL_BULK_TRG_T</text:p>
          </table:table-cell>
          <table:table-cell table:style-name="ce12" office:value-type="string" calcext:value-type="string">
            <text:p>CUST_ID_PART_1_IDEX_EMBT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APP</text:p>
          </table:table-cell>
          <table:table-cell table:style-name="ce12" office:value-type="string" calcext:value-type="string">
            <text:p>SYS_C0011561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APP</text:p>
          </table:table-cell>
          <table:table-cell table:style-name="ce12" office:value-type="string" calcext:value-type="string">
            <text:p>SYS_C0011562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APP</text:p>
          </table:table-cell>
          <table:table-cell table:style-name="ce12" office:value-type="string" calcext:value-type="string">
            <text:p>IDX_APP_HASHEDT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_CDAP_APP</text:p>
          </table:table-cell>
          <table:table-cell table:style-name="ce12" office:value-type="string" calcext:value-type="string">
            <text:p>COL28_IDEX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HSL_UCIC_HIST</text:p>
          </table:table-cell>
          <table:table-cell table:style-name="ce12" office:value-type="string" calcext:value-type="string">
            <text:p>CRM_HSL_INSERT_T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HSL_UCIC_HIST</text:p>
          </table:table-cell>
          <table:table-cell table:style-name="ce12" office:value-type="string" calcext:value-type="string">
            <text:p>IDX_HSL_HIST_STATUS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3-07-2020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SXQ_JOB_DETAILS</text:p>
          </table:table-cell>
          <table:table-cell table:style-name="ce12" office:value-type="string" calcext:value-type="string">
            <text:p>SYS_IL0000101948C00009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Q_TRIGGERS</text:p>
          </table:table-cell>
          <table:table-cell table:style-name="ce12" office:value-type="string" calcext:value-type="string">
            <text:p>SYS_IL0000101965C00016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UCIN_151118</text:p>
          </table:table-cell>
          <table:table-cell table:style-name="ce12" office:value-type="string" calcext:value-type="string">
            <text:p>SYS_IL0000317839C00030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BPM_PROCESS_FLOW_T</text:p>
          </table:table-cell>
          <table:table-cell table:style-name="ce12" office:value-type="string" calcext:value-type="string">
            <text:p>SYS_IL0000101775C00016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ORP_CONFIGS</text:p>
          </table:table-cell>
          <table:table-cell table:style-name="ce12" office:value-type="string" calcext:value-type="string">
            <text:p>SYS_IL0000101805C00002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GV_PROFILES_T</text:p>
          </table:table-cell>
          <table:table-cell table:style-name="ce12" office:value-type="string" calcext:value-type="string">
            <text:p>SYS_IL0000101796C00015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Q_CALENDARS</text:p>
          </table:table-cell>
          <table:table-cell table:style-name="ce12" office:value-type="string" calcext:value-type="string">
            <text:p>SYS_IL0000101955C00002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Q_BLOB_TRIGGERS</text:p>
          </table:table-cell>
          <table:table-cell table:style-name="ce12" office:value-type="string" calcext:value-type="string">
            <text:p>SYS_IL0000101952C00003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PENDING_CLIENT_REQ_STORE_M</text:p>
          </table:table-cell>
          <table:table-cell table:style-name="ce12" office:value-type="string" calcext:value-type="string">
            <text:p>SYS_IL0000101782C00008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GV_PROFILES_T_BKP</text:p>
          </table:table-cell>
          <table:table-cell table:style-name="ce12" office:value-type="string" calcext:value-type="string">
            <text:p>SYS_IL0000102567C00015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JOB_FILE_DTL_T</text:p>
          </table:table-cell>
          <table:table-cell table:style-name="ce12" office:value-type="string" calcext:value-type="string">
            <text:p>SYS_IL0000101945C00002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12" office:value-type="string" calcext:value-type="string">
            <text:p>PSX_MR_PROFILES_T</text:p>
          </table:table-cell>
          <table:table-cell table:style-name="ce12" office:value-type="string" calcext:value-type="string">
            <text:p>SYS_IL0000101853C00025$$</text:p>
          </table:table-cell>
          <table:table-cell table:style-name="ce12" office:value-type="string" calcext:value-type="string">
            <text:p>LOB</text:p>
          </table:table-cell>
          <table:table-cell table:style-name="ce12"/>
          <table:table-cell table:number-columns-repeated="60"/>
        </table:table-row>
        <table:table-row table:style-name="ro1" table:number-rows-repeated="2">
          <table:table-cell table:style-name="ce12" table:number-columns-repeated="4"/>
          <table:table-cell table:number-columns-repeated="60"/>
        </table:table-row>
        <table:table-row table:style-name="ro1" table:number-rows-repeated="116">
          <table:table-cell table:style-name="ce145"/>
          <table:table-cell table:style-name="ce179" table:number-columns-repeated="2"/>
          <table:table-cell table:style-name="ce157"/>
          <table:table-cell table:number-columns-repeated="60"/>
        </table:table-row>
        <table:table-row table:style-name="ro1" table:number-rows-repeated="12">
          <table:table-cell table:style-name="ce145"/>
          <table:table-cell table:style-name="ce179" table:number-columns-repeated="3"/>
          <table:table-cell table:number-columns-repeated="60"/>
        </table:table-row>
        <table:table-row table:style-name="ro1" table:number-rows-repeated="10483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PU &amp; RAM Utilization" table:style-name="ta5">
        <table:table-column table:style-name="co11" table:default-cell-style-name="ce17"/>
        <table:table-column table:style-name="co37" table:number-columns-repeated="2" table:default-cell-style-name="ce17"/>
        <table:table-column table:style-name="co4" table:number-columns-repeated="3" table:default-cell-style-name="ce17"/>
        <table:table-column table:style-name="co11" table:default-cell-style-name="ce17"/>
        <table:table-column table:style-name="co4" table:number-columns-repeated="57" table:default-cell-style-name="ce17"/>
        <table:table-row table:style-name="ro5">
          <table:table-cell table:style-name="ce160" office:value-type="string" calcext:value-type="string" table:number-columns-spanned="5" table:number-rows-spanned="1">
            <text:p>APPLICATION SERVER</text:p>
          </table:table-cell>
          <table:covered-table-cell table:number-columns-repeated="4" table:style-name="ce160"/>
          <table:table-cell/>
          <table:table-cell table:style-name="ce160" office:value-type="string" calcext:value-type="string" table:number-columns-spanned="5" table:number-rows-spanned="1">
            <text:p>DATABASE SERVER</text:p>
          </table:table-cell>
          <table:covered-table-cell table:number-columns-repeated="4" table:style-name="ce160"/>
          <table:table-cell table:number-columns-repeated="53"/>
        </table:table-row>
        <table:table-row table:style-name="ro5">
          <table:table-cell table:style-name="ce30" office:value-type="string" calcext:value-type="string">
            <text:p>Application Name</text:p>
          </table:table-cell>
          <table:table-cell table:style-name="ce30" office:value-type="string" calcext:value-type="string">
            <text:p>Date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Avg</text:p>
          </table:table-cell>
          <table:table-cell table:style-name="ce60" office:value-type="string" calcext:value-type="string">
            <text:p>Max</text:p>
          </table:table-cell>
          <table:table-cell/>
          <table:table-cell table:style-name="ce30" office:value-type="string" calcext:value-type="string">
            <text:p>Application Name</text:p>
          </table:table-cell>
          <table:table-cell table:style-name="ce30" office:value-type="string" calcext:value-type="string">
            <text:p>Date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Avg</text:p>
          </table:table-cell>
          <table:table-cell table:style-name="ce60" office:value-type="string" calcext:value-type="string">
            <text:p>Max</text:p>
          </table:table-cell>
          <table:table-cell table:number-columns-repeated="53"/>
        </table:table-row>
        <table:table-row table:style-name="ro1">
          <table:table-cell table:style-name="ce19" table:number-columns-repeated="5"/>
          <table:table-cell/>
          <table:table-cell table:style-name="ce19" table:number-columns-repeated="5"/>
          <table:table-cell table:number-columns-repeated="53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 Volumes" table:style-name="ta6">
        <office:forms form:automatic-focus="false" form:apply-design-mode="false"/>
        <table:shapes>
          <draw:frame draw:z-index="0" draw:style-name="gr1" draw:text-style-name="P1" svg:width="14.916cm" svg:height="8.39cm" svg:x="13.451cm" svg:y="11.843cm">
            <draw:object draw:notify-on-update-of-ranges="'Data Volumes'.A27:'Data Volumes'.A33 'Data Volumes'.B26:'Data Volumes'.B26 'Data Volumes'.B27:'Data Volumes'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971cm" svg:y="20.421cm">
            <draw:object draw:notify-on-update-of-ranges="'Data Volumes'.A48:'Data Volumes'.A50 'Data Volumes'.B46:'Data Volumes'.B47 'Data Volumes'.B48:'Data Volumes'.B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581cm" svg:height="10.359cm" svg:x="20.209cm" svg:y="0.24cm">
            <draw:object draw:notify-on-update-of-ranges="'Data Volumes'.A3:'Data Volumes'.C15 'Data Volumes'.D1:'Data Volumes'.D2 'Data Volumes'.D3:'Data Volumes'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36" table:default-cell-style-name="ce17"/>
        <table:table-column table:style-name="co4" table:number-columns-repeated="58" table:default-cell-style-name="ce17"/>
        <table:table-row table:style-name="ro7">
          <table:table-cell table:style-name="ce51" office:value-type="string" calcext:value-type="string" table:number-columns-spanned="4" table:number-rows-spanned="1">
            <text:p>BASE VOLUME</text:p>
          </table:table-cell>
          <table:covered-table-cell table:number-columns-repeated="3" table:style-name="ce51"/>
          <table:table-cell table:number-columns-repeated="60"/>
        </table:table-row>
        <table:table-row table:style-name="ro7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Data Contributing System</text:p>
          </table:table-cell>
          <table:table-cell table:style-name="ce15" office:value-type="string" calcext:value-type="string">
            <text:p>Data Count</text:p>
          </table:table-cell>
          <table:table-cell table:number-columns-repeated="60"/>
        </table:table-row>
        <table:table-row table:style-name="ro7">
          <table:table-cell table:style-name="ce141" office:value-type="string" calcext:value-type="string" table:number-columns-spanned="1" table:number-rows-spanned="13">
            <text:p>15-Jul-2020</text:p>
          </table:table-cell>
          <table:table-cell table:style-name="ce48" office:value-type="string" calcext:value-type="string" table:number-columns-spanned="1" table:number-rows-spanned="13">
            <text:p>HDFC _SEC</text:p>
          </table:table-cell>
          <table:table-cell table:style-name="ce12" office:value-type="string" calcext:value-type="string">
            <text:p>psx_cust_dg_stg_t</text:p>
          </table:table-cell>
          <table:table-cell table:style-name="ce12" office:value-type="float" office:value="30224" calcext:value-type="float">
            <text:p>30224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addr_stg_t</text:p>
          </table:table-cell>
          <table:table-cell table:style-name="ce12" office:value-type="float" office:value="43490" calcext:value-type="float">
            <text:p>43490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contact_stg_t</text:p>
          </table:table-cell>
          <table:table-cell table:style-name="ce12" office:value-type="float" office:value="73714" calcext:value-type="float">
            <text:p>73714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dg_bulk_trg_t</text:p>
          </table:table-cell>
          <table:table-cell table:style-name="ce12" office:value-type="float" office:value="4000006" calcext:value-type="float">
            <text:p>4000006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addr_bulk_trg_t</text:p>
          </table:table-cell>
          <table:table-cell table:style-name="ce12" office:value-type="float" office:value="4656544" calcext:value-type="float">
            <text:p>4656544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contact_bulk_trg_t</text:p>
          </table:table-cell>
          <table:table-cell table:style-name="ce12" office:value-type="float" office:value="5281645" calcext:value-type="float">
            <text:p>5281645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request_t</text:p>
          </table:table-cell>
          <table:table-cell table:style-name="ce12" office:value-type="float" office:value="30070" calcext:value-type="float">
            <text:p>30070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dg_req_t</text:p>
          </table:table-cell>
          <table:table-cell table:style-name="ce12" office:value-type="float" office:value="30070" calcext:value-type="float">
            <text:p>30070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addr_req_t</text:p>
          </table:table-cell>
          <table:table-cell table:style-name="ce12" office:value-type="float" office:value="30637" calcext:value-type="float">
            <text:p>30637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cust_contact_req_t</text:p>
          </table:table-cell>
          <table:table-cell table:style-name="ce12" office:value-type="float" office:value="53230" calcext:value-type="float">
            <text:p>53230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_cdap_app</text:p>
          </table:table-cell>
          <table:table-cell table:style-name="ce12" office:value-type="float" office:value="4000006" calcext:value-type="float">
            <text:p>4000006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_cdap_primematch_onlin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0"/>
        </table:table-row>
        <table:table-row table:style-name="ro7">
          <table:covered-table-cell table:number-columns-repeated="2" table:style-name="ce141"/>
          <table:table-cell table:style-name="ce12" office:value-type="string" calcext:value-type="string">
            <text:p>psx_results</text:p>
          </table:table-cell>
          <table:table-cell table:style-name="ce12" office:value-type="float" office:value="11796720" calcext:value-type="float">
            <text:p>11796720</text:p>
          </table:table-cell>
          <table:table-cell table:number-columns-repeated="60"/>
        </table:table-row>
        <table:table-row table:style-name="ro7" table:number-rows-repeated="8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43" office:value-type="string" calcext:value-type="string" table:number-columns-spanned="2" table:number-rows-spanned="1">
            <text:p>Year wise Data growth Details</text:p>
          </table:table-cell>
          <table:covered-table-cell table:style-name="ce143"/>
          <table:table-cell table:number-columns-repeated="62"/>
        </table:table-row>
        <table:table-row table:style-name="ro1"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unt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76913" calcext:value-type="float">
            <text:p>576913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60608" calcext:value-type="float">
            <text:p>260608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0582" calcext:value-type="float">
            <text:p>200582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19533" calcext:value-type="float">
            <text:p>219533</text:p>
          </table:table-cell>
          <table:table-cell table:style-name="Default" table:number-columns-repeated="3"/>
          <table:table-cell table:number-columns-repeated="4"/>
          <table:table-cell table:style-name="ce64" table:number-columns-repeated="2"/>
          <table:table-cell table:number-columns-repeated="53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439894" calcext:value-type="float">
            <text:p>439894</text:p>
          </table:table-cell>
          <table:table-cell table:style-name="Default"/>
          <table:table-cell table:number-columns-repeated="5"/>
          <table:table-cell table:style-name="ce64" table:number-columns-repeated="3"/>
          <table:table-cell table:number-columns-repeated="53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298893" calcext:value-type="float">
            <text:p>1298893</text:p>
          </table:table-cell>
          <table:table-cell table:style-name="Default"/>
          <table:table-cell table:number-columns-repeated="5"/>
          <table:table-cell table:style-name="ce64" table:number-columns-repeated="3"/>
          <table:table-cell table:number-columns-repeated="53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003583" calcext:value-type="float">
            <text:p>1003583</text:p>
          </table:table-cell>
          <table:table-cell table:style-name="Default"/>
          <table:table-cell table:number-columns-repeated="5"/>
          <table:table-cell table:style-name="ce64" table:number-columns-repeated="3"/>
          <table:table-cell table:number-columns-repeated="53"/>
        </table:table-row>
        <table:table-row table:style-name="ro1">
          <table:table-cell table:number-columns-repeated="6"/>
          <table:table-cell table:style-name="ce144" table:number-columns-spanned="4" table:number-rows-spanned="1"/>
          <table:covered-table-cell table:number-columns-repeated="3" table:style-name="ce144"/>
          <table:table-cell table:style-name="ce64"/>
          <table:table-cell table:number-columns-repeated="53"/>
        </table:table-row>
        <table:table-row table:style-name="ro1">
          <table:table-cell table:number-columns-repeated="10"/>
          <table:table-cell table:style-name="ce64"/>
          <table:table-cell table:number-columns-repeated="53"/>
        </table:table-row>
        <table:table-row table:style-name="ro1" table:number-rows-repeated="3">
          <table:table-cell table:number-columns-repeated="8"/>
          <table:table-cell table:style-name="ce64" table:number-columns-repeated="3"/>
          <table:table-cell table:number-columns-repeated="53"/>
        </table:table-row>
        <table:table-row table:style-name="ro1" table:number-rows-repeated="3">
          <table:table-cell table:style-name="Default" table:number-columns-repeated="2"/>
          <table:table-cell table:number-columns-repeated="6"/>
          <table:table-cell table:style-name="ce64" table:number-columns-repeated="3"/>
          <table:table-cell table:number-columns-repeated="53"/>
        </table:table-row>
        <table:table-row table:style-name="ro1" table:number-rows-repeated="2">
          <table:table-cell table:style-name="Default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1" office:value-type="string" calcext:value-type="string" table:number-columns-spanned="2" table:number-rows-spanned="1">
            <text:p>SOURCE SYSTEM WISE COUNT DETAILS</text:p>
          </table:table-cell>
          <table:covered-table-cell table:style-name="ce51"/>
          <table:table-cell table:number-columns-repeated="62"/>
        </table:table-row>
        <table:table-row table:style-name="ro1">
          <table:table-cell table:style-name="ce15" office:value-type="string" calcext:value-type="string">
            <text:p>Source System </text:p>
          </table:table-cell>
          <table:table-cell table:style-name="ce15" office:value-type="string" calcext:value-type="string">
            <text:p>Count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PP</text:p>
          </table:table-cell>
          <table:table-cell table:style-name="ce12" office:value-type="float" office:value="195514" calcext:value-type="float">
            <text:p>195514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SP</text:p>
          </table:table-cell>
          <table:table-cell table:style-name="ce12" office:value-type="float" office:value="3627181" calcext:value-type="float">
            <text:p>362718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NPS</text:p>
          </table:table-cell>
          <table:table-cell table:style-name="ce12" office:value-type="float" office:value="177311" calcext:value-type="float">
            <text:p>177311</text:p>
          </table:table-cell>
          <table:table-cell table:number-columns-repeated="62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OD Data Counts" table:style-name="ta7">
        <table:table-column table:style-name="co43" table:default-cell-style-name="ce68"/>
        <table:table-column table:style-name="co11" table:default-cell-style-name="ce17"/>
        <table:table-column table:style-name="co44" table:default-cell-style-name="ce17"/>
        <table:table-column table:style-name="co4" table:number-columns-repeated="2" table:default-cell-style-name="ce17"/>
        <table:table-column table:style-name="co45" table:default-cell-style-name="ce17"/>
        <table:table-column table:style-name="co46" table:default-cell-style-name="ce17"/>
        <table:table-column table:style-name="co47" table:default-cell-style-name="ce77"/>
        <table:table-column table:style-name="co4" table:number-columns-repeated="56" table:default-cell-style-name="ce17"/>
        <table:table-column table:style-name="co4" table:number-columns-repeated="193" table:default-cell-style-name="Default"/>
        <table:table-row table:style-name="ro1">
          <table:table-cell table:style-name="ce65" office:value-type="string" calcext:value-type="string" table:number-columns-spanned="8" table:number-rows-spanned="1">
            <text:p>EOD DATA COUNT</text:p>
          </table:table-cell>
          <table:covered-table-cell table:number-columns-repeated="6" table:style-name="ce69"/>
          <table:covered-table-cell table:style-name="ce69" office:value-type="string" calcext:value-type="string">
            <text:p>EOD Data Counts</text:p>
          </table:covered-table-cell>
          <table:table-cell table:number-columns-repeated="249"/>
        </table:table-row>
        <table:table-row table:style-name="ro2">
          <table:table-cell table:style-name="ce66" office:value-type="string" calcext:value-type="string">
            <text:p>Date</text:p>
          </table:table-cell>
          <table:table-cell table:style-name="ce96" office:value-type="string" calcext:value-type="string">
            <text:p>Application Name</text:p>
          </table:table-cell>
          <table:table-cell table:style-name="ce70" office:value-type="string" calcext:value-type="string">
            <text:p>EOD Data (+)</text:p>
          </table:table-cell>
          <table:table-cell table:style-name="ce70" office:value-type="string" calcext:value-type="string">
            <text:p>Updates(=)</text:p>
          </table:table-cell>
          <table:table-cell table:style-name="ce70" office:value-type="string" calcext:value-type="string">
            <text:p>Deletes(-)</text:p>
          </table:table-cell>
          <table:table-cell table:style-name="ce70" office:value-type="string" calcext:value-type="string">
            <text:p>EOD Start Time</text:p>
          </table:table-cell>
          <table:table-cell table:style-name="ce70" office:value-type="string" calcext:value-type="string">
            <text:p>EOD End Time</text:p>
          </table:table-cell>
          <table:table-cell table:style-name="ce70" office:value-type="string" calcext:value-type="string">
            <text:p>Total EOD Time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1" calcext:value-type="date">
            <text:p>01- Jun-2020</text:p>
          </table:table-cell>
          <table:table-cell table:style-name="ce48" office:value-type="string" calcext:value-type="string" table:number-columns-spanned="1" table:number-rows-spanned="31">
            <text:p>HDFC_SECURITIES</text:p>
          </table:table-cell>
          <table:table-cell table:style-name="ce71" office:value-type="float" office:value="1843" calcext:value-type="float">
            <text:p>1843</text:p>
          </table:table-cell>
          <table:table-cell table:style-name="ce71" office:value-type="float" office:value="53421" calcext:value-type="float">
            <text:p>5342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1-06-2020 02.01.15.897000000 PM</text:p>
          </table:table-cell>
          <table:table-cell table:style-name="ce71" office:value-type="string" calcext:value-type="string">
            <text:p>01-06-2020 05.11.17.858000000 PM</text:p>
          </table:table-cell>
          <table:table-cell table:style-name="ce74" office:value-type="time" office:time-value="PT03H10M01.961S" calcext:value-type="time">
            <text:p>03:10:01.96</text:p>
          </table:table-cell>
          <table:table-cell/>
          <table:table-cell table:style-name="ce78"/>
          <table:table-cell table:number-columns-repeated="247"/>
        </table:table-row>
        <table:table-row table:style-name="ro8">
          <table:table-cell table:style-name="ce67" office:value-type="date" office:date-value="2020-06-02" calcext:value-type="date">
            <text:p>02- Jun-2020</text:p>
          </table:table-cell>
          <table:covered-table-cell table:style-name="ce48"/>
          <table:table-cell table:style-name="ce71" office:value-type="float" office:value="1022" calcext:value-type="float">
            <text:p>1022</text:p>
          </table:table-cell>
          <table:table-cell table:style-name="ce71" office:value-type="float" office:value="36795" calcext:value-type="float">
            <text:p>3679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2-06-2020 02.42.44.412000000 PM</text:p>
          </table:table-cell>
          <table:table-cell table:style-name="ce71" office:value-type="string" calcext:value-type="string">
            <text:p>02-06-2020 04.26.38.513000000 PM</text:p>
          </table:table-cell>
          <table:table-cell table:style-name="ce74" office:value-type="time" office:time-value="PT01H43M54.101S" calcext:value-type="time">
            <text:p>01:43:54.10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3" calcext:value-type="date">
            <text:p>03- Jun-2020</text:p>
          </table:table-cell>
          <table:covered-table-cell table:style-name="ce48"/>
          <table:table-cell table:style-name="ce71" office:value-type="float" office:value="773" calcext:value-type="float">
            <text:p>773</text:p>
          </table:table-cell>
          <table:table-cell table:style-name="ce71" office:value-type="float" office:value="28731" calcext:value-type="float">
            <text:p>2873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3-06-2020 01.30.20.177000000 PM</text:p>
          </table:table-cell>
          <table:table-cell table:style-name="ce71" office:value-type="string" calcext:value-type="string">
            <text:p>03-06-2020 02.36.55.460000000 PM</text:p>
          </table:table-cell>
          <table:table-cell table:style-name="ce74" office:value-type="time" office:time-value="PT01H06M35.283S" calcext:value-type="time">
            <text:p>01:06:35.28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4" calcext:value-type="date">
            <text:p>04- Jun-2020</text:p>
          </table:table-cell>
          <table:covered-table-cell table:style-name="ce48"/>
          <table:table-cell table:style-name="ce71" office:value-type="float" office:value="584" calcext:value-type="float">
            <text:p>584</text:p>
          </table:table-cell>
          <table:table-cell table:style-name="ce71" office:value-type="float" office:value="27860" calcext:value-type="float">
            <text:p>2786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4-06-2020 01.30.24.580000000 PM</text:p>
          </table:table-cell>
          <table:table-cell table:style-name="ce71" office:value-type="string" calcext:value-type="string">
            <text:p>04-06-2020 03.12.26.555000000 PM</text:p>
          </table:table-cell>
          <table:table-cell table:style-name="ce74" office:value-type="time" office:time-value="PT01H42M01.975S" calcext:value-type="time">
            <text:p>01:42:01.98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5" calcext:value-type="date">
            <text:p>05- Jun-2020</text:p>
          </table:table-cell>
          <table:covered-table-cell table:style-name="ce48"/>
          <table:table-cell table:style-name="ce71" office:value-type="float" office:value="1070" calcext:value-type="float">
            <text:p>1070</text:p>
          </table:table-cell>
          <table:table-cell table:style-name="ce71" office:value-type="float" office:value="41464" calcext:value-type="float">
            <text:p>41464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5-06-2020 01.30.29.850000000 PM</text:p>
          </table:table-cell>
          <table:table-cell table:style-name="ce71" office:value-type="string" calcext:value-type="string">
            <text:p>05-06-2020 03.38.43.064000000 PM</text:p>
          </table:table-cell>
          <table:table-cell table:style-name="ce74" office:value-type="time" office:time-value="PT02H08M13.214S" calcext:value-type="time">
            <text:p>02:08:13.21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6" calcext:value-type="date">
            <text:p>06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number-columns-repeated="2" table:style-name="ce71"/>
          <table:table-cell table:number-columns-repeated="249"/>
        </table:table-row>
        <table:table-row table:style-name="ro8">
          <table:table-cell table:style-name="ce67" office:value-type="date" office:date-value="2020-06-07" calcext:value-type="date">
            <text:p>07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number-columns-repeated="2" table:style-name="ce71"/>
          <table:table-cell table:number-columns-repeated="249"/>
        </table:table-row>
        <table:table-row table:style-name="ro8">
          <table:table-cell table:style-name="ce67" office:value-type="date" office:date-value="2020-06-08" calcext:value-type="date">
            <text:p>08- Jun-2020</text:p>
          </table:table-cell>
          <table:covered-table-cell table:style-name="ce48"/>
          <table:table-cell table:style-name="ce71" office:value-type="float" office:value="1610" calcext:value-type="float">
            <text:p>1610</text:p>
          </table:table-cell>
          <table:table-cell table:style-name="ce71" office:value-type="float" office:value="44345" calcext:value-type="float">
            <text:p>44345</text:p>
          </table:table-cell>
          <table:table-cell table:style-name="ce73" office:value-type="float" office:value="0" calcext:value-type="float">
            <text:p>0</text:p>
          </table:table-cell>
          <table:table-cell table:style-name="ce71" office:value-type="string" calcext:value-type="string">
            <text:p>08-06-2020 01.30.22.359000000 PM</text:p>
          </table:table-cell>
          <table:table-cell table:style-name="ce71" office:value-type="string" calcext:value-type="string">
            <text:p>08-06-2020 03.21.26.212000000 PM</text:p>
          </table:table-cell>
          <table:table-cell table:style-name="ce74" office:value-type="time" office:time-value="PT01H51M03.853S" calcext:value-type="time">
            <text:p>01:51:03.85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09" calcext:value-type="date">
            <text:p>09- Jun-2020</text:p>
          </table:table-cell>
          <table:covered-table-cell table:style-name="ce48"/>
          <table:table-cell table:style-name="ce71" office:value-type="float" office:value="851" calcext:value-type="float">
            <text:p>851</text:p>
          </table:table-cell>
          <table:table-cell table:style-name="ce71" office:value-type="float" office:value="26779" calcext:value-type="float">
            <text:p>26779</text:p>
          </table:table-cell>
          <table:table-cell table:style-name="ce73" office:value-type="float" office:value="0" calcext:value-type="float">
            <text:p>0</text:p>
          </table:table-cell>
          <table:table-cell table:style-name="ce71" office:value-type="string" calcext:value-type="string">
            <text:p>09-06-2020 01.30.27.031000000 PM</text:p>
          </table:table-cell>
          <table:table-cell table:style-name="ce71" office:value-type="string" calcext:value-type="string">
            <text:p>09-06-2020 02.38.21.889000000 PM</text:p>
          </table:table-cell>
          <table:table-cell table:style-name="ce74" office:value-type="time" office:time-value="PT01H07M54.858S" calcext:value-type="time">
            <text:p>01:07:54.86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0" calcext:value-type="date">
            <text:p>10- Jun-2020</text:p>
          </table:table-cell>
          <table:covered-table-cell table:style-name="ce48"/>
          <table:table-cell table:style-name="ce71" office:value-type="float" office:value="922" calcext:value-type="float">
            <text:p>922</text:p>
          </table:table-cell>
          <table:table-cell table:style-name="ce71" office:value-type="float" office:value="26952" calcext:value-type="float">
            <text:p>26952</text:p>
          </table:table-cell>
          <table:table-cell table:style-name="ce73" office:value-type="float" office:value="0" calcext:value-type="float">
            <text:p>0</text:p>
          </table:table-cell>
          <table:table-cell table:style-name="ce71" office:value-type="string" calcext:value-type="string">
            <text:p>10-06-2020 01.30.22.465000000 PM</text:p>
          </table:table-cell>
          <table:table-cell table:style-name="ce71" office:value-type="string" calcext:value-type="string">
            <text:p>10-06-2020 02.49.49.682000000 PM</text:p>
          </table:table-cell>
          <table:table-cell table:style-name="ce74" office:value-type="time" office:time-value="PT01H19M27.217S" calcext:value-type="time">
            <text:p>01:19:27.22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1" calcext:value-type="date">
            <text:p>11- Jun-2020</text:p>
          </table:table-cell>
          <table:covered-table-cell table:style-name="ce48"/>
          <table:table-cell table:style-name="ce71" office:value-type="float" office:value="925" calcext:value-type="float">
            <text:p>925</text:p>
          </table:table-cell>
          <table:table-cell table:style-name="ce71" office:value-type="float" office:value="30472" calcext:value-type="float">
            <text:p>30472</text:p>
          </table:table-cell>
          <table:table-cell table:style-name="ce73" office:value-type="float" office:value="0" calcext:value-type="float">
            <text:p>0</text:p>
          </table:table-cell>
          <table:table-cell table:style-name="ce71" office:value-type="string" calcext:value-type="string">
            <text:p>11-06-2020 02.44.26.045000000 PM</text:p>
          </table:table-cell>
          <table:table-cell table:style-name="ce71" office:value-type="string" calcext:value-type="string">
            <text:p>11-06-2020 04.27.20.703000000 PM</text:p>
          </table:table-cell>
          <table:table-cell table:style-name="ce74" office:value-type="time" office:time-value="PT01H42M54.658S" calcext:value-type="time">
            <text:p>01:42:54.66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2" calcext:value-type="date">
            <text:p>12- Jun-2020</text:p>
          </table:table-cell>
          <table:covered-table-cell table:style-name="ce48"/>
          <table:table-cell table:style-name="ce72" office:value-type="float" office:value="784" calcext:value-type="float">
            <text:p>784</text:p>
          </table:table-cell>
          <table:table-cell table:style-name="ce72" office:value-type="float" office:value="32114" calcext:value-type="float">
            <text:p>32114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12-06-2020 01.31.13.185000000 PM</text:p>
          </table:table-cell>
          <table:table-cell table:style-name="ce72" office:value-type="string" calcext:value-type="string">
            <text:p>12-06-2020 02.53.09.366000000 PM</text:p>
          </table:table-cell>
          <table:table-cell table:style-name="ce75" office:value-type="time" office:time-value="PT01H21M56.181S" calcext:value-type="time">
            <text:p>01:21:56.18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3" calcext:value-type="date">
            <text:p>13- Jun-2020</text:p>
          </table:table-cell>
          <table:covered-table-cell table:style-name="ce48"/>
          <table:table-cell table:number-columns-repeated="3" table:style-name="ce72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number-columns-repeated="2" table:style-name="ce72"/>
          <table:table-cell table:number-columns-repeated="249"/>
        </table:table-row>
        <table:table-row table:style-name="ro8">
          <table:table-cell table:style-name="ce67" office:value-type="date" office:date-value="2020-06-14" calcext:value-type="date">
            <text:p>14- Jun-2020</text:p>
          </table:table-cell>
          <table:covered-table-cell table:style-name="ce48"/>
          <table:table-cell table:number-columns-repeated="3" table:style-name="ce72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number-columns-repeated="2" table:style-name="ce72"/>
          <table:table-cell table:number-columns-repeated="249"/>
        </table:table-row>
        <table:table-row table:style-name="ro8">
          <table:table-cell table:style-name="ce67" office:value-type="date" office:date-value="2020-06-15" calcext:value-type="date">
            <text:p>15- Jun-2020</text:p>
          </table:table-cell>
          <table:covered-table-cell table:style-name="ce48"/>
          <table:table-cell table:style-name="ce72" office:value-type="float" office:value="986" calcext:value-type="float">
            <text:p>986</text:p>
          </table:table-cell>
          <table:table-cell table:style-name="ce72" office:value-type="float" office:value="71977" calcext:value-type="float">
            <text:p>7197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15-06-2020 01.30.25.914000000 PM</text:p>
          </table:table-cell>
          <table:table-cell table:style-name="ce72" office:value-type="string" calcext:value-type="string">
            <text:p>15-06-2020 04.28.30.530000000 PM</text:p>
          </table:table-cell>
          <table:table-cell table:style-name="ce75" office:value-type="time" office:time-value="PT02H58M04.616S" calcext:value-type="time">
            <text:p>02:58:04.62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6" calcext:value-type="date">
            <text:p>16- Jun-2020</text:p>
          </table:table-cell>
          <table:covered-table-cell table:style-name="ce48"/>
          <table:table-cell table:style-name="ce71" office:value-type="float" office:value="1404" calcext:value-type="float">
            <text:p>1404</text:p>
          </table:table-cell>
          <table:table-cell table:style-name="ce71" office:value-type="float" office:value="26359" calcext:value-type="float">
            <text:p>26359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16-06-2020 01.30.24.134000000 PM</text:p>
          </table:table-cell>
          <table:table-cell table:style-name="ce71" office:value-type="string" calcext:value-type="string">
            <text:p>16-06-2020 02.48.35.025000000 PM</text:p>
          </table:table-cell>
          <table:table-cell table:style-name="ce74" office:value-type="time" office:time-value="PT01H18M10.891S" calcext:value-type="time">
            <text:p>01:18:10.89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7" calcext:value-type="date">
            <text:p>17- Jun-2020</text:p>
          </table:table-cell>
          <table:covered-table-cell table:style-name="ce48"/>
          <table:table-cell table:style-name="ce71" office:value-type="float" office:value="1232" calcext:value-type="float">
            <text:p>1232</text:p>
          </table:table-cell>
          <table:table-cell table:style-name="ce71" office:value-type="float" office:value="31106" calcext:value-type="float">
            <text:p>31106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17-06-2020 01.30.23.645000000 PM</text:p>
          </table:table-cell>
          <table:table-cell table:style-name="ce71" office:value-type="string" calcext:value-type="string">
            <text:p>17-06-2020 02.52.08.609000000 PM</text:p>
          </table:table-cell>
          <table:table-cell table:style-name="ce74" office:value-type="time" office:time-value="PT01H21M44.964S" calcext:value-type="time">
            <text:p>01:21:44.96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8" calcext:value-type="date">
            <text:p>18- Jun-2020</text:p>
          </table:table-cell>
          <table:covered-table-cell table:style-name="ce48"/>
          <table:table-cell table:style-name="ce71" office:value-type="float" office:value="1005" calcext:value-type="float">
            <text:p>1005</text:p>
          </table:table-cell>
          <table:table-cell table:style-name="ce71" office:value-type="float" office:value="26127" calcext:value-type="float">
            <text:p>26127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18-06-2020 01.30.22.528000000 PM</text:p>
          </table:table-cell>
          <table:table-cell table:style-name="ce71" office:value-type="string" calcext:value-type="string">
            <text:p>18-06-2020 02.41.03.360000000 PM</text:p>
          </table:table-cell>
          <table:table-cell table:style-name="ce76" office:value-type="time" office:time-value="PT01H10M40.832S" calcext:value-type="time">
            <text:p>01:10:40.83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19" calcext:value-type="date">
            <text:p>19- Jun-2020</text:p>
          </table:table-cell>
          <table:covered-table-cell table:style-name="ce48"/>
          <table:table-cell table:style-name="ce71" office:value-type="float" office:value="942" calcext:value-type="float">
            <text:p>942</text:p>
          </table:table-cell>
          <table:table-cell table:style-name="ce71" office:value-type="float" office:value="27087" calcext:value-type="float">
            <text:p>27087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19-06-2020 01.30.31.584000000 PM</text:p>
          </table:table-cell>
          <table:table-cell table:style-name="ce71" office:value-type="string" calcext:value-type="string">
            <text:p>19-06-2020 02.49.27.957000000 PM</text:p>
          </table:table-cell>
          <table:table-cell table:style-name="ce76" office:value-type="time" office:time-value="PT01H18M56.373S" calcext:value-type="time">
            <text:p>01:18:56.37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20" calcext:value-type="date">
            <text:p>20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style-name="ce71"/>
          <table:covered-table-cell table:style-name="ce56"/>
          <table:table-cell table:number-columns-repeated="249"/>
        </table:table-row>
        <table:table-row table:style-name="ro8">
          <table:table-cell table:style-name="ce67" office:value-type="date" office:date-value="2020-06-21" calcext:value-type="date">
            <text:p>21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number-columns-repeated="2" table:style-name="ce71"/>
          <table:table-cell table:number-columns-repeated="249"/>
        </table:table-row>
        <table:table-row table:style-name="ro8">
          <table:table-cell table:style-name="ce67" office:value-type="date" office:date-value="2020-06-22" calcext:value-type="date">
            <text:p>22- Jun-2020</text:p>
          </table:table-cell>
          <table:covered-table-cell table:style-name="ce48"/>
          <table:table-cell table:style-name="ce71" office:value-type="float" office:value="2737" calcext:value-type="float">
            <text:p>2737</text:p>
          </table:table-cell>
          <table:table-cell table:style-name="ce71" office:value-type="float" office:value="30279" calcext:value-type="float">
            <text:p>30279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2-06-2020 01.44.23.036000000 PM</text:p>
          </table:table-cell>
          <table:table-cell table:style-name="ce71" office:value-type="string" calcext:value-type="string">
            <text:p>22-06-2020 03.29.13.189000000 PM</text:p>
          </table:table-cell>
          <table:table-cell table:style-name="ce76" office:value-type="time" office:time-value="PT01H44M50.153S" calcext:value-type="time">
            <text:p>01:44:50.15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23" calcext:value-type="date">
            <text:p>23- Jun-2020</text:p>
          </table:table-cell>
          <table:covered-table-cell table:style-name="ce48"/>
          <table:table-cell table:style-name="ce71" office:value-type="float" office:value="1480" calcext:value-type="float">
            <text:p>1480</text:p>
          </table:table-cell>
          <table:table-cell table:style-name="ce71" office:value-type="float" office:value="28747" calcext:value-type="float">
            <text:p>28747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3-06-2020 04.05.36.948000000 PM</text:p>
          </table:table-cell>
          <table:table-cell table:style-name="ce71" office:value-type="string" calcext:value-type="string">
            <text:p>23-06-2020 06.07.25.835000000 PM</text:p>
          </table:table-cell>
          <table:table-cell table:style-name="ce74" office:value-type="time" office:time-value="PT02H01M48.887S" calcext:value-type="time">
            <text:p>02:01:48.89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24" calcext:value-type="date">
            <text:p>24- Jun-2020</text:p>
          </table:table-cell>
          <table:covered-table-cell table:style-name="ce48"/>
          <table:table-cell table:style-name="ce71" office:value-type="float" office:value="1231" calcext:value-type="float">
            <text:p>1231</text:p>
          </table:table-cell>
          <table:table-cell table:style-name="ce71" office:value-type="float" office:value="26837" calcext:value-type="float">
            <text:p>26837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4-06-2020 02.18.48.110000000 PM</text:p>
          </table:table-cell>
          <table:table-cell table:style-name="ce71" office:value-type="string" calcext:value-type="string">
            <text:p>24-06-2020 03.39.15.967000000 PM</text:p>
          </table:table-cell>
          <table:table-cell table:style-name="ce74" office:value-type="time" office:time-value="PT01H20M27.857S" calcext:value-type="time">
            <text:p>01:20:27.86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25" calcext:value-type="date">
            <text:p>25- Jun-2020</text:p>
          </table:table-cell>
          <table:covered-table-cell table:style-name="ce48"/>
          <table:table-cell table:style-name="ce71" office:value-type="float" office:value="1400" calcext:value-type="float">
            <text:p>1400</text:p>
          </table:table-cell>
          <table:table-cell table:style-name="ce71" office:value-type="float" office:value="26572" calcext:value-type="float">
            <text:p>2657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5-06-2020 01.31.09.474000000 PM</text:p>
          </table:table-cell>
          <table:table-cell table:style-name="ce71" office:value-type="string" calcext:value-type="string">
            <text:p>25-06-2020 02.49.32.207000000 PM</text:p>
          </table:table-cell>
          <table:table-cell table:style-name="ce76" office:value-type="time" office:time-value="PT01H18M22.733S" calcext:value-type="time">
            <text:p>01:18:22.73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26" calcext:value-type="date">
            <text:p>26- Jun-2020</text:p>
          </table:table-cell>
          <table:covered-table-cell table:style-name="ce48"/>
          <table:table-cell table:style-name="ce71" office:value-type="float" office:value="1259" calcext:value-type="float">
            <text:p>1259</text:p>
          </table:table-cell>
          <table:table-cell table:style-name="ce71" office:value-type="float" office:value="25719" calcext:value-type="float">
            <text:p>25719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6-06-2020 01.30.34.863000000 PM</text:p>
          </table:table-cell>
          <table:table-cell table:style-name="ce71" office:value-type="string" calcext:value-type="string">
            <text:p>26-06-2020 02.46.09.745000000 PM</text:p>
          </table:table-cell>
          <table:table-cell table:style-name="ce76" office:value-type="time" office:time-value="PT01H15M34.882S" calcext:value-type="time">
            <text:p>01:15:34.88</text:p>
          </table:table-cell>
          <table:table-cell table:number-columns-repeated="6"/>
          <table:table-cell table:style-name="ce79"/>
          <table:table-cell table:number-columns-repeated="242"/>
        </table:table-row>
        <table:table-row table:style-name="ro8">
          <table:table-cell table:style-name="ce67" office:value-type="date" office:date-value="2020-06-27" calcext:value-type="date">
            <text:p>27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style-name="ce71"/>
          <table:covered-table-cell table:style-name="ce56"/>
          <table:table-cell table:number-columns-repeated="249"/>
        </table:table-row>
        <table:table-row table:style-name="ro8">
          <table:table-cell table:style-name="ce67" office:value-type="date" office:date-value="2020-06-28" calcext:value-type="date">
            <text:p>28- Jun-2020</text:p>
          </table:table-cell>
          <table:covered-table-cell table:style-name="ce48"/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string" calcext:value-type="string" table:number-columns-spanned="3" table:number-rows-spanned="1">
            <text:p>NO EOD</text:p>
          </table:table-cell>
          <table:covered-table-cell table:style-name="ce71"/>
          <table:covered-table-cell table:style-name="ce56"/>
          <table:table-cell table:number-columns-repeated="249"/>
        </table:table-row>
        <table:table-row table:style-name="ro8">
          <table:table-cell table:style-name="ce67" office:value-type="date" office:date-value="2020-06-29" calcext:value-type="date">
            <text:p>29- Jun-2020</text:p>
          </table:table-cell>
          <table:covered-table-cell table:style-name="ce48"/>
          <table:table-cell table:style-name="ce71" office:value-type="float" office:value="1361" calcext:value-type="float">
            <text:p>1361</text:p>
          </table:table-cell>
          <table:table-cell table:style-name="ce71" office:value-type="float" office:value="39666" calcext:value-type="float">
            <text:p>39666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29-06-2020 03.22.26.611000000 PM</text:p>
          </table:table-cell>
          <table:table-cell table:style-name="ce71" office:value-type="string" calcext:value-type="string">
            <text:p>29-06-2020 05.31.34.488000000 PM</text:p>
          </table:table-cell>
          <table:table-cell table:style-name="ce76" office:value-type="time" office:time-value="PT02H09M07.877S" calcext:value-type="time">
            <text:p>02:09:07.88</text:p>
          </table:table-cell>
          <table:table-cell table:number-columns-repeated="249"/>
        </table:table-row>
        <table:table-row table:style-name="ro8">
          <table:table-cell table:style-name="ce67" office:value-type="date" office:date-value="2020-06-30" calcext:value-type="date">
            <text:p>30- Jun-2020</text:p>
          </table:table-cell>
          <table:covered-table-cell table:style-name="ce48"/>
          <table:table-cell table:style-name="ce71" office:value-type="float" office:value="1148" calcext:value-type="float">
            <text:p>1148</text:p>
          </table:table-cell>
          <table:table-cell table:style-name="ce71" office:value-type="float" office:value="95913" calcext:value-type="float">
            <text:p>9591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30-06-2020 01.30.26.026000000 PM</text:p>
          </table:table-cell>
          <table:table-cell table:style-name="ce71" office:value-type="string" calcext:value-type="string">
            <text:p>30-06-2020 05.31.21.876000000 PM</text:p>
          </table:table-cell>
          <table:table-cell table:style-name="ce74" office:value-type="time" office:time-value="PT04H00M55.85S" calcext:value-type="time">
            <text:p>04:00:55.85</text:p>
          </table:table-cell>
          <table:table-cell table:number-columns-repeated="249"/>
        </table:table-row>
        <table:table-row table:style-name="ro8">
          <table:table-cell table:style-name="ce67"/>
          <table:covered-table-cell table:style-name="ce48"/>
          <table:table-cell table:style-name="ce71" table:number-columns-repeated="6"/>
          <table:table-cell table:number-columns-repeated="249"/>
        </table:table-row>
        <table:table-row table:style-name="ro9" table:number-rows-repeated="1048542">
          <table:table-cell table:number-columns-repeated="257"/>
        </table:table-row>
        <table:table-row table:style-name="ro9">
          <table:table-cell table:number-columns-repeated="257"/>
        </table:table-row>
      </table:table>
      <table:table table:name="EOD Timings" table:style-name="ta8">
        <table:table-column table:style-name="co48" table:default-cell-style-name="ce192"/>
        <table:table-column table:style-name="co49" table:default-cell-style-name="ce17"/>
        <table:table-column table:style-name="co50" table:default-cell-style-name="ce17"/>
        <table:table-column table:style-name="co49" table:default-cell-style-name="ce17"/>
        <table:table-column table:style-name="co51" table:default-cell-style-name="ce17"/>
        <table:table-column table:style-name="co4" table:number-columns-repeated="59" table:default-cell-style-name="ce17"/>
        <table:table-row table:style-name="ro1">
          <table:table-cell table:style-name="ce160" office:value-type="string" calcext:value-type="string" table:number-columns-spanned="5" table:number-rows-spanned="1">
            <text:p>EOD TIMINGS</text:p>
          </table:table-cell>
          <table:covered-table-cell table:number-columns-repeated="4" table:style-name="ce5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1-Jun-2020</text:p>
          </table:table-cell>
          <table:table-cell table:style-name="ce179" office:value-type="string" calcext:value-type="string">
            <text:p>202$1=500(ImportManager)</text:p>
          </table:table-cell>
          <table:table-cell table:style-name="ce179" office:value-type="string" calcext:value-type="string">
            <text:p>01-06-2020 02.01.15.897000000 PM</text:p>
          </table:table-cell>
          <table:table-cell table:style-name="ce179" office:value-type="string" calcext:value-type="string">
            <text:p><text:s text:c="3"/>01-06-2020 02.26.10.701000000 PM</text:p>
          </table:table-cell>
          <table:table-cell table:style-name="ce185" office:value-type="time" office:time-value="PT00H24M54.804S" calcext:value-type="time">
            <text:p>00:24:54.8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2=100(Bulk Data Maintenance)</text:p>
          </table:table-cell>
          <table:table-cell table:style-name="ce179" office:value-type="string" calcext:value-type="string">
            <text:p>01-06-2020 02.26.10.829000000 PM</text:p>
          </table:table-cell>
          <table:table-cell table:style-name="ce179" office:value-type="string" calcext:value-type="string">
            <text:p><text:s text:c="3"/>01-06-2020 04.06.13.987000000 PM</text:p>
          </table:table-cell>
          <table:table-cell table:style-name="ce185" office:value-type="time" office:time-value="PT01H40M03.158S" calcext:value-type="time">
            <text:p>01:40:03.1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3=212(Incremental Bulk Hashing)</text:p>
          </table:table-cell>
          <table:table-cell table:style-name="ce179" office:value-type="string" calcext:value-type="string">
            <text:p>01-06-2020 04.06.14.153000000 PM</text:p>
          </table:table-cell>
          <table:table-cell table:style-name="ce179" office:value-type="string" calcext:value-type="string">
            <text:p><text:s text:c="3"/>01-06-2020 04.12.37.657000000 PM</text:p>
          </table:table-cell>
          <table:table-cell table:style-name="ce185" office:value-type="time" office:time-value="PT00H06M23.504S" calcext:value-type="time">
            <text:p>00:06:23.5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4=302(Single Record Matching)</text:p>
          </table:table-cell>
          <table:table-cell table:style-name="ce179" office:value-type="string" calcext:value-type="string">
            <text:p>01-06-2020 04.12.37.784000000 PM</text:p>
          </table:table-cell>
          <table:table-cell table:style-name="ce179" office:value-type="string" calcext:value-type="string">
            <text:p><text:s text:c="3"/>01-06-2020 04.18.16.158000000 PM</text:p>
          </table:table-cell>
          <table:table-cell table:style-name="ce185" office:value-type="time" office:time-value="PT00H05M38.374S" calcext:value-type="time">
            <text:p>00:05:38.3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5=302(Single Record Matching)</text:p>
          </table:table-cell>
          <table:table-cell table:style-name="ce179" office:value-type="string" calcext:value-type="string">
            <text:p>01-06-2020 04.19.00.958000000 PM</text:p>
          </table:table-cell>
          <table:table-cell table:style-name="ce179" office:value-type="string" calcext:value-type="string">
            <text:p><text:s text:c="3"/>01-06-2020 05.03.03.704000000 PM</text:p>
          </table:table-cell>
          <table:table-cell table:style-name="ce185" office:value-type="time" office:time-value="PT00H44M02.746S" calcext:value-type="time">
            <text:p>00:44:02.7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6=400(Strengths)</text:p>
          </table:table-cell>
          <table:table-cell table:style-name="ce179" office:value-type="string" calcext:value-type="string">
            <text:p>01-06-2020 05.03.03.818000000 PM</text:p>
          </table:table-cell>
          <table:table-cell table:style-name="ce179" office:value-type="string" calcext:value-type="string">
            <text:p><text:s text:c="3"/>01-06-2020 05.03.42.234000000 PM</text:p>
          </table:table-cell>
          <table:table-cell table:style-name="ce185" office:value-type="time" office:time-value="PT00H00M38.416S" calcext:value-type="time">
            <text:p>00:00:38.4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7=667(Clustering)</text:p>
          </table:table-cell>
          <table:table-cell table:style-name="ce179" office:value-type="string" calcext:value-type="string">
            <text:p>01-06-2020 05.03.42.393000000 PM</text:p>
          </table:table-cell>
          <table:table-cell table:style-name="ce179" office:value-type="string" calcext:value-type="string">
            <text:p><text:s text:c="3"/>01-06-2020 05.03.46.149000000 PM</text:p>
          </table:table-cell>
          <table:table-cell table:style-name="ce185" office:value-type="time" office:time-value="PT00H00M03.756S" calcext:value-type="time">
            <text:p>00:00:03.7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9" office:value-type="string" calcext:value-type="string">
            <text:p>202$8=500(ImportManager)</text:p>
          </table:table-cell>
          <table:table-cell table:style-name="ce179" office:value-type="string" calcext:value-type="string">
            <text:p>01-06-2020 05.03.46.234000000 PM</text:p>
          </table:table-cell>
          <table:table-cell table:style-name="ce179" office:value-type="string" calcext:value-type="string">
            <text:p><text:s text:c="3"/>01-06-2020 05.11.17.858000000 PM</text:p>
          </table:table-cell>
          <table:table-cell table:style-name="ce185" office:value-type="time" office:time-value="PT00H07M31.624S" calcext:value-type="time">
            <text:p>00:07:31.6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2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02-06-2020 02.42.44.412000000 PM</text:p>
          </table:table-cell>
          <table:table-cell table:style-name="ce170" office:value-type="string" calcext:value-type="string">
            <text:p>02-06-2020 02.59.41.079000000 PM</text:p>
          </table:table-cell>
          <table:table-cell table:style-name="ce186" office:value-type="time" office:time-value="PT00H16M56.667S" calcext:value-type="time">
            <text:p>00:16:56.6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02-06-2020 02.59.41.219000000 PM</text:p>
          </table:table-cell>
          <table:table-cell table:style-name="ce170" office:value-type="string" calcext:value-type="string">
            <text:p>02-06-2020 03.36.41.489000000 PM</text:p>
          </table:table-cell>
          <table:table-cell table:style-name="ce186" office:value-type="time" office:time-value="PT00H37M00.27S" calcext:value-type="time">
            <text:p>00:37:00.2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02-06-2020 03.36.41.624000000 PM</text:p>
          </table:table-cell>
          <table:table-cell table:style-name="ce170" office:value-type="string" calcext:value-type="string">
            <text:p>02-06-2020 03.40.39.613000000 PM</text:p>
          </table:table-cell>
          <table:table-cell table:style-name="ce186" office:value-type="time" office:time-value="PT00H03M57.989S" calcext:value-type="time">
            <text:p>00:03:57.9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02-06-2020 03.40.39.766000000 PM</text:p>
          </table:table-cell>
          <table:table-cell table:style-name="ce170" office:value-type="string" calcext:value-type="string">
            <text:p>02-06-2020 03.47.10.712000000 PM</text:p>
          </table:table-cell>
          <table:table-cell table:style-name="ce186" office:value-type="time" office:time-value="PT00H06M30.946S" calcext:value-type="time">
            <text:p>00:06:30.9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02-06-2020 03.47.15.870000000 PM</text:p>
          </table:table-cell>
          <table:table-cell table:style-name="ce170" office:value-type="string" calcext:value-type="string">
            <text:p>02-06-2020 04.16.49.479000000 PM</text:p>
          </table:table-cell>
          <table:table-cell table:style-name="ce186" office:value-type="time" office:time-value="PT00H29M33.609S" calcext:value-type="time">
            <text:p>00:29:33.6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02-06-2020 04.16.49.619000000 PM</text:p>
          </table:table-cell>
          <table:table-cell table:style-name="ce170" office:value-type="string" calcext:value-type="string">
            <text:p>02-06-2020 04.17.22.076000000 PM</text:p>
          </table:table-cell>
          <table:table-cell table:style-name="ce186" office:value-type="time" office:time-value="PT00H00M32.457S" calcext:value-type="time">
            <text:p>00:00:32.4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02-06-2020 04.17.22.209000000 PM</text:p>
          </table:table-cell>
          <table:table-cell table:style-name="ce170" office:value-type="string" calcext:value-type="string">
            <text:p>02-06-2020 04.17.27.101000000 PM</text:p>
          </table:table-cell>
          <table:table-cell table:style-name="ce186" office:value-type="time" office:time-value="PT00H00M04.892S" calcext:value-type="time">
            <text:p>00:00:04.8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02-06-2020 04.17.27.198000000 PM</text:p>
          </table:table-cell>
          <table:table-cell table:style-name="ce170" office:value-type="string" calcext:value-type="string">
            <text:p>02-06-2020 04.26.38.513000000 PM</text:p>
          </table:table-cell>
          <table:table-cell table:style-name="ce186" office:value-type="time" office:time-value="PT00H09M11.315S" calcext:value-type="time">
            <text:p>00:09:11.3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3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03-06-2020 01.30.20.177000000 PM</text:p>
          </table:table-cell>
          <table:table-cell table:style-name="ce170" office:value-type="string" calcext:value-type="string">
            <text:p>03-06-2020 01.43.56.808000000 PM</text:p>
          </table:table-cell>
          <table:table-cell table:style-name="ce186" office:value-type="time" office:time-value="PT00H13M36.631S" calcext:value-type="time">
            <text:p>00:13:36.6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03-06-2020 01.43.56.934000000 PM</text:p>
          </table:table-cell>
          <table:table-cell table:style-name="ce170" office:value-type="string" calcext:value-type="string">
            <text:p>03-06-2020 01.59.30.622000000 PM</text:p>
          </table:table-cell>
          <table:table-cell table:style-name="ce186" office:value-type="time" office:time-value="PT00H15M33.688S" calcext:value-type="time">
            <text:p>00:15:33.69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03-06-2020 01.59.30.744000000 PM</text:p>
          </table:table-cell>
          <table:table-cell table:style-name="ce170" office:value-type="string" calcext:value-type="string">
            <text:p>03-06-2020 02.01.43.059000000 PM</text:p>
          </table:table-cell>
          <table:table-cell table:style-name="ce186" office:value-type="time" office:time-value="PT00H02M12.315S" calcext:value-type="time">
            <text:p>00:02:12.3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03-06-2020 02.01.43.201000000 PM</text:p>
          </table:table-cell>
          <table:table-cell table:style-name="ce170" office:value-type="string" calcext:value-type="string">
            <text:p>03-06-2020 02.07.18.030000000 PM</text:p>
          </table:table-cell>
          <table:table-cell table:style-name="ce186" office:value-type="time" office:time-value="PT00H05M34.829S" calcext:value-type="time">
            <text:p>00:05:34.8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03-06-2020 02.07.20.676000000 PM</text:p>
          </table:table-cell>
          <table:table-cell table:style-name="ce170" office:value-type="string" calcext:value-type="string">
            <text:p>03-06-2020 02.30.06.353000000 PM</text:p>
          </table:table-cell>
          <table:table-cell table:style-name="ce186" office:value-type="time" office:time-value="PT00H22M45.677S" calcext:value-type="time">
            <text:p>00:22:45.6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03-06-2020 02.30.06.478000000 PM</text:p>
          </table:table-cell>
          <table:table-cell table:style-name="ce170" office:value-type="string" calcext:value-type="string">
            <text:p>03-06-2020 02.30.34.948000000 PM</text:p>
          </table:table-cell>
          <table:table-cell table:style-name="ce186" office:value-type="time" office:time-value="PT00H00M28.47S" calcext:value-type="time">
            <text:p>00:00:28.4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03-06-2020 02.30.35.055000000 PM</text:p>
          </table:table-cell>
          <table:table-cell table:style-name="ce170" office:value-type="string" calcext:value-type="string">
            <text:p>03-06-2020 02.30.38.196000000 PM</text:p>
          </table:table-cell>
          <table:table-cell table:style-name="ce186" office:value-type="time" office:time-value="PT00H00M03.141S" calcext:value-type="time">
            <text:p>00:00:03.1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03-06-2020 02.30.38.271000000 PM</text:p>
          </table:table-cell>
          <table:table-cell table:style-name="ce170" office:value-type="string" calcext:value-type="string">
            <text:p>03-06-2020 02.36.55.460000000 PM</text:p>
          </table:table-cell>
          <table:table-cell table:style-name="ce186" office:value-type="time" office:time-value="PT00H06M17.189S" calcext:value-type="time">
            <text:p>00:06:17.19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4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04-06-2020 01.30.24.580000000 PM</text:p>
          </table:table-cell>
          <table:table-cell table:style-name="ce170" office:value-type="string" calcext:value-type="string">
            <text:p>04-06-2020 01.44.08.327000000 PM</text:p>
          </table:table-cell>
          <table:table-cell table:style-name="ce186" office:value-type="time" office:time-value="PT00H13M43.747S" calcext:value-type="time">
            <text:p>00:13:43.7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04-06-2020 01.44.08.508000000 PM</text:p>
          </table:table-cell>
          <table:table-cell table:style-name="ce170" office:value-type="string" calcext:value-type="string">
            <text:p>04-06-2020 02.30.52.039000000 PM</text:p>
          </table:table-cell>
          <table:table-cell table:style-name="ce186" office:value-type="time" office:time-value="PT00H46M43.531S" calcext:value-type="time">
            <text:p>00:46:43.5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04-06-2020 02.30.52.159000000 PM</text:p>
          </table:table-cell>
          <table:table-cell table:style-name="ce170" office:value-type="string" calcext:value-type="string">
            <text:p>04-06-2020 02.34.17.564000000 PM</text:p>
          </table:table-cell>
          <table:table-cell table:style-name="ce186" office:value-type="time" office:time-value="PT00H03M25.405S" calcext:value-type="time">
            <text:p>00:03:25.4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04-06-2020 02.34.17.690000000 PM</text:p>
          </table:table-cell>
          <table:table-cell table:style-name="ce170" office:value-type="string" calcext:value-type="string">
            <text:p>04-06-2020 02.39.49.424000000 PM</text:p>
          </table:table-cell>
          <table:table-cell table:style-name="ce186" office:value-type="time" office:time-value="PT00H05M31.734S" calcext:value-type="time">
            <text:p>00:05:31.7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04-06-2020 02.39.53.102000000 PM</text:p>
          </table:table-cell>
          <table:table-cell table:style-name="ce170" office:value-type="string" calcext:value-type="string">
            <text:p>04-06-2020 03.02.55.075000000 PM</text:p>
          </table:table-cell>
          <table:table-cell table:style-name="ce186" office:value-type="time" office:time-value="PT00H23M01.973S" calcext:value-type="time">
            <text:p>00:23:01.9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04-06-2020 03.02.55.208000000 PM</text:p>
          </table:table-cell>
          <table:table-cell table:style-name="ce170" office:value-type="string" calcext:value-type="string">
            <text:p>04-06-2020 03.03.22.916000000 PM</text:p>
          </table:table-cell>
          <table:table-cell table:style-name="ce186" office:value-type="time" office:time-value="PT00H00M27.708S" calcext:value-type="time">
            <text:p>00:00:27.7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04-06-2020 03.03.23.021000000 PM</text:p>
          </table:table-cell>
          <table:table-cell table:style-name="ce170" office:value-type="string" calcext:value-type="string">
            <text:p>04-06-2020 03.03.27.188000000 PM</text:p>
          </table:table-cell>
          <table:table-cell table:style-name="ce186" office:value-type="time" office:time-value="PT00H00M04.167S" calcext:value-type="time">
            <text:p>00:00:04.1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04-06-2020 03.03.27.276000000 PM</text:p>
          </table:table-cell>
          <table:table-cell table:style-name="ce170" office:value-type="string" calcext:value-type="string">
            <text:p>04-06-2020 03.12.26.555000000 PM</text:p>
          </table:table-cell>
          <table:table-cell table:style-name="ce186" office:value-type="time" office:time-value="PT00H08M59.279S" calcext:value-type="time">
            <text:p>00:08:59.28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5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05-06-2020 01.30.29.850000000 PM</text:p>
          </table:table-cell>
          <table:table-cell table:style-name="ce171" office:value-type="string" calcext:value-type="string">
            <text:p>05-06-2020 01.52.01.564000000 PM</text:p>
          </table:table-cell>
          <table:table-cell table:style-name="ce185" office:value-type="time" office:time-value="PT00H21M31.714S" calcext:value-type="time">
            <text:p>00:21:31.7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05-06-2020 01.52.01.700000000 PM</text:p>
          </table:table-cell>
          <table:table-cell table:style-name="ce171" office:value-type="string" calcext:value-type="string">
            <text:p>05-06-2020 02.46.51.200000000 PM</text:p>
          </table:table-cell>
          <table:table-cell table:style-name="ce185" office:value-type="time" office:time-value="PT00H54M49.5S" calcext:value-type="time">
            <text:p>00:54:49.5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05-06-2020 02.46.51.338000000 PM</text:p>
          </table:table-cell>
          <table:table-cell table:style-name="ce171" office:value-type="string" calcext:value-type="string">
            <text:p>05-06-2020 02.51.55.427000000 PM</text:p>
          </table:table-cell>
          <table:table-cell table:style-name="ce185" office:value-type="time" office:time-value="PT00H05M04.89S" calcext:value-type="time">
            <text:p>00:05:04.8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05-06-2020 02.51.55.540000000 PM</text:p>
          </table:table-cell>
          <table:table-cell table:style-name="ce171" office:value-type="string" calcext:value-type="string">
            <text:p>05-06-2020 02.56.51.041000000 PM</text:p>
          </table:table-cell>
          <table:table-cell table:style-name="ce185" office:value-type="time" office:time-value="PT00H04M55.501S" calcext:value-type="time">
            <text:p>00:04:55.5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05-06-2020 02.57.35.155000000 PM</text:p>
          </table:table-cell>
          <table:table-cell table:style-name="ce171" office:value-type="string" calcext:value-type="string">
            <text:p>05-06-2020 03.32.12.854000000 PM</text:p>
          </table:table-cell>
          <table:table-cell table:style-name="ce185" office:value-type="time" office:time-value="PT00H34M37.699S" calcext:value-type="time">
            <text:p>00:34:37.7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05-06-2020 03.32.12.962000000 PM</text:p>
          </table:table-cell>
          <table:table-cell table:style-name="ce171" office:value-type="string" calcext:value-type="string">
            <text:p>05-06-2020 03.32.45.539000000 PM</text:p>
          </table:table-cell>
          <table:table-cell table:style-name="ce185" office:value-type="time" office:time-value="PT00H00M32.577S" calcext:value-type="time">
            <text:p>00:00:32.5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05-06-2020 03.32.45.632000000 PM</text:p>
          </table:table-cell>
          <table:table-cell table:style-name="ce171" office:value-type="string" calcext:value-type="string">
            <text:p>05-06-2020 03.32.49.350000000 PM</text:p>
          </table:table-cell>
          <table:table-cell table:style-name="ce185" office:value-type="time" office:time-value="PT00H00M03.718S" calcext:value-type="time">
            <text:p>00:00:03.7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05-06-2020 03.32.49.457000000 PM</text:p>
          </table:table-cell>
          <table:table-cell table:style-name="ce171" office:value-type="string" calcext:value-type="string">
            <text:p>05-06-2020 03.38.43.064000000 PM</text:p>
          </table:table-cell>
          <table:table-cell table:style-name="ce185" office:value-type="time" office:time-value="PT00H05M53.607S" calcext:value-type="time">
            <text:p>00:05:53.61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6-Jun-2020</text:p>
          </table:table-cell>
          <table:table-cell table:style-name="ce180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7-Jun-2020</text:p>
          </table:table-cell>
          <table:table-cell table:style-name="ce181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8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08-06-2020 01.30.22.359000000 PM</text:p>
          </table:table-cell>
          <table:table-cell table:style-name="ce171" office:value-type="string" calcext:value-type="string">
            <text:p>08-06-2020 01.51.08.428000000 PM</text:p>
          </table:table-cell>
          <table:table-cell table:style-name="ce185" office:value-type="time" office:time-value="PT00H20M46.69S" calcext:value-type="time">
            <text:p>00:20:46.6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08-06-2020 01.51.08.566000000 PM</text:p>
          </table:table-cell>
          <table:table-cell table:style-name="ce171" office:value-type="string" calcext:value-type="string">
            <text:p>08-06-2020 02.26.17.091000000 PM</text:p>
          </table:table-cell>
          <table:table-cell table:style-name="ce185" office:value-type="time" office:time-value="PT00H35M08.525S" calcext:value-type="time">
            <text:p>00:35:08.5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08-06-2020 02.26.17.218000000 PM</text:p>
          </table:table-cell>
          <table:table-cell table:style-name="ce171" office:value-type="string" calcext:value-type="string">
            <text:p>08-06-2020 02.30.06.333000000 PM</text:p>
          </table:table-cell>
          <table:table-cell table:style-name="ce185" office:value-type="time" office:time-value="PT00H03M49.115S" calcext:value-type="time">
            <text:p>00:03:49.1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08-06-2020 02.30.06.448000000 PM</text:p>
          </table:table-cell>
          <table:table-cell table:style-name="ce171" office:value-type="string" calcext:value-type="string">
            <text:p>08-06-2020 02.35.18.094000000 PM</text:p>
          </table:table-cell>
          <table:table-cell table:style-name="ce185" office:value-type="time" office:time-value="PT00H05M11.646S" calcext:value-type="time">
            <text:p>00:05:11.6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08-06-2020 02.36.04.918000000 PM</text:p>
          </table:table-cell>
          <table:table-cell table:style-name="ce171" office:value-type="string" calcext:value-type="string">
            <text:p>08-06-2020 03.13.43.297000000 PM</text:p>
          </table:table-cell>
          <table:table-cell table:style-name="ce185" office:value-type="time" office:time-value="PT00H37M38.379S" calcext:value-type="time">
            <text:p>00:37:38.3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08-06-2020 03.13.43.427000000 PM</text:p>
          </table:table-cell>
          <table:table-cell table:style-name="ce171" office:value-type="string" calcext:value-type="string">
            <text:p>08-06-2020 03.14.19.192000000 PM</text:p>
          </table:table-cell>
          <table:table-cell table:style-name="ce185" office:value-type="time" office:time-value="PT00H00M35.765S" calcext:value-type="time">
            <text:p>00:00:35.7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08-06-2020 03.14.19.308000000 PM</text:p>
          </table:table-cell>
          <table:table-cell table:style-name="ce171" office:value-type="string" calcext:value-type="string">
            <text:p>08-06-2020 03.14.23.413000000 PM</text:p>
          </table:table-cell>
          <table:table-cell table:style-name="ce185" office:value-type="time" office:time-value="PT00H00M04.105S" calcext:value-type="time">
            <text:p>00:00:04.1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08-06-2020 03.14.23.508000000 PM</text:p>
          </table:table-cell>
          <table:table-cell table:style-name="ce171" office:value-type="string" calcext:value-type="string">
            <text:p>08-06-2020 03.21.26.212000000 PM</text:p>
          </table:table-cell>
          <table:table-cell table:style-name="ce185" office:value-type="time" office:time-value="PT00H07M02.704S" calcext:value-type="time">
            <text:p>00:07:02.70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09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09-06-2020 01.30.27.031000000 PM</text:p>
          </table:table-cell>
          <table:table-cell table:style-name="ce170" office:value-type="string" calcext:value-type="string">
            <text:p>09-06-2020 01.45.12.649000000 PM</text:p>
          </table:table-cell>
          <table:table-cell table:style-name="ce186" office:value-type="time" office:time-value="PT00H14M45.618S" calcext:value-type="time">
            <text:p>00:14:45.6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09-06-2020 01.45.12.755000000 PM</text:p>
          </table:table-cell>
          <table:table-cell table:style-name="ce170" office:value-type="string" calcext:value-type="string">
            <text:p>09-06-2020 02.01.54.555000000 PM</text:p>
          </table:table-cell>
          <table:table-cell table:style-name="ce186" office:value-type="time" office:time-value="PT00H16M41.8S" calcext:value-type="time">
            <text:p>00:16:41.8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09-06-2020 02.01.54.696000000 PM</text:p>
          </table:table-cell>
          <table:table-cell table:style-name="ce170" office:value-type="string" calcext:value-type="string">
            <text:p>09-06-2020 02.04.07.201000000 PM</text:p>
          </table:table-cell>
          <table:table-cell table:style-name="ce186" office:value-type="time" office:time-value="PT00H02M12.505S" calcext:value-type="time">
            <text:p>00:02:12.5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09-06-2020 02.04.07.410000000 PM</text:p>
          </table:table-cell>
          <table:table-cell table:style-name="ce170" office:value-type="string" calcext:value-type="string">
            <text:p>09-06-2020 02.09.37.970000000 PM</text:p>
          </table:table-cell>
          <table:table-cell table:style-name="ce186" office:value-type="time" office:time-value="PT00H05M30.56S" calcext:value-type="time">
            <text:p>00:05:30.5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09-06-2020 02.09.41.086000000 PM</text:p>
          </table:table-cell>
          <table:table-cell table:style-name="ce170" office:value-type="string" calcext:value-type="string">
            <text:p>09-06-2020 02.32.03.289000000 PM</text:p>
          </table:table-cell>
          <table:table-cell table:style-name="ce186" office:value-type="time" office:time-value="PT00H22M22.203S" calcext:value-type="time">
            <text:p>00:22:22.2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09-06-2020 02.32.03.416000000 PM</text:p>
          </table:table-cell>
          <table:table-cell table:style-name="ce170" office:value-type="string" calcext:value-type="string">
            <text:p>09-06-2020 02.32.29.415000000 PM</text:p>
          </table:table-cell>
          <table:table-cell table:style-name="ce186" office:value-type="time" office:time-value="PT00H00M25.999S" calcext:value-type="time">
            <text:p>00:00:26.0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09-06-2020 02.32.29.552000000 PM</text:p>
          </table:table-cell>
          <table:table-cell table:style-name="ce170" office:value-type="string" calcext:value-type="string">
            <text:p>09-06-2020 02.32.32.651000000 PM</text:p>
          </table:table-cell>
          <table:table-cell table:style-name="ce186" office:value-type="time" office:time-value="PT00H00M03.99S" calcext:value-type="time">
            <text:p>00:00:03.9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09-06-2020 02.32.32.727000000 PM</text:p>
          </table:table-cell>
          <table:table-cell table:style-name="ce170" office:value-type="string" calcext:value-type="string">
            <text:p>09-06-2020 02.38.21.889000000 PM</text:p>
          </table:table-cell>
          <table:table-cell table:style-name="ce186" office:value-type="time" office:time-value="PT00H05M49.162S" calcext:value-type="time">
            <text:p>00:05:49.16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0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10-06-2020 01.30.22.465000000 PM</text:p>
          </table:table-cell>
          <table:table-cell table:style-name="ce170" office:value-type="string" calcext:value-type="string">
            <text:p>10-06-2020 01.45.36.125000000 PM</text:p>
          </table:table-cell>
          <table:table-cell table:style-name="ce186" office:value-type="time" office:time-value="PT00H15M13.66S" calcext:value-type="time">
            <text:p>00:15:13.6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10-06-2020 01.45.36.273000000 PM</text:p>
          </table:table-cell>
          <table:table-cell table:style-name="ce170" office:value-type="string" calcext:value-type="string">
            <text:p>10-06-2020 02.10.32.735000000 PM</text:p>
          </table:table-cell>
          <table:table-cell table:style-name="ce186" office:value-type="time" office:time-value="PT00H24M56.462S" calcext:value-type="time">
            <text:p>00:24:56.4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10-06-2020 02.10.32.864000000 PM</text:p>
          </table:table-cell>
          <table:table-cell table:style-name="ce170" office:value-type="string" calcext:value-type="string">
            <text:p>10-06-2020 02.13.22.235000000 PM</text:p>
          </table:table-cell>
          <table:table-cell table:style-name="ce186" office:value-type="time" office:time-value="PT00H02M49.371S" calcext:value-type="time">
            <text:p>00:02:49.3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10-06-2020 02.13.22.356000000 PM</text:p>
          </table:table-cell>
          <table:table-cell table:style-name="ce170" office:value-type="string" calcext:value-type="string">
            <text:p>10-06-2020 02.18.58.548000000 PM</text:p>
          </table:table-cell>
          <table:table-cell table:style-name="ce186" office:value-type="time" office:time-value="PT00H05M36.192S" calcext:value-type="time">
            <text:p>00:05:36.1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10-06-2020 02.19.01.405000000 PM</text:p>
          </table:table-cell>
          <table:table-cell table:style-name="ce170" office:value-type="string" calcext:value-type="string">
            <text:p>10-06-2020 02.42.49.191000000 PM</text:p>
          </table:table-cell>
          <table:table-cell table:style-name="ce186" office:value-type="time" office:time-value="PT00H23M47.786S" calcext:value-type="time">
            <text:p>00:23:47.7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10-06-2020 02.42.49.295000000 PM</text:p>
          </table:table-cell>
          <table:table-cell table:style-name="ce170" office:value-type="string" calcext:value-type="string">
            <text:p>10-06-2020 02.43.15.593000000 PM</text:p>
          </table:table-cell>
          <table:table-cell table:style-name="ce186" office:value-type="time" office:time-value="PT00H00M26.298S" calcext:value-type="time">
            <text:p>00:00:26.3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10-06-2020 02.43.15.737000000 PM</text:p>
          </table:table-cell>
          <table:table-cell table:style-name="ce170" office:value-type="string" calcext:value-type="string">
            <text:p>10-06-2020 02.43.19.639000000 PM</text:p>
          </table:table-cell>
          <table:table-cell table:style-name="ce186" office:value-type="time" office:time-value="PT00H00M03.902S" calcext:value-type="time">
            <text:p>00:00:03.9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10-06-2020 02.43.19.721000000 PM</text:p>
          </table:table-cell>
          <table:table-cell table:style-name="ce170" office:value-type="string" calcext:value-type="string">
            <text:p>10-06-2020 02.49.49.682000000 PM</text:p>
          </table:table-cell>
          <table:table-cell table:style-name="ce186" office:value-type="time" office:time-value="PT00H06M29.961S" calcext:value-type="time">
            <text:p>00:06:29.96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1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11-06-2020 02.44.26.045000000 PM</text:p>
          </table:table-cell>
          <table:table-cell table:style-name="ce171" office:value-type="string" calcext:value-type="string">
            <text:p>11-06-2020 03.01.21.470000000 PM</text:p>
          </table:table-cell>
          <table:table-cell table:style-name="ce185" office:value-type="time" office:time-value="PT00H16M55.425S" calcext:value-type="time">
            <text:p>00:16:55.4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11-06-2020 03.01.21.633000000 PM</text:p>
          </table:table-cell>
          <table:table-cell table:style-name="ce171" office:value-type="string" calcext:value-type="string">
            <text:p>11-06-2020 03.44.20.233000000 PM</text:p>
          </table:table-cell>
          <table:table-cell table:style-name="ce185" office:value-type="time" office:time-value="PT00H42M58.6S" calcext:value-type="time">
            <text:p>00:42:58.6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11-06-2020 03.44.20.374000000 PM</text:p>
          </table:table-cell>
          <table:table-cell table:style-name="ce171" office:value-type="string" calcext:value-type="string">
            <text:p>11-06-2020 03.48.39.862000000 PM</text:p>
          </table:table-cell>
          <table:table-cell table:style-name="ce185" office:value-type="time" office:time-value="PT00H04M19.488S" calcext:value-type="time">
            <text:p>00:04:19.4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11-06-2020 03.48.39.990000000 PM</text:p>
          </table:table-cell>
          <table:table-cell table:style-name="ce171" office:value-type="string" calcext:value-type="string">
            <text:p>11-06-2020 03.53.54.885000000 PM</text:p>
          </table:table-cell>
          <table:table-cell table:style-name="ce185" office:value-type="time" office:time-value="PT00H05M14.895S" calcext:value-type="time">
            <text:p>00:05:14.9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11-06-2020 03.54.12.649000000 PM</text:p>
          </table:table-cell>
          <table:table-cell table:style-name="ce171" office:value-type="string" calcext:value-type="string">
            <text:p>11-06-2020 04.20.58.458000000 PM</text:p>
          </table:table-cell>
          <table:table-cell table:style-name="ce185" office:value-type="time" office:time-value="PT00H26M45.809S" calcext:value-type="time">
            <text:p>00:26:45.8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11-06-2020 04.20.58.588000000 PM</text:p>
          </table:table-cell>
          <table:table-cell table:style-name="ce171" office:value-type="string" calcext:value-type="string">
            <text:p>11-06-2020 04.21.28.406000000 PM</text:p>
          </table:table-cell>
          <table:table-cell table:style-name="ce185" office:value-type="time" office:time-value="PT00H00M29.818S" calcext:value-type="time">
            <text:p>00:00:29.8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11-06-2020 04.21.28.486000000 PM</text:p>
          </table:table-cell>
          <table:table-cell table:style-name="ce171" office:value-type="string" calcext:value-type="string">
            <text:p>11-06-2020 04.21.32.528000000 PM</text:p>
          </table:table-cell>
          <table:table-cell table:style-name="ce185" office:value-type="time" office:time-value="PT00H00M04.42S" calcext:value-type="time">
            <text:p>00:00:04.4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11-06-2020 04.21.32.654000000 PM</text:p>
          </table:table-cell>
          <table:table-cell table:style-name="ce171" office:value-type="string" calcext:value-type="string">
            <text:p>11-06-2020 04.27.20.703000000 PM</text:p>
          </table:table-cell>
          <table:table-cell table:style-name="ce185" office:value-type="time" office:time-value="PT00H05M48.49S" calcext:value-type="time">
            <text:p>00:05:48.49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2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12-06-2020 01.31.13.185000000 PM</text:p>
          </table:table-cell>
          <table:table-cell table:style-name="ce171" office:value-type="string" calcext:value-type="string">
            <text:p>12-06-2020 01.47.31.470000000 PM</text:p>
          </table:table-cell>
          <table:table-cell table:style-name="ce185" office:value-type="time" office:time-value="PT00H16M18.285S" calcext:value-type="time">
            <text:p>00:16:18.2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12-06-2020 01.47.31.574000000 PM</text:p>
          </table:table-cell>
          <table:table-cell table:style-name="ce171" office:value-type="string" calcext:value-type="string">
            <text:p>12-06-2020 02.09.07.517000000 PM</text:p>
          </table:table-cell>
          <table:table-cell table:style-name="ce185" office:value-type="time" office:time-value="PT00H21M35.943S" calcext:value-type="time">
            <text:p>00:21:35.9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12-06-2020 02.09.07.657000000 PM</text:p>
          </table:table-cell>
          <table:table-cell table:style-name="ce171" office:value-type="string" calcext:value-type="string">
            <text:p>12-06-2020 02.12.02.225000000 PM</text:p>
          </table:table-cell>
          <table:table-cell table:style-name="ce185" office:value-type="time" office:time-value="PT00H02M54.568S" calcext:value-type="time">
            <text:p>00:02:54.5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12-06-2020 02.12.02.391000000 PM</text:p>
          </table:table-cell>
          <table:table-cell table:style-name="ce171" office:value-type="string" calcext:value-type="string">
            <text:p>12-06-2020 02.17.16.462000000 PM</text:p>
          </table:table-cell>
          <table:table-cell table:style-name="ce185" office:value-type="time" office:time-value="PT00H05M14.71S" calcext:value-type="time">
            <text:p>00:05:14.7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12-06-2020 02.18.01.232000000 PM</text:p>
          </table:table-cell>
          <table:table-cell table:style-name="ce171" office:value-type="string" calcext:value-type="string">
            <text:p>12-06-2020 02.46.40.141000000 PM</text:p>
          </table:table-cell>
          <table:table-cell table:style-name="ce185" office:value-type="time" office:time-value="PT00H28M38.909S" calcext:value-type="time">
            <text:p>00:28:38.9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12-06-2020 02.46.40.245000000 PM</text:p>
          </table:table-cell>
          <table:table-cell table:style-name="ce171" office:value-type="string" calcext:value-type="string">
            <text:p>12-06-2020 02.47.07.057000000 PM</text:p>
          </table:table-cell>
          <table:table-cell table:style-name="ce185" office:value-type="time" office:time-value="PT00H00M26.812S" calcext:value-type="time">
            <text:p>00:00:26.8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12-06-2020 02.47.07.167000000 PM</text:p>
          </table:table-cell>
          <table:table-cell table:style-name="ce171" office:value-type="string" calcext:value-type="string">
            <text:p>12-06-2020 02.47.10.995000000 PM</text:p>
          </table:table-cell>
          <table:table-cell table:style-name="ce185" office:value-type="time" office:time-value="PT00H00M03.828S" calcext:value-type="time">
            <text:p>00:00:03.8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12-06-2020 02.47.11.096000000 PM</text:p>
          </table:table-cell>
          <table:table-cell table:style-name="ce171" office:value-type="string" calcext:value-type="string">
            <text:p>12-06-2020 02.53.09.366000000 PM</text:p>
          </table:table-cell>
          <table:table-cell table:style-name="ce185" office:value-type="time" office:time-value="PT00H05M58.27S" calcext:value-type="time">
            <text:p>00:05:58.27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3-Jun-2020</text:p>
          </table:table-cell>
          <table:table-cell table:style-name="ce182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4-Jun-2020</text:p>
          </table:table-cell>
          <table:table-cell table:style-name="ce182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5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15-06-2020 01.30.25.914000000 PM</text:p>
          </table:table-cell>
          <table:table-cell table:style-name="ce171" office:value-type="string" calcext:value-type="string">
            <text:p>15-06-2020 02.05.26.503000000 PM</text:p>
          </table:table-cell>
          <table:table-cell table:style-name="ce185" office:value-type="time" office:time-value="PT00H35M00.589S" calcext:value-type="time">
            <text:p>00:35:00.5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15-06-2020 02.05.26.803000000 PM</text:p>
          </table:table-cell>
          <table:table-cell table:style-name="ce171" office:value-type="string" calcext:value-type="string">
            <text:p>15-06-2020 02.59.47.775000000 PM</text:p>
          </table:table-cell>
          <table:table-cell table:style-name="ce185" office:value-type="time" office:time-value="PT00H54M20.972S" calcext:value-type="time">
            <text:p>00:54:20.9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15-06-2020 02.59.47.917000000 PM</text:p>
          </table:table-cell>
          <table:table-cell table:style-name="ce171" office:value-type="string" calcext:value-type="string">
            <text:p>15-06-2020 03.05.37.164000000 PM</text:p>
          </table:table-cell>
          <table:table-cell table:style-name="ce185" office:value-type="time" office:time-value="PT00H05M49.247S" calcext:value-type="time">
            <text:p>00:05:49.2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15-06-2020 03.05.37.344000000 PM</text:p>
          </table:table-cell>
          <table:table-cell table:style-name="ce171" office:value-type="string" calcext:value-type="string">
            <text:p>15-06-2020 03.12.12.014000000 PM</text:p>
          </table:table-cell>
          <table:table-cell table:style-name="ce185" office:value-type="time" office:time-value="PT00H06M34.67S" calcext:value-type="time">
            <text:p>00:06:34.6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15-06-2020 03.12.12.171000000 PM</text:p>
          </table:table-cell>
          <table:table-cell table:style-name="ce171" office:value-type="string" calcext:value-type="string">
            <text:p>15-06-2020 04.19.20.205000000 PM</text:p>
          </table:table-cell>
          <table:table-cell table:style-name="ce185" office:value-type="time" office:time-value="PT01H07M08.34S" calcext:value-type="time">
            <text:p>01:07:08.3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15-06-2020 04.19.20.322000000 PM</text:p>
          </table:table-cell>
          <table:table-cell table:style-name="ce171" office:value-type="string" calcext:value-type="string">
            <text:p>15-06-2020 04.20.08.964000000 PM</text:p>
          </table:table-cell>
          <table:table-cell table:style-name="ce185" office:value-type="time" office:time-value="PT00H00M48.642S" calcext:value-type="time">
            <text:p>00:00:48.6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15-06-2020 04.20.09.076000000 PM</text:p>
          </table:table-cell>
          <table:table-cell table:style-name="ce171" office:value-type="string" calcext:value-type="string">
            <text:p>15-06-2020 04.20.13.983000000 PM</text:p>
          </table:table-cell>
          <table:table-cell table:style-name="ce185" office:value-type="time" office:time-value="PT00H00M04.907S" calcext:value-type="time">
            <text:p>00:00:04.9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15-06-2020 04.20.14.085000000 PM</text:p>
          </table:table-cell>
          <table:table-cell table:style-name="ce171" office:value-type="string" calcext:value-type="string">
            <text:p>15-06-2020 04.28.30.530000000 PM</text:p>
          </table:table-cell>
          <table:table-cell table:style-name="ce185" office:value-type="time" office:time-value="PT00H08M16.445S" calcext:value-type="time">
            <text:p>00:08:16.45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6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16-06-2020 01.30.24.134000000 PM</text:p>
          </table:table-cell>
          <table:table-cell table:style-name="ce170" office:value-type="string" calcext:value-type="string">
            <text:p>16-06-2020 01.44.36.499000000 PM</text:p>
          </table:table-cell>
          <table:table-cell table:style-name="ce186" office:value-type="time" office:time-value="PT00H14M12.365S" calcext:value-type="time">
            <text:p>00:14:12.3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16-06-2020 01.44.36.625000000 PM</text:p>
          </table:table-cell>
          <table:table-cell table:style-name="ce170" office:value-type="string" calcext:value-type="string">
            <text:p>16-06-2020 02.07.24.376000000 PM</text:p>
          </table:table-cell>
          <table:table-cell table:style-name="ce186" office:value-type="time" office:time-value="PT00H22M47.751S" calcext:value-type="time">
            <text:p>00:22:47.7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16-06-2020 02.07.24.504000000 PM</text:p>
          </table:table-cell>
          <table:table-cell table:style-name="ce170" office:value-type="string" calcext:value-type="string">
            <text:p>16-06-2020 02.09.59.862000000 PM</text:p>
          </table:table-cell>
          <table:table-cell table:style-name="ce186" office:value-type="time" office:time-value="PT00H02M35.358S" calcext:value-type="time">
            <text:p>00:02:35.3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16-06-2020 02.10.00.018000000 PM</text:p>
          </table:table-cell>
          <table:table-cell table:style-name="ce170" office:value-type="string" calcext:value-type="string">
            <text:p>16-06-2020 02.15.56.205000000 PM</text:p>
          </table:table-cell>
          <table:table-cell table:style-name="ce186" office:value-type="time" office:time-value="PT00H05M56.187S" calcext:value-type="time">
            <text:p>00:05:56.1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16-06-2020 02.15.57.081000000 PM</text:p>
          </table:table-cell>
          <table:table-cell table:style-name="ce170" office:value-type="string" calcext:value-type="string">
            <text:p>16-06-2020 02.40.43.623000000 PM</text:p>
          </table:table-cell>
          <table:table-cell table:style-name="ce186" office:value-type="time" office:time-value="PT00H24M46.542S" calcext:value-type="time">
            <text:p>00:24:46.5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16-06-2020 02.40.43.744000000 PM</text:p>
          </table:table-cell>
          <table:table-cell table:style-name="ce170" office:value-type="string" calcext:value-type="string">
            <text:p>16-06-2020 02.41.09.119000000 PM</text:p>
          </table:table-cell>
          <table:table-cell table:style-name="ce186" office:value-type="time" office:time-value="PT00H00M25.375S" calcext:value-type="time">
            <text:p>00:00:25.3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16-06-2020 02.41.09.200000000 PM</text:p>
          </table:table-cell>
          <table:table-cell table:style-name="ce170" office:value-type="string" calcext:value-type="string">
            <text:p>16-06-2020 02.41.12.649000000 PM</text:p>
          </table:table-cell>
          <table:table-cell table:style-name="ce186" office:value-type="time" office:time-value="PT00H00M03.449S" calcext:value-type="time">
            <text:p>00:00:03.4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16-06-2020 02.41.12.706000000 PM</text:p>
          </table:table-cell>
          <table:table-cell table:style-name="ce170" office:value-type="string" calcext:value-type="string">
            <text:p>16-06-2020 02.48.35.025000000 PM</text:p>
          </table:table-cell>
          <table:table-cell table:style-name="ce186" office:value-type="time" office:time-value="PT00H07M22.319S" calcext:value-type="time">
            <text:p>00:07:22.3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7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17-06-2020 01.30.23.645000000 PM</text:p>
          </table:table-cell>
          <table:table-cell table:style-name="ce170" office:value-type="string" calcext:value-type="string">
            <text:p>17-06-2020 01.46.57.540000000 PM</text:p>
          </table:table-cell>
          <table:table-cell table:style-name="ce186" office:value-type="time" office:time-value="PT00H16M33.895S" calcext:value-type="time">
            <text:p>00:16:33.9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17-06-2020 01.46.57.673000000 PM</text:p>
          </table:table-cell>
          <table:table-cell table:style-name="ce170" office:value-type="string" calcext:value-type="string">
            <text:p>17-06-2020 02.08.03.661000000 PM</text:p>
          </table:table-cell>
          <table:table-cell table:style-name="ce186" office:value-type="time" office:time-value="PT00H21M05.988S" calcext:value-type="time">
            <text:p>00:21:05.9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17-06-2020 02.08.03.813000000 PM</text:p>
          </table:table-cell>
          <table:table-cell table:style-name="ce170" office:value-type="string" calcext:value-type="string">
            <text:p>17-06-2020 02.10.48.432000000 PM</text:p>
          </table:table-cell>
          <table:table-cell table:style-name="ce186" office:value-type="time" office:time-value="PT00H02M44.619S" calcext:value-type="time">
            <text:p>00:02:44.6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17-06-2020 02.10.48.559000000 PM</text:p>
          </table:table-cell>
          <table:table-cell table:style-name="ce170" office:value-type="string" calcext:value-type="string">
            <text:p>17-06-2020 02.16.25.839000000 PM</text:p>
          </table:table-cell>
          <table:table-cell table:style-name="ce186" office:value-type="time" office:time-value="PT00H05M37.28S" calcext:value-type="time">
            <text:p>00:05:37.2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17-06-2020 02.16.26.437000000 PM</text:p>
          </table:table-cell>
          <table:table-cell table:style-name="ce170" office:value-type="string" calcext:value-type="string">
            <text:p>17-06-2020 02.45.15.783000000 PM</text:p>
          </table:table-cell>
          <table:table-cell table:style-name="ce186" office:value-type="time" office:time-value="PT00H28M49.346S" calcext:value-type="time">
            <text:p>00:28:49.3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17-06-2020 02.45.15.960000000 PM</text:p>
          </table:table-cell>
          <table:table-cell table:style-name="ce170" office:value-type="string" calcext:value-type="string">
            <text:p>17-06-2020 02.45.42.178000000 PM</text:p>
          </table:table-cell>
          <table:table-cell table:style-name="ce186" office:value-type="time" office:time-value="PT00H00M26.218S" calcext:value-type="time">
            <text:p>00:00:26.2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17-06-2020 02.45.42.289000000 PM</text:p>
          </table:table-cell>
          <table:table-cell table:style-name="ce170" office:value-type="string" calcext:value-type="string">
            <text:p>17-06-2020 02.45.45.518000000 PM</text:p>
          </table:table-cell>
          <table:table-cell table:style-name="ce186" office:value-type="time" office:time-value="PT00H00M03.229S" calcext:value-type="time">
            <text:p>00:00:03.2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17-06-2020 02.45.45.583000000 PM</text:p>
          </table:table-cell>
          <table:table-cell table:style-name="ce170" office:value-type="string" calcext:value-type="string">
            <text:p>17-06-2020 02.52.08.609000000 PM</text:p>
          </table:table-cell>
          <table:table-cell table:style-name="ce186" office:value-type="time" office:time-value="PT00H06M23.26S" calcext:value-type="time">
            <text:p>00:06:23.26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8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18-06-2020 01.30.22.528000000 PM</text:p>
          </table:table-cell>
          <table:table-cell table:style-name="ce171" office:value-type="string" calcext:value-type="string">
            <text:p>18-06-2020 01.44.39.287000000 PM</text:p>
          </table:table-cell>
          <table:table-cell table:style-name="ce185" office:value-type="time" office:time-value="PT00H14M16.759S" calcext:value-type="time">
            <text:p>00:14:16.7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18-06-2020 01.44.39.415000000 PM</text:p>
          </table:table-cell>
          <table:table-cell table:style-name="ce171" office:value-type="string" calcext:value-type="string">
            <text:p>18-06-2020 02.00.54.607000000 PM</text:p>
          </table:table-cell>
          <table:table-cell table:style-name="ce185" office:value-type="time" office:time-value="PT00H16M15.192S" calcext:value-type="time">
            <text:p>00:16:15.1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18-06-2020 02.00.54.777000000 PM</text:p>
          </table:table-cell>
          <table:table-cell table:style-name="ce171" office:value-type="string" calcext:value-type="string">
            <text:p>18-06-2020 02.03.12.729000000 PM</text:p>
          </table:table-cell>
          <table:table-cell table:style-name="ce185" office:value-type="time" office:time-value="PT00H02M17.952S" calcext:value-type="time">
            <text:p>00:02:17.9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18-06-2020 02.03.12.895000000 PM</text:p>
          </table:table-cell>
          <table:table-cell table:style-name="ce171" office:value-type="string" calcext:value-type="string">
            <text:p>18-06-2020 02.08.50.386000000 PM</text:p>
          </table:table-cell>
          <table:table-cell table:style-name="ce185" office:value-type="time" office:time-value="PT00H05M37.491S" calcext:value-type="time">
            <text:p>00:05:37.4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18-06-2020 02.08.53.755000000 PM</text:p>
          </table:table-cell>
          <table:table-cell table:style-name="ce171" office:value-type="string" calcext:value-type="string">
            <text:p>18-06-2020 02.33.40.857000000 PM</text:p>
          </table:table-cell>
          <table:table-cell table:style-name="ce185" office:value-type="time" office:time-value="PT00H24M47.102S" calcext:value-type="time">
            <text:p>00:24:47.1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18-06-2020 02.33.41.007000000 PM</text:p>
          </table:table-cell>
          <table:table-cell table:style-name="ce171" office:value-type="string" calcext:value-type="string">
            <text:p>18-06-2020 02.34.06.986000000 PM</text:p>
          </table:table-cell>
          <table:table-cell table:style-name="ce185" office:value-type="time" office:time-value="PT00H00M25.979S" calcext:value-type="time">
            <text:p>00:00:25.9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18-06-2020 02.34.07.084000000 PM</text:p>
          </table:table-cell>
          <table:table-cell table:style-name="ce171" office:value-type="string" calcext:value-type="string">
            <text:p>18-06-2020 02.34.10.675000000 PM</text:p>
          </table:table-cell>
          <table:table-cell table:style-name="ce185" office:value-type="time" office:time-value="PT00H00M03.591S" calcext:value-type="time">
            <text:p>00:00:03.5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18-06-2020 02.34.10.738000000 PM</text:p>
          </table:table-cell>
          <table:table-cell table:style-name="ce171" office:value-type="string" calcext:value-type="string">
            <text:p>18-06-2020 02.41.03.360000000 PM</text:p>
          </table:table-cell>
          <table:table-cell table:style-name="ce185" office:value-type="time" office:time-value="PT00H06M52.622S" calcext:value-type="time">
            <text:p>00:06:52.6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19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19-06-2020 01.30.31.584000000 PM</text:p>
          </table:table-cell>
          <table:table-cell table:style-name="ce171" office:value-type="string" calcext:value-type="string">
            <text:p>19-06-2020 01.45.25.600000000 PM</text:p>
          </table:table-cell>
          <table:table-cell table:style-name="ce185" office:value-type="time" office:time-value="PT00H14M54.16S" calcext:value-type="time">
            <text:p>00:14:54.1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19-06-2020 01.45.25.727000000 PM</text:p>
          </table:table-cell>
          <table:table-cell table:style-name="ce171" office:value-type="string" calcext:value-type="string">
            <text:p>19-06-2020 02.06.44.473000000 PM</text:p>
          </table:table-cell>
          <table:table-cell table:style-name="ce185" office:value-type="time" office:time-value="PT00H21M18.746S" calcext:value-type="time">
            <text:p>00:21:18.7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19-06-2020 02.06.44.598000000 PM</text:p>
          </table:table-cell>
          <table:table-cell table:style-name="ce171" office:value-type="string" calcext:value-type="string">
            <text:p>19-06-2020 02.09.14.744000000 PM</text:p>
          </table:table-cell>
          <table:table-cell table:style-name="ce185" office:value-type="time" office:time-value="PT00H02M30.146S" calcext:value-type="time">
            <text:p>00:02:30.1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19-06-2020 02.09.14.863000000 PM</text:p>
          </table:table-cell>
          <table:table-cell table:style-name="ce171" office:value-type="string" calcext:value-type="string">
            <text:p>19-06-2020 02.14.12.195000000 PM</text:p>
          </table:table-cell>
          <table:table-cell table:style-name="ce185" office:value-type="time" office:time-value="PT00H04M57.332S" calcext:value-type="time">
            <text:p>00:04:57.3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19-06-2020 02.14.56.072000000 PM</text:p>
          </table:table-cell>
          <table:table-cell table:style-name="ce171" office:value-type="string" calcext:value-type="string">
            <text:p>19-06-2020 02.40.59.991000000 PM</text:p>
          </table:table-cell>
          <table:table-cell table:style-name="ce185" office:value-type="time" office:time-value="PT00H26M03.919S" calcext:value-type="time">
            <text:p>00:26:03.9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19-06-2020 02.41.00.113000000 PM</text:p>
          </table:table-cell>
          <table:table-cell table:style-name="ce171" office:value-type="string" calcext:value-type="string">
            <text:p>19-06-2020 02.41.28.060000000 PM</text:p>
          </table:table-cell>
          <table:table-cell table:style-name="ce185" office:value-type="time" office:time-value="PT00H00M27.947S" calcext:value-type="time">
            <text:p>00:00:27.9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19-06-2020 02.41.28.163000000 PM</text:p>
          </table:table-cell>
          <table:table-cell table:style-name="ce171" office:value-type="string" calcext:value-type="string">
            <text:p>19-06-2020 02.41.31.733000000 PM</text:p>
          </table:table-cell>
          <table:table-cell table:style-name="ce185" office:value-type="time" office:time-value="PT00H00M03.57S" calcext:value-type="time">
            <text:p>00:00:03.5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19-06-2020 02.41.31.840000000 PM</text:p>
          </table:table-cell>
          <table:table-cell table:style-name="ce171" office:value-type="string" calcext:value-type="string">
            <text:p>19-06-2020 02.49.27.957000000 PM</text:p>
          </table:table-cell>
          <table:table-cell table:style-name="ce185" office:value-type="time" office:time-value="PT00H07M56.117S" calcext:value-type="time">
            <text:p>00:07:56.1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0-Jun-2020</text:p>
          </table:table-cell>
          <table:table-cell table:style-name="ce182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1-Jun-2020</text:p>
          </table:table-cell>
          <table:table-cell table:style-name="ce183" office:value-type="string" calcext:value-type="string" table:number-columns-spanned="4" table:number-rows-spanned="8">
            <text:p>NO EOD</text:p>
          </table:table-cell>
          <table:covered-table-cell table:number-columns-repeated="3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0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2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22-06-2020 01.44.23.036000000 PM</text:p>
          </table:table-cell>
          <table:table-cell table:style-name="ce171" office:value-type="string" calcext:value-type="string">
            <text:p>22-06-2020 02.00.21.833000000 PM</text:p>
          </table:table-cell>
          <table:table-cell table:style-name="ce185" office:value-type="time" office:time-value="PT00H15M58.797S" calcext:value-type="time">
            <text:p>00:15:58.8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22-06-2020 02.00.21.970000000 PM</text:p>
          </table:table-cell>
          <table:table-cell table:style-name="ce171" office:value-type="string" calcext:value-type="string">
            <text:p>22-06-2020 02.34.10.592000000 PM</text:p>
          </table:table-cell>
          <table:table-cell table:style-name="ce185" office:value-type="time" office:time-value="PT00H33M48.622S" calcext:value-type="time">
            <text:p>00:33:48.6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22-06-2020 02.34.10.718000000 PM</text:p>
          </table:table-cell>
          <table:table-cell table:style-name="ce171" office:value-type="string" calcext:value-type="string">
            <text:p>22-06-2020 02.38.35.932000000 PM</text:p>
          </table:table-cell>
          <table:table-cell table:style-name="ce185" office:value-type="time" office:time-value="PT00H04M25.214S" calcext:value-type="time">
            <text:p>00:04:25.2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22-06-2020 02.38.36.070000000 PM</text:p>
          </table:table-cell>
          <table:table-cell table:style-name="ce171" office:value-type="string" calcext:value-type="string">
            <text:p>22-06-2020 02.44.20.680000000 PM</text:p>
          </table:table-cell>
          <table:table-cell table:style-name="ce185" office:value-type="time" office:time-value="PT00H05M44.61S" calcext:value-type="time">
            <text:p>00:05:44.6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22-06-2020 02.44.27.584000000 PM</text:p>
          </table:table-cell>
          <table:table-cell table:style-name="ce171" office:value-type="string" calcext:value-type="string">
            <text:p>22-06-2020 03.17.04.216000000 PM</text:p>
          </table:table-cell>
          <table:table-cell table:style-name="ce185" office:value-type="time" office:time-value="PT00H32M36.632S" calcext:value-type="time">
            <text:p>00:32:36.6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22-06-2020 03.17.04.355000000 PM</text:p>
          </table:table-cell>
          <table:table-cell table:style-name="ce171" office:value-type="string" calcext:value-type="string">
            <text:p>22-06-2020 03.17.35.498000000 PM</text:p>
          </table:table-cell>
          <table:table-cell table:style-name="ce185" office:value-type="time" office:time-value="PT00H00M31.143S" calcext:value-type="time">
            <text:p>00:00:31.1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22-06-2020 03.17.35.608000000 PM</text:p>
          </table:table-cell>
          <table:table-cell table:style-name="ce171" office:value-type="string" calcext:value-type="string">
            <text:p>22-06-2020 03.17.40.110000000 PM</text:p>
          </table:table-cell>
          <table:table-cell table:style-name="ce185" office:value-type="time" office:time-value="PT00H00M04.502S" calcext:value-type="time">
            <text:p>00:00:04.5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22-06-2020 03.17.40.268000000 PM</text:p>
          </table:table-cell>
          <table:table-cell table:style-name="ce171" office:value-type="string" calcext:value-type="string">
            <text:p>22-06-2020 03.29.13.189000000 PM</text:p>
          </table:table-cell>
          <table:table-cell table:style-name="ce185" office:value-type="time" office:time-value="PT00H11M32.921S" calcext:value-type="time">
            <text:p>00:11:32.9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3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23-06-2020 04.05.36.948000000 PM</text:p>
          </table:table-cell>
          <table:table-cell table:style-name="ce170" office:value-type="string" calcext:value-type="string">
            <text:p>23-06-2020 04.20.55.325000000 PM</text:p>
          </table:table-cell>
          <table:table-cell table:style-name="ce186" office:value-type="time" office:time-value="PT00H15M18.377S" calcext:value-type="time">
            <text:p>00:15:18.3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23-06-2020 04.20.55.459000000 PM</text:p>
          </table:table-cell>
          <table:table-cell table:style-name="ce170" office:value-type="string" calcext:value-type="string">
            <text:p>23-06-2020 05.21.54.361000000 PM</text:p>
          </table:table-cell>
          <table:table-cell table:style-name="ce186" office:value-type="time" office:time-value="PT01H00M58.902S" calcext:value-type="time">
            <text:p>01:00:58.9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23-06-2020 05.21.54.524000000 PM</text:p>
          </table:table-cell>
          <table:table-cell table:style-name="ce170" office:value-type="string" calcext:value-type="string">
            <text:p>23-06-2020 05.24.42.109000000 PM</text:p>
          </table:table-cell>
          <table:table-cell table:style-name="ce186" office:value-type="time" office:time-value="PT00H02M47.585S" calcext:value-type="time">
            <text:p>00:02:47.5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23-06-2020 05.24.42.334000000 PM</text:p>
          </table:table-cell>
          <table:table-cell table:style-name="ce170" office:value-type="string" calcext:value-type="string">
            <text:p>23-06-2020 05.30.14.758000000 PM</text:p>
          </table:table-cell>
          <table:table-cell table:style-name="ce186" office:value-type="time" office:time-value="PT00H05M32.424S" calcext:value-type="time">
            <text:p>00:05:32.4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23-06-2020 05.30.17.873000000 PM</text:p>
          </table:table-cell>
          <table:table-cell table:style-name="ce170" office:value-type="string" calcext:value-type="string">
            <text:p>23-06-2020 05.59.20.961000000 PM</text:p>
          </table:table-cell>
          <table:table-cell table:style-name="ce186" office:value-type="time" office:time-value="PT00H29M03.88S" calcext:value-type="time">
            <text:p>00:29:03.8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23-06-2020 05.59.21.099000000 PM</text:p>
          </table:table-cell>
          <table:table-cell table:style-name="ce170" office:value-type="string" calcext:value-type="string">
            <text:p>23-06-2020 05.59.48.324000000 PM</text:p>
          </table:table-cell>
          <table:table-cell table:style-name="ce186" office:value-type="time" office:time-value="PT00H00M27.225S" calcext:value-type="time">
            <text:p>00:00:27.2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23-06-2020 05.59.48.509000000 PM</text:p>
          </table:table-cell>
          <table:table-cell table:style-name="ce170" office:value-type="string" calcext:value-type="string">
            <text:p>23-06-2020 05.59.51.761000000 PM</text:p>
          </table:table-cell>
          <table:table-cell table:style-name="ce186" office:value-type="time" office:time-value="PT00H00M03.252S" calcext:value-type="time">
            <text:p>00:00:03.25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23-06-2020 05.59.51.911000000 PM</text:p>
          </table:table-cell>
          <table:table-cell table:style-name="ce170" office:value-type="string" calcext:value-type="string">
            <text:p>23-06-2020 06.07.25.835000000 PM</text:p>
          </table:table-cell>
          <table:table-cell table:style-name="ce186" office:value-type="time" office:time-value="PT00H07M33.924S" calcext:value-type="time">
            <text:p>00:07:33.9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4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24-06-2020 02.18.48.110000000 PM</text:p>
          </table:table-cell>
          <table:table-cell table:style-name="ce170" office:value-type="string" calcext:value-type="string">
            <text:p>24-06-2020 02.32.14.131000000 PM</text:p>
          </table:table-cell>
          <table:table-cell table:style-name="ce186" office:value-type="time" office:time-value="PT00H13M26.21S" calcext:value-type="time">
            <text:p>00:13:26.2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24-06-2020 02.32.14.261000000 PM</text:p>
          </table:table-cell>
          <table:table-cell table:style-name="ce170" office:value-type="string" calcext:value-type="string">
            <text:p>24-06-2020 02.54.22.382000000 PM</text:p>
          </table:table-cell>
          <table:table-cell table:style-name="ce186" office:value-type="time" office:time-value="PT00H22M08.121S" calcext:value-type="time">
            <text:p>00:22:08.1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24-06-2020 02.54.22.517000000 PM</text:p>
          </table:table-cell>
          <table:table-cell table:style-name="ce170" office:value-type="string" calcext:value-type="string">
            <text:p>24-06-2020 02.57.05.142000000 PM</text:p>
          </table:table-cell>
          <table:table-cell table:style-name="ce186" office:value-type="time" office:time-value="PT00H02M42.625S" calcext:value-type="time">
            <text:p>00:02:42.6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24-06-2020 02.57.05.265000000 PM</text:p>
          </table:table-cell>
          <table:table-cell table:style-name="ce170" office:value-type="string" calcext:value-type="string">
            <text:p>24-06-2020 03.03.12.253000000 PM</text:p>
          </table:table-cell>
          <table:table-cell table:style-name="ce186" office:value-type="time" office:time-value="PT00H06M06.988S" calcext:value-type="time">
            <text:p>00:06:06.9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24-06-2020 03.03.16.170000000 PM</text:p>
          </table:table-cell>
          <table:table-cell table:style-name="ce170" office:value-type="string" calcext:value-type="string">
            <text:p>24-06-2020 03.30.44.039000000 PM</text:p>
          </table:table-cell>
          <table:table-cell table:style-name="ce186" office:value-type="time" office:time-value="PT00H27M27.869S" calcext:value-type="time">
            <text:p>00:27:27.8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6=400(Strengths)</text:p>
          </table:table-cell>
          <table:table-cell table:style-name="ce170" office:value-type="string" calcext:value-type="string">
            <text:p>24-06-2020 03.30.44.161000000 PM</text:p>
          </table:table-cell>
          <table:table-cell table:style-name="ce170" office:value-type="string" calcext:value-type="string">
            <text:p>24-06-2020 03.31.12.243000000 PM</text:p>
          </table:table-cell>
          <table:table-cell table:style-name="ce186" office:value-type="time" office:time-value="PT00H00M28.82S" calcext:value-type="time">
            <text:p>00:00:28.8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24-06-2020 03.31.12.358000000 PM</text:p>
          </table:table-cell>
          <table:table-cell table:style-name="ce170" office:value-type="string" calcext:value-type="string">
            <text:p>24-06-2020 03.31.17.484000000 PM</text:p>
          </table:table-cell>
          <table:table-cell table:style-name="ce186" office:value-type="time" office:time-value="PT00H00M05.126S" calcext:value-type="time">
            <text:p>00:00:05.13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24-06-2020 03.31.17.629000000 PM</text:p>
          </table:table-cell>
          <table:table-cell table:style-name="ce170" office:value-type="string" calcext:value-type="string">
            <text:p>24-06-2020 03.39.15.967000000 PM</text:p>
          </table:table-cell>
          <table:table-cell table:style-name="ce186" office:value-type="time" office:time-value="PT00H07M58.338S" calcext:value-type="time">
            <text:p>00:07:58.34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5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25-06-2020 01.31.09.474000000 PM</text:p>
          </table:table-cell>
          <table:table-cell table:style-name="ce171" office:value-type="string" calcext:value-type="string">
            <text:p>25-06-2020 01.46.17.447000000 PM</text:p>
          </table:table-cell>
          <table:table-cell table:style-name="ce185" office:value-type="time" office:time-value="PT00H15M07.973S" calcext:value-type="time">
            <text:p>00:15:07.9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25-06-2020 01.46.17.625000000 PM</text:p>
          </table:table-cell>
          <table:table-cell table:style-name="ce171" office:value-type="string" calcext:value-type="string">
            <text:p>25-06-2020 02.05.19.666000000 PM</text:p>
          </table:table-cell>
          <table:table-cell table:style-name="ce185" office:value-type="time" office:time-value="PT00H19M02.41S" calcext:value-type="time">
            <text:p>00:19:02.4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25-06-2020 02.05.19.768000000 PM</text:p>
          </table:table-cell>
          <table:table-cell table:style-name="ce171" office:value-type="string" calcext:value-type="string">
            <text:p>25-06-2020 02.07.53.933000000 PM</text:p>
          </table:table-cell>
          <table:table-cell table:style-name="ce185" office:value-type="time" office:time-value="PT00H02M34.165S" calcext:value-type="time">
            <text:p>00:02:34.1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25-06-2020 02.07.54.120000000 PM</text:p>
          </table:table-cell>
          <table:table-cell table:style-name="ce171" office:value-type="string" calcext:value-type="string">
            <text:p>25-06-2020 02.13.24.503000000 PM</text:p>
          </table:table-cell>
          <table:table-cell table:style-name="ce185" office:value-type="time" office:time-value="PT00H05M30.383S" calcext:value-type="time">
            <text:p>00:05:30.38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25-06-2020 02.13.30.086000000 PM</text:p>
          </table:table-cell>
          <table:table-cell table:style-name="ce171" office:value-type="string" calcext:value-type="string">
            <text:p>25-06-2020 02.41.02.790000000 PM</text:p>
          </table:table-cell>
          <table:table-cell table:style-name="ce185" office:value-type="time" office:time-value="PT00H27M32.704S" calcext:value-type="time">
            <text:p>00:27:32.7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25-06-2020 02.41.02.917000000 PM</text:p>
          </table:table-cell>
          <table:table-cell table:style-name="ce171" office:value-type="string" calcext:value-type="string">
            <text:p>25-06-2020 02.41.28.973000000 PM</text:p>
          </table:table-cell>
          <table:table-cell table:style-name="ce185" office:value-type="time" office:time-value="PT00H00M26.56S" calcext:value-type="time">
            <text:p>00:00:26.56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25-06-2020 02.41.29.056000000 PM</text:p>
          </table:table-cell>
          <table:table-cell table:style-name="ce171" office:value-type="string" calcext:value-type="string">
            <text:p>25-06-2020 02.41.32.595000000 PM</text:p>
          </table:table-cell>
          <table:table-cell table:style-name="ce185" office:value-type="time" office:time-value="PT00H00M03.539S" calcext:value-type="time">
            <text:p>00:00:03.5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25-06-2020 02.41.32.673000000 PM</text:p>
          </table:table-cell>
          <table:table-cell table:style-name="ce171" office:value-type="string" calcext:value-type="string">
            <text:p>25-06-2020 02.49.32.207000000 PM</text:p>
          </table:table-cell>
          <table:table-cell table:style-name="ce185" office:value-type="time" office:time-value="PT00H07M59.534S" calcext:value-type="time">
            <text:p>00:07:59.53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6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26-06-2020 01.30.34.863000000 PM</text:p>
          </table:table-cell>
          <table:table-cell table:style-name="ce171" office:value-type="string" calcext:value-type="string">
            <text:p>26-06-2020 01.44.55.129000000 PM</text:p>
          </table:table-cell>
          <table:table-cell table:style-name="ce185" office:value-type="time" office:time-value="PT00H14M20.266S" calcext:value-type="time">
            <text:p>00:14:20.2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26-06-2020 01.44.55.248000000 PM</text:p>
          </table:table-cell>
          <table:table-cell table:style-name="ce171" office:value-type="string" calcext:value-type="string">
            <text:p>26-06-2020 02.02.47.258000000 PM</text:p>
          </table:table-cell>
          <table:table-cell table:style-name="ce185" office:value-type="time" office:time-value="PT00H17M52.1S" calcext:value-type="time">
            <text:p>00:17:52.1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26-06-2020 02.02.47.389000000 PM</text:p>
          </table:table-cell>
          <table:table-cell table:style-name="ce171" office:value-type="string" calcext:value-type="string">
            <text:p>26-06-2020 02.05.09.202000000 PM</text:p>
          </table:table-cell>
          <table:table-cell table:style-name="ce185" office:value-type="time" office:time-value="PT00H02M21.813S" calcext:value-type="time">
            <text:p>00:02:21.8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26-06-2020 02.05.09.349000000 PM</text:p>
          </table:table-cell>
          <table:table-cell table:style-name="ce171" office:value-type="string" calcext:value-type="string">
            <text:p>26-06-2020 02.10.30.547000000 PM</text:p>
          </table:table-cell>
          <table:table-cell table:style-name="ce185" office:value-type="time" office:time-value="PT00H05M21.198S" calcext:value-type="time">
            <text:p>00:05:21.2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26-06-2020 02.10.38.408000000 PM</text:p>
          </table:table-cell>
          <table:table-cell table:style-name="ce171" office:value-type="string" calcext:value-type="string">
            <text:p>26-06-2020 02.38.11.999000000 PM</text:p>
          </table:table-cell>
          <table:table-cell table:style-name="ce185" office:value-type="time" office:time-value="PT00H27M33.591S" calcext:value-type="time">
            <text:p>00:27:33.59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26-06-2020 02.38.12.118000000 PM</text:p>
          </table:table-cell>
          <table:table-cell table:style-name="ce171" office:value-type="string" calcext:value-type="string">
            <text:p>26-06-2020 02.38.38.087000000 PM</text:p>
          </table:table-cell>
          <table:table-cell table:style-name="ce185" office:value-type="time" office:time-value="PT00H00M25.969S" calcext:value-type="time">
            <text:p>00:00:25.9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26-06-2020 02.38.38.209000000 PM</text:p>
          </table:table-cell>
          <table:table-cell table:style-name="ce171" office:value-type="string" calcext:value-type="string">
            <text:p>26-06-2020 02.38.42.125000000 PM</text:p>
          </table:table-cell>
          <table:table-cell table:style-name="ce185" office:value-type="time" office:time-value="PT00H00M03.916S" calcext:value-type="time">
            <text:p>00:00:03.92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26-06-2020 02.38.42.225000000 PM</text:p>
          </table:table-cell>
          <table:table-cell table:style-name="ce171" office:value-type="string" calcext:value-type="string">
            <text:p>26-06-2020 02.46.09.745000000 PM</text:p>
          </table:table-cell>
          <table:table-cell table:style-name="ce185" office:value-type="time" office:time-value="PT00H07M27.52S" calcext:value-type="time">
            <text:p>00:07:27.52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7-Jun-2020</text:p>
          </table:table-cell>
          <table:table-cell table:style-name="ce182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8-Jun-2020</text:p>
          </table:table-cell>
          <table:table-cell table:style-name="ce182" office:value-type="string" calcext:value-type="string" table:number-columns-spanned="4" table:number-rows-spanned="8">
            <text:p>NO EOD</text:p>
          </table:table-cell>
          <table:covered-table-cell table:number-columns-repeated="3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covered-table-cell table:style-name="ce166"/>
          <table:covered-table-cell table:number-columns-repeated="4" table:style-name="ce171"/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Service Name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6" office:value-type="string" calcext:value-type="string" table:number-columns-spanned="1" table:number-rows-spanned="8">
            <text:p>29-Jun-2020</text:p>
          </table:table-cell>
          <table:table-cell table:style-name="ce171" office:value-type="string" calcext:value-type="string">
            <text:p>202$1=500(ImportManager)</text:p>
          </table:table-cell>
          <table:table-cell table:style-name="ce171" office:value-type="string" calcext:value-type="string">
            <text:p>29-06-2020 03.22.26.611000000 PM</text:p>
          </table:table-cell>
          <table:table-cell table:style-name="ce171" office:value-type="string" calcext:value-type="string">
            <text:p>29-06-2020 03.41.39.747000000 PM</text:p>
          </table:table-cell>
          <table:table-cell table:style-name="ce185" office:value-type="time" office:time-value="PT00H19M13.136S" calcext:value-type="time">
            <text:p>00:19:13.14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2=100(Bulk Data Maintenance)</text:p>
          </table:table-cell>
          <table:table-cell table:style-name="ce171" office:value-type="string" calcext:value-type="string">
            <text:p>29-06-2020 03.41.39.900000000 PM</text:p>
          </table:table-cell>
          <table:table-cell table:style-name="ce171" office:value-type="string" calcext:value-type="string">
            <text:p>29-06-2020 04.29.45.496000000 PM</text:p>
          </table:table-cell>
          <table:table-cell table:style-name="ce185" office:value-type="time" office:time-value="PT00H48M05.596S" calcext:value-type="time">
            <text:p>00:48:05.6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3=212(Incremental Bulk Hashing)</text:p>
          </table:table-cell>
          <table:table-cell table:style-name="ce171" office:value-type="string" calcext:value-type="string">
            <text:p>29-06-2020 04.29.45.608000000 PM</text:p>
          </table:table-cell>
          <table:table-cell table:style-name="ce171" office:value-type="string" calcext:value-type="string">
            <text:p>29-06-2020 04.34.17.018000000 PM</text:p>
          </table:table-cell>
          <table:table-cell table:style-name="ce185" office:value-type="time" office:time-value="PT00H04M31.41S" calcext:value-type="time">
            <text:p>00:04:31.4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4=302(Single Record Matching)</text:p>
          </table:table-cell>
          <table:table-cell table:style-name="ce171" office:value-type="string" calcext:value-type="string">
            <text:p>29-06-2020 04.34.17.151000000 PM</text:p>
          </table:table-cell>
          <table:table-cell table:style-name="ce171" office:value-type="string" calcext:value-type="string">
            <text:p>29-06-2020 04.39.19.720000000 PM</text:p>
          </table:table-cell>
          <table:table-cell table:style-name="ce185" office:value-type="time" office:time-value="PT00H05M02.569S" calcext:value-type="time">
            <text:p>00:05:02.5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5=302(Single Record Matching)</text:p>
          </table:table-cell>
          <table:table-cell table:style-name="ce171" office:value-type="string" calcext:value-type="string">
            <text:p>29-06-2020 04.40.02.557000000 PM</text:p>
          </table:table-cell>
          <table:table-cell table:style-name="ce171" office:value-type="string" calcext:value-type="string">
            <text:p>29-06-2020 05.21.45.727000000 PM</text:p>
          </table:table-cell>
          <table:table-cell table:style-name="ce185" office:value-type="time" office:time-value="PT00H41M43.17S" calcext:value-type="time">
            <text:p>00:41:43.17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6=400(Strengths)</text:p>
          </table:table-cell>
          <table:table-cell table:style-name="ce171" office:value-type="string" calcext:value-type="string">
            <text:p>29-06-2020 05.21.45.845000000 PM</text:p>
          </table:table-cell>
          <table:table-cell table:style-name="ce171" office:value-type="string" calcext:value-type="string">
            <text:p>29-06-2020 05.23.08.454000000 PM</text:p>
          </table:table-cell>
          <table:table-cell table:style-name="ce185" office:value-type="time" office:time-value="PT00H01M22.609S" calcext:value-type="time">
            <text:p>00:01:22.61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7=667(Clustering)</text:p>
          </table:table-cell>
          <table:table-cell table:style-name="ce171" office:value-type="string" calcext:value-type="string">
            <text:p>29-06-2020 05.23.08.580000000 PM</text:p>
          </table:table-cell>
          <table:table-cell table:style-name="ce171" office:value-type="string" calcext:value-type="string">
            <text:p>29-06-2020 05.23.13.084000000 PM</text:p>
          </table:table-cell>
          <table:table-cell table:style-name="ce185" office:value-type="time" office:time-value="PT00H00M04.504S" calcext:value-type="time">
            <text:p>00:00:04.50</text:p>
          </table:table-cell>
          <table:table-cell table:number-columns-repeated="59"/>
        </table:table-row>
        <table:table-row table:style-name="ro9">
          <table:covered-table-cell table:style-name="ce166"/>
          <table:table-cell table:style-name="ce171" office:value-type="string" calcext:value-type="string">
            <text:p>202$8=500(ImportManager)</text:p>
          </table:table-cell>
          <table:table-cell table:style-name="ce171" office:value-type="string" calcext:value-type="string">
            <text:p>29-06-2020 05.23.13.174000000 PM</text:p>
          </table:table-cell>
          <table:table-cell table:style-name="ce171" office:value-type="string" calcext:value-type="string">
            <text:p>29-06-2020 05.31.34.488000000 PM</text:p>
          </table:table-cell>
          <table:table-cell table:style-name="ce185" office:value-type="time" office:time-value="PT00H08M21.314S" calcext:value-type="time">
            <text:p>00:08:21.31</text:p>
          </table:table-cell>
          <table:table-cell table:number-columns-repeated="59"/>
        </table:table-row>
        <table:table-row table:style-name="ro9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<text:s text:c="2"/></text:p>
          </table:table-cell>
          <table:table-cell table:style-name="ce15" office:value-type="string" calcext:value-type="string">
            <text:p>Start Time</text:p>
          </table:table-cell>
          <table:table-cell table:style-name="ce82" office:value-type="string" calcext:value-type="string">
            <text:p>End Time</text:p>
          </table:table-cell>
          <table:table-cell table:style-name="ce82" office:value-type="string" calcext:value-type="string">
            <text:p>Stage Time</text:p>
          </table:table-cell>
          <table:table-cell table:number-columns-repeated="59"/>
        </table:table-row>
        <table:table-row table:style-name="ro9">
          <table:table-cell table:style-name="ce167" office:value-type="string" calcext:value-type="string" table:number-columns-spanned="1" table:number-rows-spanned="8">
            <text:p>30-Jun-2020</text:p>
          </table:table-cell>
          <table:table-cell table:style-name="ce170" office:value-type="string" calcext:value-type="string">
            <text:p>202$1=500(ImportManager)</text:p>
          </table:table-cell>
          <table:table-cell table:style-name="ce170" office:value-type="string" calcext:value-type="string">
            <text:p>30-06-2020 01.30.26.026000000 PM</text:p>
          </table:table-cell>
          <table:table-cell table:style-name="ce170" office:value-type="string" calcext:value-type="string">
            <text:p>30-06-2020 02.09.04.225000000 PM</text:p>
          </table:table-cell>
          <table:table-cell table:style-name="ce186" office:value-type="time" office:time-value="PT00H38M38.199S" calcext:value-type="time">
            <text:p>00:38:38.20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ce170" office:value-type="string" calcext:value-type="string">
            <text:p>202$2=100(Bulk Data Maintenance)</text:p>
          </table:table-cell>
          <table:table-cell table:style-name="ce170" office:value-type="string" calcext:value-type="string">
            <text:p>30-06-2020 02.09.04.392000000 PM</text:p>
          </table:table-cell>
          <table:table-cell table:style-name="ce170" office:value-type="string" calcext:value-type="string">
            <text:p>30-06-2020 03.25.05.633000000 PM</text:p>
          </table:table-cell>
          <table:table-cell table:style-name="ce186" office:value-type="time" office:time-value="PT01H16M01.241S" calcext:value-type="time">
            <text:p>01:16:01.24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ce170" office:value-type="string" calcext:value-type="string">
            <text:p>202$3=212(Incremental Bulk Hashing)</text:p>
          </table:table-cell>
          <table:table-cell table:style-name="ce170" office:value-type="string" calcext:value-type="string">
            <text:p>30-06-2020 03.25.05.775000000 PM</text:p>
          </table:table-cell>
          <table:table-cell table:style-name="ce170" office:value-type="string" calcext:value-type="string">
            <text:p>30-06-2020 03.32.11.864000000 PM</text:p>
          </table:table-cell>
          <table:table-cell table:style-name="ce186" office:value-type="time" office:time-value="PT00H07M06.89S" calcext:value-type="time">
            <text:p>00:07:06.89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ce170" office:value-type="string" calcext:value-type="string">
            <text:p>202$4=302(Single Record Matching)</text:p>
          </table:table-cell>
          <table:table-cell table:style-name="ce170" office:value-type="string" calcext:value-type="string">
            <text:p>30-06-2020 03.32.12.000000000 PM</text:p>
          </table:table-cell>
          <table:table-cell table:style-name="ce170" office:value-type="string" calcext:value-type="string">
            <text:p>30-06-2020 03.37.43.652000000 PM</text:p>
          </table:table-cell>
          <table:table-cell table:style-name="ce186" office:value-type="time" office:time-value="PT00H05M31.652S" calcext:value-type="time">
            <text:p>00:05:31.65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ce170" office:value-type="string" calcext:value-type="string">
            <text:p>202$5=302(Single Record Matching)</text:p>
          </table:table-cell>
          <table:table-cell table:style-name="ce170" office:value-type="string" calcext:value-type="string">
            <text:p>30-06-2020 03.38.27.888000000 PM</text:p>
          </table:table-cell>
          <table:table-cell table:style-name="ce170" office:value-type="string" calcext:value-type="string">
            <text:p>30-06-2020 05.18.30.557000000 PM</text:p>
          </table:table-cell>
          <table:table-cell table:style-name="ce186" office:value-type="time" office:time-value="PT01H40M02.669S" calcext:value-type="time">
            <text:p>01:40:02.67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Default" office:value-type="string" calcext:value-type="string">
            <text:p>202$6=400(Strengths)</text:p>
          </table:table-cell>
          <table:table-cell table:style-name="ce170" office:value-type="string" calcext:value-type="string">
            <text:p>30-06-2020 05.18.30.713000000 PM</text:p>
          </table:table-cell>
          <table:table-cell table:style-name="ce170" office:value-type="string" calcext:value-type="string">
            <text:p>30-06-2020 05.20.06.652000000 PM</text:p>
          </table:table-cell>
          <table:table-cell table:style-name="ce186" office:value-type="time" office:time-value="PT00H01M35.939S" calcext:value-type="time">
            <text:p>00:01:35.94</text:p>
          </table:table-cell>
          <table:table-cell table:number-columns-repeated="59"/>
        </table:table-row>
        <table:table-row table:style-name="ro9">
          <table:covered-table-cell table:style-name="ce167"/>
          <table:table-cell table:style-name="ce170" office:value-type="string" calcext:value-type="string">
            <text:p>202$7=667(Clustering)</text:p>
          </table:table-cell>
          <table:table-cell table:style-name="ce170" office:value-type="string" calcext:value-type="string">
            <text:p>30-06-2020 05.20.06.780000000 PM</text:p>
          </table:table-cell>
          <table:table-cell table:style-name="ce170" office:value-type="string" calcext:value-type="string">
            <text:p>30-06-2020 05.20.13.253000000 PM</text:p>
          </table:table-cell>
          <table:table-cell table:style-name="ce186" office:value-type="time" office:time-value="PT00H00M06.473S" calcext:value-type="time">
            <text:p>00:00:06.47</text:p>
          </table:table-cell>
          <table:table-cell table:number-columns-repeated="2"/>
          <table:table-cell table:style-name="ce83"/>
          <table:table-cell table:number-columns-repeated="56"/>
        </table:table-row>
        <table:table-row table:style-name="ro9">
          <table:covered-table-cell table:style-name="ce167"/>
          <table:table-cell table:style-name="ce170" office:value-type="string" calcext:value-type="string">
            <text:p>202$8=500(ImportManager)</text:p>
          </table:table-cell>
          <table:table-cell table:style-name="ce170" office:value-type="string" calcext:value-type="string">
            <text:p>30-06-2020 05.20.13.377000000 PM</text:p>
          </table:table-cell>
          <table:table-cell table:style-name="ce170" office:value-type="string" calcext:value-type="string">
            <text:p>30-06-2020 05.31.21.876000000 PM</text:p>
          </table:table-cell>
          <table:table-cell table:style-name="ce186" office:value-type="time" office:time-value="PT00H11M08.499S" calcext:value-type="time">
            <text:p>00:11:08.50</text:p>
          </table:table-cell>
          <table:table-cell table:number-columns-repeated="59"/>
        </table:table-row>
        <table:table-row table:style-name="ro9" table:number-rows-repeated="9">
          <table:table-cell table:style-name="ce191"/>
          <table:table-cell table:style-name="Default" table:number-columns-repeated="4"/>
          <table:table-cell table:number-columns-repeated="59"/>
        </table:table-row>
        <table:table-row table:style-name="ro9" table:number-rows-repeated="104829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efragmented Tables" table:style-name="ta9">
        <table:table-column table:style-name="co52" table:default-cell-style-name="Default"/>
        <table:table-column table:style-name="co53" table:default-cell-style-name="ce17"/>
        <table:table-column table:style-name="co54" table:default-cell-style-name="ce17"/>
        <table:table-column table:style-name="co55" table:default-cell-style-name="ce17"/>
        <table:table-column table:style-name="co19" table:default-cell-style-name="ce17"/>
        <table:table-column table:style-name="co56" table:default-cell-style-name="ce17"/>
        <table:table-column table:style-name="co57" table:default-cell-style-name="ce17"/>
        <table:table-column table:style-name="co58" table:default-cell-style-name="ce17"/>
        <table:table-column table:style-name="co39" table:default-cell-style-name="ce17"/>
        <table:table-column table:style-name="co36" table:default-cell-style-name="ce17"/>
        <table:table-column table:style-name="co59" table:default-cell-style-name="ce17"/>
        <table:table-column table:style-name="co60" table:default-cell-style-name="ce17"/>
        <table:table-column table:style-name="co56" table:default-cell-style-name="ce17"/>
        <table:table-column table:style-name="co36" table:number-columns-repeated="51" table:default-cell-style-name="ce17"/>
        <table:table-row table:style-name="ro1">
          <table:table-cell table:style-name="ce187" office:value-type="string" calcext:value-type="string" table:number-columns-spanned="9" table:number-rows-spanned="1">
            <text:p>FRAGMENTATION DETAILS</text:p>
          </table:table-cell>
          <table:covered-table-cell table:number-columns-repeated="8" table:style-name="ce187"/>
          <table:table-cell/>
          <table:table-cell table:style-name="ce195" office:value-type="string" calcext:value-type="string" table:number-columns-spanned="3" table:number-rows-spanned="1">
            <text:p>TEMP TABLE SIZE</text:p>
          </table:table-cell>
          <table:covered-table-cell table:number-columns-repeated="2" table:style-name="ce195"/>
          <table:table-cell table:number-columns-repeated="51"/>
        </table:table-row>
        <table:table-row table:style-name="ro2">
          <table:table-cell table:style-name="ce105" office:value-type="string" calcext:value-type="string">
            <text:p>OWNER</text:p>
          </table:table-cell>
          <table:table-cell table:style-name="ce105" office:value-type="string" calcext:value-type="string">
            <text:p>TABLE_NAME</text:p>
          </table:table-cell>
          <table:table-cell table:style-name="ce105" office:value-type="string" calcext:value-type="string">
            <text:p>BLOCKS</text:p>
          </table:table-cell>
          <table:table-cell table:style-name="ce105" office:value-type="string" calcext:value-type="string">
            <text:p>NUM_ROWS</text:p>
          </table:table-cell>
          <table:table-cell table:style-name="ce105" office:value-type="string" calcext:value-type="string">
            <text:p>AVG_ROW_LEN</text:p>
          </table:table-cell>
          <table:table-cell table:style-name="ce105" office:value-type="string" calcext:value-type="string">
            <text:p>TOTAL_SIZE</text:p>
          </table:table-cell>
          <table:table-cell table:style-name="ce105" office:value-type="string" calcext:value-type="string">
            <text:p>ACTUAL_SIZE</text:p>
          </table:table-cell>
          <table:table-cell table:style-name="ce105" office:value-type="string" calcext:value-type="string">
            <text:p>FRAGMENTED_SPACE</text:p>
          </table:table-cell>
          <table:table-cell table:style-name="ce105" office:value-type="string" calcext:value-type="string">
            <text:p>PERCENTAGE</text:p>
          </table:table-cell>
          <table:table-cell/>
          <table:table-cell table:style-name="ce105" office:value-type="string" calcext:value-type="string">
            <text:p>TEMP SIZE</text:p>
          </table:table-cell>
          <table:table-cell table:style-name="ce105" office:value-type="string" calcext:value-type="string">
            <text:p>USED_GB</text:p>
          </table:table-cell>
          <table:table-cell table:style-name="ce105" office:value-type="string" calcext:value-type="string">
            <text:p>FREE_GB</text:p>
          </table:table-cell>
          <table:table-cell table:number-columns-repeated="51"/>
        </table:table-row>
        <table:table-row table:style-name="ro1">
          <table:table-cell table:style-name="ce205" office:value-type="string" calcext:value-type="string">
            <text:p>PSXUCIN</text:p>
          </table:table-cell>
          <table:table-cell table:style-name="ce205" office:value-type="string" calcext:value-type="string">
            <text:p>PSX_REQUEST_T</text:p>
          </table:table-cell>
          <table:table-cell table:style-name="ce108" office:value-type="float" office:value="367844" calcext:value-type="float">
            <text:p>367844</text:p>
          </table:table-cell>
          <table:table-cell table:style-name="ce108" office:value-type="float" office:value="28615" calcext:value-type="float">
            <text:p>28615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string" calcext:value-type="string">
            <text:p>2873.78MB</text:p>
          </table:table-cell>
          <table:table-cell table:style-name="ce205" office:value-type="string" calcext:value-type="string">
            <text:p>1.69Mb</text:p>
          </table:table-cell>
          <table:table-cell table:style-name="ce205" office:value-type="float" office:value="2872.09" calcext:value-type="float">
            <text:p>2872.09</text:p>
          </table:table-cell>
          <table:table-cell table:style-name="ce205" office:value-type="float" office:value="99.94" calcext:value-type="float">
            <text:p>99.94</text:p>
          </table:table-cell>
          <table:table-cell/>
          <table:table-cell table:style-name="ce86" office:value-type="string" calcext:value-type="string">
            <text:p>Temp</text:p>
          </table:table-cell>
          <table:table-cell table:style-name="ce86" office:value-type="float" office:value="3.2041015625" calcext:value-type="float">
            <text:p>3.2041015625</text:p>
          </table:table-cell>
          <table:table-cell table:style-name="ce86" office:value-type="float" office:value="26.7958984375" calcext:value-type="float">
            <text:p>26.7958984375</text:p>
          </table:table-cell>
          <table:table-cell table:number-columns-repeated="51"/>
        </table:table-row>
        <table:table-row table:style-name="ro1">
          <table:table-cell table:style-name="ce205" office:value-type="string" calcext:value-type="string">
            <text:p>PSXUCIN</text:p>
          </table:table-cell>
          <table:table-cell table:style-name="ce205" office:value-type="string" calcext:value-type="string">
            <text:p>PSX_CUST_ADDR_REQ_T</text:p>
          </table:table-cell>
          <table:table-cell table:style-name="ce108" office:value-type="float" office:value="956673" calcext:value-type="float">
            <text:p>956673</text:p>
          </table:table-cell>
          <table:table-cell table:style-name="ce108" office:value-type="float" office:value="29068" calcext:value-type="float">
            <text:p>29068</text:p>
          </table:table-cell>
          <table:table-cell table:style-name="ce205" office:value-type="float" office:value="190" calcext:value-type="float">
            <text:p>190</text:p>
          </table:table-cell>
          <table:table-cell table:style-name="ce205" office:value-type="string" calcext:value-type="string">
            <text:p>7474.01MB</text:p>
          </table:table-cell>
          <table:table-cell table:style-name="ce205" office:value-type="string" calcext:value-type="string">
            <text:p>5.27Mb</text:p>
          </table:table-cell>
          <table:table-cell table:style-name="ce205" office:value-type="float" office:value="7468.74" calcext:value-type="float">
            <text:p>7468.74</text:p>
          </table:table-cell>
          <table:table-cell table:style-name="ce205" office:value-type="float" office:value="99.93" calcext:value-type="float">
            <text:p>99.93</text:p>
          </table:table-cell>
          <table:table-cell table:number-columns-repeated="55"/>
        </table:table-row>
        <table:table-row table:style-name="ro1">
          <table:table-cell table:style-name="ce205" office:value-type="string" calcext:value-type="string">
            <text:p>PSXUCIN</text:p>
          </table:table-cell>
          <table:table-cell table:style-name="ce205" office:value-type="string" calcext:value-type="string">
            <text:p>PSX_CUST_DG_REQ_T</text:p>
          </table:table-cell>
          <table:table-cell table:style-name="ce108" office:value-type="float" office:value="977142" calcext:value-type="float">
            <text:p>977142</text:p>
          </table:table-cell>
          <table:table-cell table:style-name="ce108" office:value-type="float" office:value="28615" calcext:value-type="float">
            <text:p>28615</text:p>
          </table:table-cell>
          <table:table-cell table:style-name="ce205" office:value-type="float" office:value="186" calcext:value-type="float">
            <text:p>186</text:p>
          </table:table-cell>
          <table:table-cell table:style-name="ce205" office:value-type="string" calcext:value-type="string">
            <text:p>7633.92MB</text:p>
          </table:table-cell>
          <table:table-cell table:style-name="ce205" office:value-type="string" calcext:value-type="string">
            <text:p>5.08Mb</text:p>
          </table:table-cell>
          <table:table-cell table:style-name="ce205" office:value-type="float" office:value="7628.85" calcext:value-type="float">
            <text:p>7628.85</text:p>
          </table:table-cell>
          <table:table-cell table:style-name="ce205" office:value-type="float" office:value="99.93" calcext:value-type="float">
            <text:p>99.93</text:p>
          </table:table-cell>
          <table:table-cell table:number-columns-repeated="55"/>
        </table:table-row>
        <table:table-row table:style-name="ro1">
          <table:table-cell table:style-name="ce205" office:value-type="string" calcext:value-type="string">
            <text:p>PSXUCIN</text:p>
          </table:table-cell>
          <table:table-cell table:style-name="ce205" office:value-type="string" calcext:value-type="string">
            <text:p>PSX_CUST_EMAIL_REQ_T</text:p>
          </table:table-cell>
          <table:table-cell table:style-name="ce108" office:value-type="float" office:value="477666" calcext:value-type="float">
            <text:p>477666</text:p>
          </table:table-cell>
          <table:table-cell table:style-name="ce108" office:value-type="float" office:value="28414" calcext:value-type="float">
            <text:p>28414</text:p>
          </table:table-cell>
          <table:table-cell table:style-name="ce205" office:value-type="float" office:value="110" calcext:value-type="float">
            <text:p>110</text:p>
          </table:table-cell>
          <table:table-cell table:style-name="ce205" office:value-type="string" calcext:value-type="string">
            <text:p>3731.77MB</text:p>
          </table:table-cell>
          <table:table-cell table:style-name="ce205" office:value-type="string" calcext:value-type="string">
            <text:p>2.98Mb</text:p>
          </table:table-cell>
          <table:table-cell table:style-name="ce205" office:value-type="float" office:value="3728.78" calcext:value-type="float">
            <text:p>3728.78</text:p>
          </table:table-cell>
          <table:table-cell table:style-name="ce205" office:value-type="float" office:value="99.92" calcext:value-type="float">
            <text:p>99.92</text:p>
          </table:table-cell>
          <table:table-cell table:number-columns-repeated="55"/>
        </table:table-row>
        <table:table-row table:style-name="ro1">
          <table:table-cell table:style-name="ce205" office:value-type="string" calcext:value-type="string">
            <text:p>PSXUCIN</text:p>
          </table:table-cell>
          <table:table-cell table:style-name="ce205" office:value-type="string" calcext:value-type="string">
            <text:p>PSX_CUST_CONTACT_REQ_T</text:p>
          </table:table-cell>
          <table:table-cell table:style-name="ce108" office:value-type="float" office:value="755566" calcext:value-type="float">
            <text:p>755566</text:p>
          </table:table-cell>
          <table:table-cell table:style-name="ce108" office:value-type="float" office:value="50543" calcext:value-type="float">
            <text:p>50543</text:p>
          </table:table-cell>
          <table:table-cell table:style-name="ce205" office:value-type="float" office:value="102" calcext:value-type="float">
            <text:p>102</text:p>
          </table:table-cell>
          <table:table-cell table:style-name="ce205" office:value-type="string" calcext:value-type="string">
            <text:p>5902.86MB</text:p>
          </table:table-cell>
          <table:table-cell table:style-name="ce205" office:value-type="string" calcext:value-type="string">
            <text:p>4.92Mb</text:p>
          </table:table-cell>
          <table:table-cell table:style-name="ce205" office:value-type="float" office:value="5897.94" calcext:value-type="float">
            <text:p>5897.94</text:p>
          </table:table-cell>
          <table:table-cell table:style-name="ce205" office:value-type="float" office:value="99.92" calcext:value-type="float">
            <text:p>99.9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IDS_DT_2_HASHING</text:p>
          </table:table-cell>
          <table:table-cell table:style-name="ce109" office:value-type="float" office:value="123308" calcext:value-type="float">
            <text:p>123308</text:p>
          </table:table-cell>
          <table:table-cell table:style-name="ce109" office:value-type="float" office:value="36086250" calcext:value-type="float">
            <text:p>36086250</text:p>
          </table:table-cell>
          <table:table-cell table:style-name="ce206" office:value-type="float" office:value="19" calcext:value-type="float">
            <text:p>19</text:p>
          </table:table-cell>
          <table:table-cell table:style-name="ce206" office:value-type="string" calcext:value-type="string">
            <text:p>963.34MB</text:p>
          </table:table-cell>
          <table:table-cell table:style-name="ce206" office:value-type="string" calcext:value-type="string">
            <text:p>653.88Mb</text:p>
          </table:table-cell>
          <table:table-cell table:style-name="ce206" office:value-type="float" office:value="309.47" calcext:value-type="float">
            <text:p>309.47</text:p>
          </table:table-cell>
          <table:table-cell table:style-name="ce206" office:value-type="float" office:value="32.12" calcext:value-type="float">
            <text:p>32.1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CONTACT_BULK_TRG_T</text:p>
          </table:table-cell>
          <table:table-cell table:style-name="ce109" office:value-type="float" office:value="84299" calcext:value-type="float">
            <text:p>84299</text:p>
          </table:table-cell>
          <table:table-cell table:style-name="ce109" office:value-type="float" office:value="5281645" calcext:value-type="float">
            <text:p>5281645</text:p>
          </table:table-cell>
          <table:table-cell table:style-name="ce206" office:value-type="float" office:value="90" calcext:value-type="float">
            <text:p>90</text:p>
          </table:table-cell>
          <table:table-cell table:style-name="ce206" office:value-type="string" calcext:value-type="string">
            <text:p>658.59MB</text:p>
          </table:table-cell>
          <table:table-cell table:style-name="ce206" office:value-type="string" calcext:value-type="string">
            <text:p>453.33Mb</text:p>
          </table:table-cell>
          <table:table-cell table:style-name="ce206" office:value-type="float" office:value="205.26" calcext:value-type="float">
            <text:p>205.26</text:p>
          </table:table-cell>
          <table:table-cell table:style-name="ce206" office:value-type="float" office:value="31.17" calcext:value-type="float">
            <text:p>31.17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DG_BULK_TRG_T</text:p>
          </table:table-cell>
          <table:table-cell table:style-name="ce109" office:value-type="float" office:value="227254" calcext:value-type="float">
            <text:p>227254</text:p>
          </table:table-cell>
          <table:table-cell table:style-name="ce109" office:value-type="float" office:value="4000006" calcext:value-type="float">
            <text:p>4000006</text:p>
          </table:table-cell>
          <table:table-cell table:style-name="ce206" office:value-type="float" office:value="326" calcext:value-type="float">
            <text:p>326</text:p>
          </table:table-cell>
          <table:table-cell table:style-name="ce206" office:value-type="string" calcext:value-type="string">
            <text:p>1775.42MB</text:p>
          </table:table-cell>
          <table:table-cell table:style-name="ce206" office:value-type="string" calcext:value-type="string">
            <text:p>1243.59Mb</text:p>
          </table:table-cell>
          <table:table-cell table:style-name="ce206" office:value-type="float" office:value="531.83" calcext:value-type="float">
            <text:p>531.83</text:p>
          </table:table-cell>
          <table:table-cell table:style-name="ce206" office:value-type="float" office:value="29.96" calcext:value-type="float">
            <text:p>29.96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GRP_OP_RES_1_HIST</text:p>
          </table:table-cell>
          <table:table-cell table:style-name="ce109" office:value-type="float" office:value="205397" calcext:value-type="float">
            <text:p>205397</text:p>
          </table:table-cell>
          <table:table-cell table:style-name="ce109" office:value-type="float" office:value="28712711" calcext:value-type="float">
            <text:p>28712711</text:p>
          </table:table-cell>
          <table:table-cell table:style-name="ce206" office:value-type="float" office:value="43" calcext:value-type="float">
            <text:p>43</text:p>
          </table:table-cell>
          <table:table-cell table:style-name="ce206" office:value-type="string" calcext:value-type="string">
            <text:p>1604.66MB</text:p>
          </table:table-cell>
          <table:table-cell table:style-name="ce206" office:value-type="string" calcext:value-type="string">
            <text:p>1177.45Mb</text:p>
          </table:table-cell>
          <table:table-cell table:style-name="ce206" office:value-type="float" office:value="427.21" calcext:value-type="float">
            <text:p>427.21</text:p>
          </table:table-cell>
          <table:table-cell table:style-name="ce206" office:value-type="float" office:value="26.62" calcext:value-type="float">
            <text:p>26.6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ADDR_BULK_TRG_T</text:p>
          </table:table-cell>
          <table:table-cell table:style-name="ce109" office:value-type="float" office:value="138769" calcext:value-type="float">
            <text:p>138769</text:p>
          </table:table-cell>
          <table:table-cell table:style-name="ce109" office:value-type="float" office:value="4656544" calcext:value-type="float">
            <text:p>4656544</text:p>
          </table:table-cell>
          <table:table-cell table:style-name="ce206" office:value-type="float" office:value="180" calcext:value-type="float">
            <text:p>180</text:p>
          </table:table-cell>
          <table:table-cell table:style-name="ce206" office:value-type="string" calcext:value-type="string">
            <text:p>1084.13MB</text:p>
          </table:table-cell>
          <table:table-cell table:style-name="ce206" office:value-type="string" calcext:value-type="string">
            <text:p>799.35Mb</text:p>
          </table:table-cell>
          <table:table-cell table:style-name="ce206" office:value-type="float" office:value="284.78" calcext:value-type="float">
            <text:p>284.78</text:p>
          </table:table-cell>
          <table:table-cell table:style-name="ce206" office:value-type="float" office:value="26.27" calcext:value-type="float">
            <text:p>26.27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REPORT_BULK_TRG_T</text:p>
          </table:table-cell>
          <table:table-cell table:style-name="ce109" office:value-type="float" office:value="997823" calcext:value-type="float">
            <text:p>997823</text:p>
          </table:table-cell>
          <table:table-cell table:style-name="ce109" office:value-type="float" office:value="51543782" calcext:value-type="float">
            <text:p>51543782</text:p>
          </table:table-cell>
          <table:table-cell table:style-name="ce206" office:value-type="float" office:value="117" calcext:value-type="float">
            <text:p>117</text:p>
          </table:table-cell>
          <table:table-cell table:style-name="ce206" office:value-type="string" calcext:value-type="string">
            <text:p>7795.49MB</text:p>
          </table:table-cell>
          <table:table-cell table:style-name="ce206" office:value-type="string" calcext:value-type="string">
            <text:p>5751.25Mb</text:p>
          </table:table-cell>
          <table:table-cell table:style-name="ce206" office:value-type="float" office:value="2044.24" calcext:value-type="float">
            <text:p>2044.24</text:p>
          </table:table-cell>
          <table:table-cell table:style-name="ce206" office:value-type="float" office:value="26.22" calcext:value-type="float">
            <text:p>26.2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EMAIL_BULK_TRG_T</text:p>
          </table:table-cell>
          <table:table-cell table:style-name="ce109" office:value-type="float" office:value="65429" calcext:value-type="float">
            <text:p>65429</text:p>
          </table:table-cell>
          <table:table-cell table:style-name="ce109" office:value-type="float" office:value="3770465" calcext:value-type="float">
            <text:p>3770465</text:p>
          </table:table-cell>
          <table:table-cell table:style-name="ce206" office:value-type="float" office:value="105" calcext:value-type="float">
            <text:p>105</text:p>
          </table:table-cell>
          <table:table-cell table:style-name="ce206" office:value-type="string" calcext:value-type="string">
            <text:p>511.16MB</text:p>
          </table:table-cell>
          <table:table-cell table:style-name="ce206" office:value-type="string" calcext:value-type="string">
            <text:p>377.56Mb</text:p>
          </table:table-cell>
          <table:table-cell table:style-name="ce206" office:value-type="float" office:value="133.61" calcext:value-type="float">
            <text:p>133.61</text:p>
          </table:table-cell>
          <table:table-cell table:style-name="ce206" office:value-type="float" office:value="26.14" calcext:value-type="float">
            <text:p>26.14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CONTACT_B_TRG_HIST_T</text:p>
          </table:table-cell>
          <table:table-cell table:style-name="ce109" office:value-type="float" office:value="774161" calcext:value-type="float">
            <text:p>774161</text:p>
          </table:table-cell>
          <table:table-cell table:style-name="ce109" office:value-type="float" office:value="46106272" calcext:value-type="float">
            <text:p>46106272</text:p>
          </table:table-cell>
          <table:table-cell table:style-name="ce206" office:value-type="float" office:value="102" calcext:value-type="float">
            <text:p>102</text:p>
          </table:table-cell>
          <table:table-cell table:style-name="ce206" office:value-type="string" calcext:value-type="string">
            <text:p>6048.13MB</text:p>
          </table:table-cell>
          <table:table-cell table:style-name="ce206" office:value-type="string" calcext:value-type="string">
            <text:p>4484.98Mb</text:p>
          </table:table-cell>
          <table:table-cell table:style-name="ce206" office:value-type="float" office:value="1563.16" calcext:value-type="float">
            <text:p>1563.16</text:p>
          </table:table-cell>
          <table:table-cell table:style-name="ce206" office:value-type="float" office:value="25.85" calcext:value-type="float">
            <text:p>25.85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DG_B_TRG_HIST_T</text:p>
          </table:table-cell>
          <table:table-cell table:style-name="ce109" office:value-type="float" office:value="1502265" calcext:value-type="float">
            <text:p>1502265</text:p>
          </table:table-cell>
          <table:table-cell table:style-name="ce109" office:value-type="float" office:value="31379385" calcext:value-type="float">
            <text:p>31379385</text:p>
          </table:table-cell>
          <table:table-cell table:style-name="ce206" office:value-type="float" office:value="300" calcext:value-type="float">
            <text:p>300</text:p>
          </table:table-cell>
          <table:table-cell table:style-name="ce206" office:value-type="string" calcext:value-type="string">
            <text:p>11736.45MB</text:p>
          </table:table-cell>
          <table:table-cell table:style-name="ce206" office:value-type="string" calcext:value-type="string">
            <text:p>8977.71Mb</text:p>
          </table:table-cell>
          <table:table-cell table:style-name="ce206" office:value-type="float" office:value="2758.73" calcext:value-type="float">
            <text:p>2758.73</text:p>
          </table:table-cell>
          <table:table-cell table:style-name="ce206" office:value-type="float" office:value="23.51" calcext:value-type="float">
            <text:p>23.51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DG_BULK_TRG_T_BRNCHB</text:p>
          </table:table-cell>
          <table:table-cell table:style-name="ce109" office:value-type="float" office:value="124884" calcext:value-type="float">
            <text:p>124884</text:p>
          </table:table-cell>
          <table:table-cell table:style-name="ce109" office:value-type="float" office:value="2391877" calcext:value-type="float">
            <text:p>2391877</text:p>
          </table:table-cell>
          <table:table-cell table:style-name="ce206" office:value-type="float" office:value="329" calcext:value-type="float">
            <text:p>329</text:p>
          </table:table-cell>
          <table:table-cell table:style-name="ce206" office:value-type="string" calcext:value-type="string">
            <text:p>975.66MB</text:p>
          </table:table-cell>
          <table:table-cell table:style-name="ce206" office:value-type="string" calcext:value-type="string">
            <text:p>750.47Mb</text:p>
          </table:table-cell>
          <table:table-cell table:style-name="ce206" office:value-type="float" office:value="225.18" calcext:value-type="float">
            <text:p>225.18</text:p>
          </table:table-cell>
          <table:table-cell table:style-name="ce206" office:value-type="float" office:value="23.08" calcext:value-type="float">
            <text:p>23.08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CRM_UCIC_GDR_HIST</text:p>
          </table:table-cell>
          <table:table-cell table:style-name="ce109" office:value-type="float" office:value="1697765" calcext:value-type="float">
            <text:p>1697765</text:p>
          </table:table-cell>
          <table:table-cell table:style-name="ce109" office:value-type="float" office:value="31194544" calcext:value-type="float">
            <text:p>31194544</text:p>
          </table:table-cell>
          <table:table-cell table:style-name="ce206" office:value-type="float" office:value="345" calcext:value-type="float">
            <text:p>345</text:p>
          </table:table-cell>
          <table:table-cell table:style-name="ce206" office:value-type="string" calcext:value-type="string">
            <text:p>13263.79MB</text:p>
          </table:table-cell>
          <table:table-cell table:style-name="ce206" office:value-type="string" calcext:value-type="string">
            <text:p>10263.56Mb</text:p>
          </table:table-cell>
          <table:table-cell table:style-name="ce206" office:value-type="float" office:value="3000.23" calcext:value-type="float">
            <text:p>3000.23</text:p>
          </table:table-cell>
          <table:table-cell table:style-name="ce206" office:value-type="float" office:value="22.62" calcext:value-type="float">
            <text:p>22.6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CRM_UCIC_HIST</text:p>
          </table:table-cell>
          <table:table-cell table:style-name="ce109" office:value-type="float" office:value="2259403" calcext:value-type="float">
            <text:p>2259403</text:p>
          </table:table-cell>
          <table:table-cell table:style-name="ce109" office:value-type="float" office:value="44943105" calcext:value-type="float">
            <text:p>44943105</text:p>
          </table:table-cell>
          <table:table-cell table:style-name="ce206" office:value-type="float" office:value="319" calcext:value-type="float">
            <text:p>319</text:p>
          </table:table-cell>
          <table:table-cell table:style-name="ce206" office:value-type="string" calcext:value-type="string">
            <text:p>17651.59MB</text:p>
          </table:table-cell>
          <table:table-cell table:style-name="ce206" office:value-type="string" calcext:value-type="string">
            <text:p>13672.69Mb</text:p>
          </table:table-cell>
          <table:table-cell table:style-name="ce206" office:value-type="float" office:value="3978.9" calcext:value-type="float">
            <text:p>3978.9</text:p>
          </table:table-cell>
          <table:table-cell table:style-name="ce206" office:value-type="float" office:value="22.54" calcext:value-type="float">
            <text:p>22.54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REPORT_B_TRG_HIST_T</text:p>
          </table:table-cell>
          <table:table-cell table:style-name="ce109" office:value-type="float" office:value="4998130" calcext:value-type="float">
            <text:p>4998130</text:p>
          </table:table-cell>
          <table:table-cell table:style-name="ce109" office:value-type="float" office:value="257927995" calcext:value-type="float">
            <text:p>257927995</text:p>
          </table:table-cell>
          <table:table-cell table:style-name="ce206" office:value-type="float" office:value="125" calcext:value-type="float">
            <text:p>125</text:p>
          </table:table-cell>
          <table:table-cell table:style-name="ce206" office:value-type="string" calcext:value-type="string">
            <text:p>39047.89MB</text:p>
          </table:table-cell>
          <table:table-cell table:style-name="ce206" office:value-type="string" calcext:value-type="string">
            <text:p>30747.41Mb</text:p>
          </table:table-cell>
          <table:table-cell table:style-name="ce206" office:value-type="float" office:value="8300.48" calcext:value-type="float">
            <text:p>8300.48</text:p>
          </table:table-cell>
          <table:table-cell table:style-name="ce206" office:value-type="float" office:value="21.26" calcext:value-type="float">
            <text:p>21.26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ADDR_B_TRG_HIST_T</text:p>
          </table:table-cell>
          <table:table-cell table:style-name="ce109" office:value-type="float" office:value="1017259" calcext:value-type="float">
            <text:p>1017259</text:p>
          </table:table-cell>
          <table:table-cell table:style-name="ce109" office:value-type="float" office:value="34770797" calcext:value-type="float">
            <text:p>34770797</text:p>
          </table:table-cell>
          <table:table-cell table:style-name="ce206" office:value-type="float" office:value="191" calcext:value-type="float">
            <text:p>191</text:p>
          </table:table-cell>
          <table:table-cell table:style-name="ce206" office:value-type="string" calcext:value-type="string">
            <text:p>7947.34MB</text:p>
          </table:table-cell>
          <table:table-cell table:style-name="ce206" office:value-type="string" calcext:value-type="string">
            <text:p>6333.56Mb</text:p>
          </table:table-cell>
          <table:table-cell table:style-name="ce206" office:value-type="float" office:value="1613.77" calcext:value-type="float">
            <text:p>1613.77</text:p>
          </table:table-cell>
          <table:table-cell table:style-name="ce206" office:value-type="float" office:value="20.31" calcext:value-type="float">
            <text:p>20.31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UST_EMAIL_B_TRG_HIST_T</text:p>
          </table:table-cell>
          <table:table-cell table:style-name="ce109" office:value-type="float" office:value="534405" calcext:value-type="float">
            <text:p>534405</text:p>
          </table:table-cell>
          <table:table-cell table:style-name="ce109" office:value-type="float" office:value="29889434" calcext:value-type="float">
            <text:p>29889434</text:p>
          </table:table-cell>
          <table:table-cell table:style-name="ce206" office:value-type="float" office:value="117" calcext:value-type="float">
            <text:p>117</text:p>
          </table:table-cell>
          <table:table-cell table:style-name="ce206" office:value-type="string" calcext:value-type="string">
            <text:p>4175.04MB</text:p>
          </table:table-cell>
          <table:table-cell table:style-name="ce206" office:value-type="string" calcext:value-type="string">
            <text:p>3335.06Mb</text:p>
          </table:table-cell>
          <table:table-cell table:style-name="ce206" office:value-type="float" office:value="839.98" calcext:value-type="float">
            <text:p>839.98</text:p>
          </table:table-cell>
          <table:table-cell table:style-name="ce206" office:value-type="float" office:value="20.12" calcext:value-type="float">
            <text:p>20.12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HSL_CUST_MASTER_POSIDEX_LT_HT</text:p>
          </table:table-cell>
          <table:table-cell table:style-name="ce109" office:value-type="float" office:value="1719002" calcext:value-type="float">
            <text:p>1719002</text:p>
          </table:table-cell>
          <table:table-cell table:style-name="ce109" office:value-type="float" office:value="31775315" calcext:value-type="float">
            <text:p>31775315</text:p>
          </table:table-cell>
          <table:table-cell table:style-name="ce206" office:value-type="float" office:value="355" calcext:value-type="float">
            <text:p>355</text:p>
          </table:table-cell>
          <table:table-cell table:style-name="ce206" office:value-type="string" calcext:value-type="string">
            <text:p>13429.7MB</text:p>
          </table:table-cell>
          <table:table-cell table:style-name="ce206" office:value-type="string" calcext:value-type="string">
            <text:p>10757.67Mb</text:p>
          </table:table-cell>
          <table:table-cell table:style-name="ce206" office:value-type="float" office:value="2672.03" calcext:value-type="float">
            <text:p>2672.03</text:p>
          </table:table-cell>
          <table:table-cell table:style-name="ce206" office:value-type="float" office:value="19.9" calcext:value-type="float">
            <text:p>19.9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LUSTER_OP_MATCHTYPE</text:p>
          </table:table-cell>
          <table:table-cell table:style-name="ce109" office:value-type="float" office:value="1412008" calcext:value-type="float">
            <text:p>1412008</text:p>
          </table:table-cell>
          <table:table-cell table:style-name="ce109" office:value-type="float" office:value="28768117" calcext:value-type="float">
            <text:p>28768117</text:p>
          </table:table-cell>
          <table:table-cell table:style-name="ce206" office:value-type="float" office:value="329" calcext:value-type="float">
            <text:p>329</text:p>
          </table:table-cell>
          <table:table-cell table:style-name="ce206" office:value-type="string" calcext:value-type="string">
            <text:p>11031.31MB</text:p>
          </table:table-cell>
          <table:table-cell table:style-name="ce206" office:value-type="string" calcext:value-type="string">
            <text:p>9026.25Mb</text:p>
          </table:table-cell>
          <table:table-cell table:style-name="ce206" office:value-type="float" office:value="2005.06" calcext:value-type="float">
            <text:p>2005.06</text:p>
          </table:table-cell>
          <table:table-cell table:style-name="ce206" office:value-type="float" office:value="18.18" calcext:value-type="float">
            <text:p>18.18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CLUSTER_OUTPUT_HIST</text:p>
          </table:table-cell>
          <table:table-cell table:style-name="ce109" office:value-type="float" office:value="1678090" calcext:value-type="float">
            <text:p>1678090</text:p>
          </table:table-cell>
          <table:table-cell table:style-name="ce109" office:value-type="float" office:value="29727644" calcext:value-type="float">
            <text:p>29727644</text:p>
          </table:table-cell>
          <table:table-cell table:style-name="ce206" office:value-type="float" office:value="379" calcext:value-type="float">
            <text:p>379</text:p>
          </table:table-cell>
          <table:table-cell table:style-name="ce206" office:value-type="string" calcext:value-type="string">
            <text:p>13110.08MB</text:p>
          </table:table-cell>
          <table:table-cell table:style-name="ce206" office:value-type="string" calcext:value-type="string">
            <text:p>10744.84Mb</text:p>
          </table:table-cell>
          <table:table-cell table:style-name="ce206" office:value-type="float" office:value="2365.24" calcext:value-type="float">
            <text:p>2365.24</text:p>
          </table:table-cell>
          <table:table-cell table:style-name="ce206" office:value-type="float" office:value="18.04" calcext:value-type="float">
            <text:p>18.04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ERROR_LOG_T</text:p>
          </table:table-cell>
          <table:table-cell table:style-name="ce109" office:value-type="float" office:value="457820" calcext:value-type="float">
            <text:p>457820</text:p>
          </table:table-cell>
          <table:table-cell table:style-name="ce109" office:value-type="float" office:value="8397066" calcext:value-type="float">
            <text:p>8397066</text:p>
          </table:table-cell>
          <table:table-cell table:style-name="ce206" office:value-type="float" office:value="372" calcext:value-type="float">
            <text:p>372</text:p>
          </table:table-cell>
          <table:table-cell table:style-name="ce206" office:value-type="string" calcext:value-type="string">
            <text:p>3576.72MB</text:p>
          </table:table-cell>
          <table:table-cell table:style-name="ce206" office:value-type="string" calcext:value-type="string">
            <text:p>2979Mb</text:p>
          </table:table-cell>
          <table:table-cell table:style-name="ce206" office:value-type="float" office:value="597.72" calcext:value-type="float">
            <text:p>597.72</text:p>
          </table:table-cell>
          <table:table-cell table:style-name="ce206" office:value-type="float" office:value="16.71" calcext:value-type="float">
            <text:p>16.71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_CDAP_APP</text:p>
          </table:table-cell>
          <table:table-cell table:style-name="ce109" office:value-type="float" office:value="605763" calcext:value-type="float">
            <text:p>605763</text:p>
          </table:table-cell>
          <table:table-cell table:style-name="ce109" office:value-type="float" office:value="4000006" calcext:value-type="float">
            <text:p>4000006</text:p>
          </table:table-cell>
          <table:table-cell table:style-name="ce206" office:value-type="float" office:value="1038" calcext:value-type="float">
            <text:p>1038</text:p>
          </table:table-cell>
          <table:table-cell table:style-name="ce206" office:value-type="string" calcext:value-type="string">
            <text:p>4732.52MB</text:p>
          </table:table-cell>
          <table:table-cell table:style-name="ce206" office:value-type="string" calcext:value-type="string">
            <text:p>3959.66Mb</text:p>
          </table:table-cell>
          <table:table-cell table:style-name="ce206" office:value-type="float" office:value="772.86" calcext:value-type="float">
            <text:p>772.86</text:p>
          </table:table-cell>
          <table:table-cell table:style-name="ce206" office:value-type="float" office:value="16.33" calcext:value-type="float">
            <text:p>16.33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RESULTS_BKP_01072019</text:p>
          </table:table-cell>
          <table:table-cell table:style-name="ce109" office:value-type="float" office:value="147241" calcext:value-type="float">
            <text:p>147241</text:p>
          </table:table-cell>
          <table:table-cell table:style-name="ce109" office:value-type="float" office:value="3507301" calcext:value-type="float">
            <text:p>3507301</text:p>
          </table:table-cell>
          <table:table-cell table:style-name="ce206" office:value-type="float" office:value="288" calcext:value-type="float">
            <text:p>288</text:p>
          </table:table-cell>
          <table:table-cell table:style-name="ce206" office:value-type="string" calcext:value-type="string">
            <text:p>1150.32MB</text:p>
          </table:table-cell>
          <table:table-cell table:style-name="ce206" office:value-type="string" calcext:value-type="string">
            <text:p>963.31Mb</text:p>
          </table:table-cell>
          <table:table-cell table:style-name="ce206" office:value-type="float" office:value="187.01" calcext:value-type="float">
            <text:p>187.01</text:p>
          </table:table-cell>
          <table:table-cell table:style-name="ce206" office:value-type="float" office:value="16.26" calcext:value-type="float">
            <text:p>16.26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RESULTS</text:p>
          </table:table-cell>
          <table:table-cell table:style-name="ce109" office:value-type="float" office:value="506386" calcext:value-type="float">
            <text:p>506386</text:p>
          </table:table-cell>
          <table:table-cell table:style-name="ce109" office:value-type="float" office:value="11746520" calcext:value-type="float">
            <text:p>11746520</text:p>
          </table:table-cell>
          <table:table-cell table:style-name="ce206" office:value-type="float" office:value="297" calcext:value-type="float">
            <text:p>297</text:p>
          </table:table-cell>
          <table:table-cell table:style-name="ce206" office:value-type="string" calcext:value-type="string">
            <text:p>3956.14MB</text:p>
          </table:table-cell>
          <table:table-cell table:style-name="ce206" office:value-type="string" calcext:value-type="string">
            <text:p>3327.1Mb</text:p>
          </table:table-cell>
          <table:table-cell table:style-name="ce206" office:value-type="float" office:value="629.04" calcext:value-type="float">
            <text:p>629.04</text:p>
          </table:table-cell>
          <table:table-cell table:style-name="ce206" office:value-type="float" office:value="15.9" calcext:value-type="float">
            <text:p>15.9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RES_SM_STRENGTHS_HIST</text:p>
          </table:table-cell>
          <table:table-cell table:style-name="ce109" office:value-type="float" office:value="2038694" calcext:value-type="float">
            <text:p>2038694</text:p>
          </table:table-cell>
          <table:table-cell table:style-name="ce109" office:value-type="float" office:value="33721267" calcext:value-type="float">
            <text:p>33721267</text:p>
          </table:table-cell>
          <table:table-cell table:style-name="ce206" office:value-type="float" office:value="418" calcext:value-type="float">
            <text:p>418</text:p>
          </table:table-cell>
          <table:table-cell table:style-name="ce206" office:value-type="string" calcext:value-type="string">
            <text:p>15927.3MB</text:p>
          </table:table-cell>
          <table:table-cell table:style-name="ce206" office:value-type="string" calcext:value-type="string">
            <text:p>13442.51Mb</text:p>
          </table:table-cell>
          <table:table-cell table:style-name="ce206" office:value-type="float" office:value="2484.79" calcext:value-type="float">
            <text:p>2484.79</text:p>
          </table:table-cell>
          <table:table-cell table:style-name="ce206" office:value-type="float" office:value="15.6" calcext:value-type="float">
            <text:p>15.6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RESULTS_BKP_081117</text:p>
          </table:table-cell>
          <table:table-cell table:style-name="ce109" office:value-type="float" office:value="273560" calcext:value-type="float">
            <text:p>273560</text:p>
          </table:table-cell>
          <table:table-cell table:style-name="ce109" office:value-type="float" office:value="6542603" calcext:value-type="float">
            <text:p>6542603</text:p>
          </table:table-cell>
          <table:table-cell table:style-name="ce206" office:value-type="float" office:value="290" calcext:value-type="float">
            <text:p>290</text:p>
          </table:table-cell>
          <table:table-cell table:style-name="ce206" office:value-type="string" calcext:value-type="string">
            <text:p>2137.19MB</text:p>
          </table:table-cell>
          <table:table-cell table:style-name="ce206" office:value-type="string" calcext:value-type="string">
            <text:p>1809.46Mb</text:p>
          </table:table-cell>
          <table:table-cell table:style-name="ce206" office:value-type="float" office:value="327.73" calcext:value-type="float">
            <text:p>327.73</text:p>
          </table:table-cell>
          <table:table-cell table:style-name="ce206" office:value-type="float" office:value="15.33" calcext:value-type="float">
            <text:p>15.33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RESULTS_BKP_281117</text:p>
          </table:table-cell>
          <table:table-cell table:style-name="ce109" office:value-type="float" office:value="291696" calcext:value-type="float">
            <text:p>291696</text:p>
          </table:table-cell>
          <table:table-cell table:style-name="ce109" office:value-type="float" office:value="6973257" calcext:value-type="float">
            <text:p>6973257</text:p>
          </table:table-cell>
          <table:table-cell table:style-name="ce206" office:value-type="float" office:value="291" calcext:value-type="float">
            <text:p>291</text:p>
          </table:table-cell>
          <table:table-cell table:style-name="ce206" office:value-type="string" calcext:value-type="string">
            <text:p>2278.88MB</text:p>
          </table:table-cell>
          <table:table-cell table:style-name="ce206" office:value-type="string" calcext:value-type="string">
            <text:p>1935.21Mb</text:p>
          </table:table-cell>
          <table:table-cell table:style-name="ce206" office:value-type="float" office:value="343.66" calcext:value-type="float">
            <text:p>343.66</text:p>
          </table:table-cell>
          <table:table-cell table:style-name="ce206" office:value-type="float" office:value="15.08" calcext:value-type="float">
            <text:p>15.08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HSL_CUST_PROD_POSIDEX_LT_HIST</text:p>
          </table:table-cell>
          <table:table-cell table:style-name="ce109" office:value-type="float" office:value="10987905" calcext:value-type="float">
            <text:p>10987905</text:p>
          </table:table-cell>
          <table:table-cell table:style-name="ce109" office:value-type="float" office:value="464034829" calcext:value-type="float">
            <text:p>464034829</text:p>
          </table:table-cell>
          <table:table-cell table:style-name="ce206" office:value-type="float" office:value="165" calcext:value-type="float">
            <text:p>165</text:p>
          </table:table-cell>
          <table:table-cell table:style-name="ce206" office:value-type="string" calcext:value-type="string">
            <text:p>85843.01MB</text:p>
          </table:table-cell>
          <table:table-cell table:style-name="ce206" office:value-type="string" calcext:value-type="string">
            <text:p>73018.79Mb</text:p>
          </table:table-cell>
          <table:table-cell table:style-name="ce206" office:value-type="float" office:value="12824.22" calcext:value-type="float">
            <text:p>12824.22</text:p>
          </table:table-cell>
          <table:table-cell table:style-name="ce206" office:value-type="float" office:value="14.94" calcext:value-type="float">
            <text:p>14.94</text:p>
          </table:table-cell>
          <table:table-cell table:number-columns-repeated="55"/>
        </table:table-row>
        <table:table-row table:style-name="ro1">
          <table:table-cell table:style-name="ce206" office:value-type="string" calcext:value-type="string">
            <text:p>PSXUCIN</text:p>
          </table:table-cell>
          <table:table-cell table:style-name="ce206" office:value-type="string" calcext:value-type="string">
            <text:p>PSX_RESULTS_BKP_230419</text:p>
          </table:table-cell>
          <table:table-cell table:style-name="ce109" office:value-type="float" office:value="488312" calcext:value-type="float">
            <text:p>488312</text:p>
          </table:table-cell>
          <table:table-cell table:style-name="ce109" office:value-type="float" office:value="11310713" calcext:value-type="float">
            <text:p>11310713</text:p>
          </table:table-cell>
          <table:table-cell table:style-name="ce206" office:value-type="float" office:value="301" calcext:value-type="float">
            <text:p>301</text:p>
          </table:table-cell>
          <table:table-cell table:style-name="ce206" office:value-type="string" calcext:value-type="string">
            <text:p>3814.94MB</text:p>
          </table:table-cell>
          <table:table-cell table:style-name="ce206" office:value-type="string" calcext:value-type="string">
            <text:p>3246.81Mb</text:p>
          </table:table-cell>
          <table:table-cell table:style-name="ce206" office:value-type="float" office:value="568.13" calcext:value-type="float">
            <text:p>568.13</text:p>
          </table:table-cell>
          <table:table-cell table:style-name="ce206" office:value-type="float" office:value="14.89" calcext:value-type="float">
            <text:p>14.89</text:p>
          </table:table-cell>
          <table:table-cell table:number-columns-repeated="55"/>
        </table:table-row>
        <table:table-row table:style-name="ro1" table:number-rows-repeated="1048540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Misc. Observations" table:style-name="ta10">
        <table:table-column table:style-name="co11" table:default-cell-style-name="ce17"/>
        <table:table-column table:style-name="co61" table:default-cell-style-name="ce17"/>
        <table:table-column table:style-name="co4" table:number-columns-repeated="7" table:default-cell-style-name="ce17"/>
        <table:table-column table:style-name="co62" table:default-cell-style-name="ce17"/>
        <table:table-column table:style-name="co1" table:default-cell-style-name="ce17"/>
        <table:table-column table:style-name="co4" table:number-columns-repeated="53" table:default-cell-style-name="ce17"/>
        <table:table-row table:style-name="ro1">
          <table:table-cell table:style-name="ce160" office:value-type="string" calcext:value-type="string" table:number-columns-spanned="13" table:number-rows-spanned="1">
            <text:p>MISCILLANEOUS OBSERVATIONS</text:p>
          </table:table-cell>
          <table:covered-table-cell table:number-columns-repeated="12" table:style-name="ce160"/>
          <table:table-cell table:number-columns-repeated="51"/>
        </table:table-row>
        <table:table-row table:style-name="ro1">
          <table:table-cell table:style-name="ce96" office:value-type="string" calcext:value-type="string" table:number-columns-spanned="1" table:number-rows-spanned="2">
            <text:p>Application Name</text:p>
          </table:table-cell>
          <table:table-cell table:style-name="ce96" office:value-type="string" calcext:value-type="string" table:number-columns-spanned="1" table:number-rows-spanned="2">
            <text:p>Date</text:p>
          </table:table-cell>
          <table:table-cell table:style-name="ce96" office:value-type="string" calcext:value-type="string" table:number-columns-spanned="11" table:number-rows-spanned="2">
            <text:p>Observations</text:p>
          </table:table-cell>
          <table:covered-table-cell table:number-columns-repeated="10" table:style-name="ce96"/>
          <table:table-cell table:number-columns-repeated="51"/>
        </table:table-row>
        <table:table-row table:style-name="ro1">
          <table:covered-table-cell table:number-columns-repeated="13" table:style-name="ce96"/>
          <table:table-cell table:number-columns-repeated="51"/>
        </table:table-row>
        <table:table-row table:style-name="ro1">
          <table:table-cell table:style-name="ce48" office:value-type="string" calcext:value-type="string" table:number-columns-spanned="1" table:number-rows-spanned="11">
            <text:p>HDFC SEC</text:p>
          </table:table-cell>
          <table:table-cell table:style-name="ce198" office:value-type="string" calcext:value-type="string" table:number-columns-spanned="1" table:number-rows-spanned="11">
            <text:p>15-Jul-2020</text:p>
          </table:table-cell>
          <table:table-cell table:style-name="ce19" office:value-type="string" calcext:value-type="string" table:number-columns-spanned="11" table:number-rows-spanned="1">
            <text:p>Please perform the de-fragmentation activity of the highlighted tables in Defragmented Tables sheet.</text:p>
          </table:table-cell>
          <table:covered-table-cell table:number-columns-repeated="10" table:style-name="ce19"/>
          <table:table-cell table:number-columns-repeated="51"/>
        </table:table-row>
        <table:table-row table:style-name="ro11">
          <table:covered-table-cell table:style-name="ce48"/>
          <table:covered-table-cell table:style-name="ce198"/>
          <table:table-cell table:style-name="ce200" office:value-type="string" calcext:value-type="string" table:number-columns-spanned="11" table:number-rows-spanned="1">
            <text:p>Prime match Object size is 7.3 GB and allocated prime match memory size 22 GB, ideally memory allocated should be  object size *4.</text:p>
            <text:p/>
          </table:table-cell>
          <table:covered-table-cell table:number-columns-repeated="10" table:style-name="ce200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office:value-type="string" calcext:value-type="string" table:number-columns-spanned="11" table:number-rows-spanned="1">
            <text:p>EOD took more time on 01-june-2020,15-june-2020 and 30-june-2020 due to huge data count.</text:p>
          </table:table-cell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office:value-type="string" calcext:value-type="string" table:number-columns-spanned="11" table:number-rows-spanned="1">
            <text:p>Data count in the psx_results is very high.</text:p>
          </table:table-cell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covered-table-cell table:style-name="ce48"/>
          <table:covered-table-cell table:style-name="ce198"/>
          <table:table-cell table:style-name="ce19" table:number-columns-spanned="11" table:number-rows-spanned="1"/>
          <table:covered-table-cell table:number-columns-repeated="10" table:style-name="ce19"/>
          <table:table-cell table:number-columns-repeated="51"/>
        </table:table-row>
        <table:table-row table:style-name="ro1">
          <table:table-cell table:number-columns-repeated="2"/>
          <table:table-cell table:style-name="ce201" table:number-columns-spanned="8" table:number-rows-spanned="1"/>
          <table:covered-table-cell table:number-columns-repeated="7" table:style-name="ce201"/>
          <table:table-cell table:number-columns-repeated="54"/>
        </table:table-row>
        <table:table-row table:style-name="ro1">
          <table:table-cell table:number-columns-repeated="2"/>
          <table:table-cell table:style-name="ce201" table:number-columns-spanned="9" table:number-rows-spanned="1"/>
          <table:covered-table-cell table:number-columns-repeated="8" table:style-name="ce201"/>
          <table:table-cell table:number-columns-repeated="53"/>
        </table:table-row>
        <table:table-row table:style-name="ro1">
          <table:table-cell table:style-name="ce160" office:value-type="string" calcext:value-type="string" table:number-columns-spanned="1" table:number-rows-spanned="2">
            <text:p>Note</text:p>
          </table:table-cell>
          <table:table-cell table:style-name="ce199" office:value-type="string" calcext:value-type="string" table:number-columns-spanned="12" table:number-rows-spanned="1">
            <text:p>This could be anything which contributes to application performance other than captured information. Mostly this information will be dynamic.</text:p>
          </table:table-cell>
          <table:covered-table-cell table:number-columns-repeated="11" table:style-name="ce199"/>
          <table:table-cell table:number-columns-repeated="51"/>
        </table:table-row>
        <table:table-row table:style-name="ro1">
          <table:covered-table-cell table:style-name="ce160"/>
          <table:table-cell table:style-name="ce199" office:value-type="string" calcext:value-type="string" table:number-columns-spanned="12" table:number-rows-spanned="1">
            <text:p>Check Network latency at regular intervals.</text:p>
          </table:table-cell>
          <table:covered-table-cell table:number-columns-repeated="11" table:style-name="ce199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1"/>
          <table:table-cell table:number-columns-repeated="6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/>
      <number:text>/</number:text>
      <number:day number:style="long"/>
      <number:text>/</number:text>
      <number:year/>
    </number:date-style>
    <number:date-style style:name="N122" number:title="User-defined">
      <number:day number:style="long"/>
      <number:text>- 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_20_10" style:display-name="20% - Accent1 10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" style:display-name="20% - Accent1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2" style:display-name="20% - Accent1 2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2_20_2" style:display-name="20% - Accent1 2 2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2_20_2_20_2" style:display-name="20% - Accent1 2 2 2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2_20_3" style:display-name="20% - Accent1 2 2 2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3" style:display-name="20% - Accent1 2 2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3_20_2" style:display-name="20% - Accent1 2 2 2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2_20_4" style:display-name="20% - Accent1 2 2 2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3" style:display-name="20% - Accent1 2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3_20_2" style:display-name="20% - Accent1 2 2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3_20_2_20_2" style:display-name="20% - Accent1 2 2 3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3_20_3" style:display-name="20% - Accent1 2 2 3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4" style:display-name="20% - Accent1 2 2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4_20_2" style:display-name="20% - Accent1 2 2 4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2_20_5" style:display-name="20% - Accent1 2 2 5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" style:display-name="20% - Accent1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2" style:display-name="20% - Accent1 2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2_20_2" style:display-name="20% - Accent1 2 3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2_20_2_20_2" style:display-name="20% - Accent1 2 3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2_20_3" style:display-name="20% - Accent1 2 3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3" style:display-name="20% - Accent1 2 3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3_20_2" style:display-name="20% - Accent1 2 3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3_20_4" style:display-name="20% - Accent1 2 3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4" style:display-name="20% - Accent1 2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4_20_2" style:display-name="20% - Accent1 2 4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4_20_2_20_2" style:display-name="20% - Accent1 2 4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4_20_3" style:display-name="20% - Accent1 2 4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5" style:display-name="20% - Accent1 2 5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5_20_2" style:display-name="20% - Accent1 2 5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2_20_6" style:display-name="20% - Accent1 2 6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" style:display-name="20% - Accent1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2" style:display-name="20% - Accent1 3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2_20_2" style:display-name="20% - Accent1 3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2_20_2_20_2" style:display-name="20% - Accent1 3 2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2_20_3" style:display-name="20% - Accent1 3 2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3" style:display-name="20% - Accent1 3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3_20_2" style:display-name="20% - Accent1 3 2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2_20_4" style:display-name="20% - Accent1 3 2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3" style:display-name="20% - Accent1 3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3_20_2" style:display-name="20% - Accent1 3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3_20_2_20_2" style:display-name="20% - Accent1 3 3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3_20_3" style:display-name="20% - Accent1 3 3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4" style:display-name="20% - Accent1 3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4_20_2" style:display-name="20% - Accent1 3 4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3_20_5" style:display-name="20% - Accent1 3 5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" style:display-name="20% - Accent1 4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2" style:display-name="20% - Accent1 4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2_20_2" style:display-name="20% - Accent1 4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2_20_2_20_2" style:display-name="20% - Accent1 4 2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2_20_3" style:display-name="20% - Accent1 4 2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3" style:display-name="20% - Accent1 4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3_20_2" style:display-name="20% - Accent1 4 2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2_20_4" style:display-name="20% - Accent1 4 2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3" style:display-name="20% - Accent1 4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3_20_2" style:display-name="20% - Accent1 4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3_20_2_20_2" style:display-name="20% - Accent1 4 3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3_20_3" style:display-name="20% - Accent1 4 3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4" style:display-name="20% - Accent1 4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4_20_2" style:display-name="20% - Accent1 4 4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4_20_5" style:display-name="20% - Accent1 4 5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2" style:display-name="20% - Accent1 5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2_20_2" style:display-name="20% - Accent1 5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2_20_2_20_2" style:display-name="20% - Accent1 5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2_20_3" style:display-name="20% - Accent1 5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3" style:display-name="20% - Accent1 5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3_20_2" style:display-name="20% - Accent1 5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5_20_4" style:display-name="20% - Accent1 5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2" style:display-name="20% - Accent1 6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2_20_2" style:display-name="20% - Accent1 6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2_20_2_20_2" style:display-name="20% - Accent1 6 2 2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2_20_3" style:display-name="20% - Accent1 6 2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3" style:display-name="20% - Accent1 6 3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3_20_2" style:display-name="20% - Accent1 6 3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6_20_4" style:display-name="20% - Accent1 6 4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7_20_2" style:display-name="20% - Accent1 7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7_20_2_20_2" style:display-name="20% - Accent1 7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7_20_3" style:display-name="20% - Accent1 7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8_20_2" style:display-name="20% - Accent1 8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1_20_9_20_2" style:display-name="20% - Accent1 9 2" style:family="table-cell" style:parent-style-name="Default">
      <style:table-cell-properties fo:background-color="#dce6f2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" style:display-name="20% - Accent2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2" style:display-name="20% - Accent2 2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2_20_2" style:display-name="20% - Accent2 2 2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2_20_2_20_2" style:display-name="20% - Accent2 2 2 2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2_20_3" style:display-name="20% - Accent2 2 2 2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3" style:display-name="20% - Accent2 2 2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3_20_2" style:display-name="20% - Accent2 2 2 2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2_20_4" style:display-name="20% - Accent2 2 2 2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3" style:display-name="20% - Accent2 2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3_20_2" style:display-name="20% - Accent2 2 2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3_20_2_20_2" style:display-name="20% - Accent2 2 2 3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3_20_3" style:display-name="20% - Accent2 2 2 3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4" style:display-name="20% - Accent2 2 2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4_20_2" style:display-name="20% - Accent2 2 2 4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2_20_5" style:display-name="20% - Accent2 2 2 5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" style:display-name="20% - Accent2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2" style:display-name="20% - Accent2 2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2_20_2" style:display-name="20% - Accent2 2 3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2_20_2_20_2" style:display-name="20% - Accent2 2 3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2_20_3" style:display-name="20% - Accent2 2 3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3" style:display-name="20% - Accent2 2 3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3_20_2" style:display-name="20% - Accent2 2 3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3_20_4" style:display-name="20% - Accent2 2 3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4" style:display-name="20% - Accent2 2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4_20_2" style:display-name="20% - Accent2 2 4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4_20_2_20_2" style:display-name="20% - Accent2 2 4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4_20_3" style:display-name="20% - Accent2 2 4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5" style:display-name="20% - Accent2 2 5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5_20_2" style:display-name="20% - Accent2 2 5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_20_6" style:display-name="20% - Accent2 2 6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" style:display-name="20% - Accent2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2" style:display-name="20% - Accent2 3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2_20_2" style:display-name="20% - Accent2 3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2_20_2_20_2" style:display-name="20% - Accent2 3 2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2_20_3" style:display-name="20% - Accent2 3 2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3" style:display-name="20% - Accent2 3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3_20_2" style:display-name="20% - Accent2 3 2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2_20_4" style:display-name="20% - Accent2 3 2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3" style:display-name="20% - Accent2 3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3_20_2" style:display-name="20% - Accent2 3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3_20_2_20_2" style:display-name="20% - Accent2 3 3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3_20_3" style:display-name="20% - Accent2 3 3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4" style:display-name="20% - Accent2 3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4_20_2" style:display-name="20% - Accent2 3 4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3_20_5" style:display-name="20% - Accent2 3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" style:display-name="20% - Accent2 4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2" style:display-name="20% - Accent2 4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2_20_2" style:display-name="20% - Accent2 4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2_20_2_20_2" style:display-name="20% - Accent2 4 2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2_20_3" style:display-name="20% - Accent2 4 2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3" style:display-name="20% - Accent2 4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3_20_2" style:display-name="20% - Accent2 4 2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2_20_4" style:display-name="20% - Accent2 4 2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3" style:display-name="20% - Accent2 4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3_20_2" style:display-name="20% - Accent2 4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3_20_2_20_2" style:display-name="20% - Accent2 4 3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3_20_3" style:display-name="20% - Accent2 4 3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4" style:display-name="20% - Accent2 4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4_20_2" style:display-name="20% - Accent2 4 4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4_20_5" style:display-name="20% - Accent2 4 5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2" style:display-name="20% - Accent2 5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2_20_2" style:display-name="20% - Accent2 5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2_20_2_20_2" style:display-name="20% - Accent2 5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2_20_3" style:display-name="20% - Accent2 5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3" style:display-name="20% - Accent2 5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3_20_2" style:display-name="20% - Accent2 5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5_20_4" style:display-name="20% - Accent2 5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2" style:display-name="20% - Accent2 6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2_20_2" style:display-name="20% - Accent2 6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2_20_2_20_2" style:display-name="20% - Accent2 6 2 2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2_20_3" style:display-name="20% - Accent2 6 2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3" style:display-name="20% - Accent2 6 3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3_20_2" style:display-name="20% - Accent2 6 3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6_20_4" style:display-name="20% - Accent2 6 4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7_20_2" style:display-name="20% - Accent2 7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7_20_2_20_2" style:display-name="20% - Accent2 7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7_20_3" style:display-name="20% - Accent2 7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8_20_2" style:display-name="20% - Accent2 8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9_20_2" style:display-name="20% - Accent2 9 2" style:family="table-cell" style:parent-style-name="Default">
      <style:table-cell-properties fo:background-color="#f2dcdb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" style:display-name="20% - Accent3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2" style:display-name="20% - Accent3 2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2_20_2" style:display-name="20% - Accent3 2 2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2_20_2_20_2" style:display-name="20% - Accent3 2 2 2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2_20_3" style:display-name="20% - Accent3 2 2 2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3" style:display-name="20% - Accent3 2 2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3_20_2" style:display-name="20% - Accent3 2 2 2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2_20_4" style:display-name="20% - Accent3 2 2 2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3" style:display-name="20% - Accent3 2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3_20_2" style:display-name="20% - Accent3 2 2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3_20_2_20_2" style:display-name="20% - Accent3 2 2 3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3_20_3" style:display-name="20% - Accent3 2 2 3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4" style:display-name="20% - Accent3 2 2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4_20_2" style:display-name="20% - Accent3 2 2 4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2_20_5" style:display-name="20% - Accent3 2 2 5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" style:display-name="20% - Accent3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2" style:display-name="20% - Accent3 2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2_20_2" style:display-name="20% - Accent3 2 3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2_20_2_20_2" style:display-name="20% - Accent3 2 3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2_20_3" style:display-name="20% - Accent3 2 3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3" style:display-name="20% - Accent3 2 3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3_20_2" style:display-name="20% - Accent3 2 3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3_20_4" style:display-name="20% - Accent3 2 3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4" style:display-name="20% - Accent3 2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4_20_2" style:display-name="20% - Accent3 2 4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4_20_2_20_2" style:display-name="20% - Accent3 2 4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4_20_3" style:display-name="20% - Accent3 2 4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5" style:display-name="20% - Accent3 2 5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5_20_2" style:display-name="20% - Accent3 2 5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_20_6" style:display-name="20% - Accent3 2 6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" style:display-name="20% - Accent3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2" style:display-name="20% - Accent3 3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2_20_2" style:display-name="20% - Accent3 3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2_20_2_20_2" style:display-name="20% - Accent3 3 2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2_20_3" style:display-name="20% - Accent3 3 2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3" style:display-name="20% - Accent3 3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3_20_2" style:display-name="20% - Accent3 3 2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2_20_4" style:display-name="20% - Accent3 3 2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3" style:display-name="20% - Accent3 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3_20_2" style:display-name="20% - Accent3 3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3_20_2_20_2" style:display-name="20% - Accent3 3 3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3_20_3" style:display-name="20% - Accent3 3 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4" style:display-name="20% - Accent3 3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4_20_2" style:display-name="20% - Accent3 3 4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3_20_5" style:display-name="20% - Accent3 3 5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" style:display-name="20% - Accent3 4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2" style:display-name="20% - Accent3 4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2_20_2" style:display-name="20% - Accent3 4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2_20_2_20_2" style:display-name="20% - Accent3 4 2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2_20_3" style:display-name="20% - Accent3 4 2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3" style:display-name="20% - Accent3 4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3_20_2" style:display-name="20% - Accent3 4 2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2_20_4" style:display-name="20% - Accent3 4 2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3" style:display-name="20% - Accent3 4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3_20_2" style:display-name="20% - Accent3 4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3_20_2_20_2" style:display-name="20% - Accent3 4 3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3_20_3" style:display-name="20% - Accent3 4 3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4" style:display-name="20% - Accent3 4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4_20_2" style:display-name="20% - Accent3 4 4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4_20_5" style:display-name="20% - Accent3 4 5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2" style:display-name="20% - Accent3 5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2_20_2" style:display-name="20% - Accent3 5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2_20_2_20_2" style:display-name="20% - Accent3 5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2_20_3" style:display-name="20% - Accent3 5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3" style:display-name="20% - Accent3 5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3_20_2" style:display-name="20% - Accent3 5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5_20_4" style:display-name="20% - Accent3 5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2" style:display-name="20% - Accent3 6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2_20_2" style:display-name="20% - Accent3 6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2_20_2_20_2" style:display-name="20% - Accent3 6 2 2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2_20_3" style:display-name="20% - Accent3 6 2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3" style:display-name="20% - Accent3 6 3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3_20_2" style:display-name="20% - Accent3 6 3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6_20_4" style:display-name="20% - Accent3 6 4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7_20_2" style:display-name="20% - Accent3 7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7_20_2_20_2" style:display-name="20% - Accent3 7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7_20_3" style:display-name="20% - Accent3 7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8_20_2" style:display-name="20% - Accent3 8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9_20_2" style:display-name="20% - Accent3 9 2" style:family="table-cell" style:parent-style-name="Default">
      <style:table-cell-properties fo:background-color="#ebf1de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" style:display-name="20% - Accent4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2" style:display-name="20% - Accent4 2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2_20_2" style:display-name="20% - Accent4 2 2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2_20_2_20_2" style:display-name="20% - Accent4 2 2 2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2_20_3" style:display-name="20% - Accent4 2 2 2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3" style:display-name="20% - Accent4 2 2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3_20_2" style:display-name="20% - Accent4 2 2 2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2_20_4" style:display-name="20% - Accent4 2 2 2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3" style:display-name="20% - Accent4 2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3_20_2" style:display-name="20% - Accent4 2 2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3_20_2_20_2" style:display-name="20% - Accent4 2 2 3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3_20_3" style:display-name="20% - Accent4 2 2 3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4" style:display-name="20% - Accent4 2 2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4_20_2" style:display-name="20% - Accent4 2 2 4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2_20_5" style:display-name="20% - Accent4 2 2 5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" style:display-name="20% - Accent4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2" style:display-name="20% - Accent4 2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2_20_2" style:display-name="20% - Accent4 2 3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2_20_2_20_2" style:display-name="20% - Accent4 2 3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2_20_3" style:display-name="20% - Accent4 2 3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3" style:display-name="20% - Accent4 2 3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3_20_2" style:display-name="20% - Accent4 2 3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3_20_4" style:display-name="20% - Accent4 2 3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4" style:display-name="20% - Accent4 2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4_20_2" style:display-name="20% - Accent4 2 4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4_20_2_20_2" style:display-name="20% - Accent4 2 4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4_20_3" style:display-name="20% - Accent4 2 4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5" style:display-name="20% - Accent4 2 5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5_20_2" style:display-name="20% - Accent4 2 5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_20_6" style:display-name="20% - Accent4 2 6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" style:display-name="20% - Accent4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2" style:display-name="20% - Accent4 3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2_20_2" style:display-name="20% - Accent4 3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2_20_2_20_2" style:display-name="20% - Accent4 3 2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2_20_3" style:display-name="20% - Accent4 3 2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3" style:display-name="20% - Accent4 3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3_20_2" style:display-name="20% - Accent4 3 2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2_20_4" style:display-name="20% - Accent4 3 2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3" style:display-name="20% - Accent4 3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3_20_2" style:display-name="20% - Accent4 3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3_20_2_20_2" style:display-name="20% - Accent4 3 3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3_20_3" style:display-name="20% - Accent4 3 3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4" style:display-name="20% - Accent4 3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4_20_2" style:display-name="20% - Accent4 3 4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3_20_5" style:display-name="20% - Accent4 3 5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" style:display-name="20% - Accent4 4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2" style:display-name="20% - Accent4 4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2_20_2" style:display-name="20% - Accent4 4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2_20_2_20_2" style:display-name="20% - Accent4 4 2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2_20_3" style:display-name="20% - Accent4 4 2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3" style:display-name="20% - Accent4 4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3_20_2" style:display-name="20% - Accent4 4 2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2_20_4" style:display-name="20% - Accent4 4 2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3" style:display-name="20% - Accent4 4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3_20_2" style:display-name="20% - Accent4 4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3_20_2_20_2" style:display-name="20% - Accent4 4 3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3_20_3" style:display-name="20% - Accent4 4 3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4" style:display-name="20% - Accent4 4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4_20_2" style:display-name="20% - Accent4 4 4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4_20_5" style:display-name="20% - Accent4 4 5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2" style:display-name="20% - Accent4 5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2_20_2" style:display-name="20% - Accent4 5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2_20_2_20_2" style:display-name="20% - Accent4 5 2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2_20_3" style:display-name="20% - Accent4 5 2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3" style:display-name="20% - Accent4 5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3_20_2" style:display-name="20% - Accent4 5 3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5_20_4" style:display-name="20% - Accent4 5 4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2" style:display-name="20% - Accent4 6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2_20_2" style:display-name="20% - Accent4 6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2_20_2_20_2" style:display-name="20% - Accent4 6 2 2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2_20_3" style:display-name="20% - Accent4 6 2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3" style:display-name="20% - Accent4 6 3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3_20_2" style:display-name="20% - Accent4 6 3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6_20_4" style:display-name="20% - Accent4 6 4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7_20_2" style:display-name="20% - Accent4 7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7_20_2_20_2" style:display-name="20% - Accent4 7 2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7_20_3" style:display-name="20% - Accent4 7 3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8_20_2" style:display-name="20% - Accent4 8 2" style:family="table-cell" style:parent-style-name="Default">
      <style:table-cell-properties fo:background-color="#e6e6e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9_20_2" style:display-name="20% - Accent4 9 2" style:family="table-cell" style:parent-style-name="Default">
      <style:table-cell-properties fo:background-color="#e6e0e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2" style:display-name="20% - Accent5 2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2_20_2" style:display-name="20% - Accent5 2 2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2_20_2_20_2" style:display-name="20% - Accent5 2 2 2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2_20_3" style:display-name="20% - Accent5 2 2 2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3" style:display-name="20% - Accent5 2 2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3_20_2" style:display-name="20% - Accent5 2 2 3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2_20_4" style:display-name="20% - Accent5 2 2 4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3" style:display-name="20% - Accent5 2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3_20_2" style:display-name="20% - Accent5 2 3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3_20_2_20_2" style:display-name="20% - Accent5 2 3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3_20_3" style:display-name="20% - Accent5 2 3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4" style:display-name="20% - Accent5 2 4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4_20_2" style:display-name="20% - Accent5 2 4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_20_5" style:display-name="20% - Accent5 2 5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2" style:display-name="20% - Accent5 3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2_20_2" style:display-name="20% - Accent5 3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2_20_2_20_2" style:display-name="20% - Accent5 3 2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2_20_3" style:display-name="20% - Accent5 3 2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3" style:display-name="20% - Accent5 3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3_20_2" style:display-name="20% - Accent5 3 3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3_20_4" style:display-name="20% - Accent5 3 4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4_20_2" style:display-name="20% - Accent5 4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4_20_2_20_2" style:display-name="20% - Accent5 4 2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4_20_3" style:display-name="20% - Accent5 4 3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5_20_2" style:display-name="20% - Accent5 5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6_20_2" style:display-name="20% - Accent5 6 2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dbeef4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2" style:display-name="20% - Accent6 2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2_20_2" style:display-name="20% - Accent6 2 2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2_20_2_20_2" style:display-name="20% - Accent6 2 2 2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2_20_3" style:display-name="20% - Accent6 2 2 2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3" style:display-name="20% - Accent6 2 2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3_20_2" style:display-name="20% - Accent6 2 2 3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2_20_4" style:display-name="20% - Accent6 2 2 4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3" style:display-name="20% - Accent6 2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3_20_2" style:display-name="20% - Accent6 2 3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3_20_2_20_2" style:display-name="20% - Accent6 2 3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3_20_3" style:display-name="20% - Accent6 2 3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4" style:display-name="20% - Accent6 2 4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4_20_2" style:display-name="20% - Accent6 2 4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_20_5" style:display-name="20% - Accent6 2 5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2" style:display-name="20% - Accent6 3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2_20_2" style:display-name="20% - Accent6 3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2_20_2_20_2" style:display-name="20% - Accent6 3 2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2_20_3" style:display-name="20% - Accent6 3 2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3" style:display-name="20% - Accent6 3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3_20_2" style:display-name="20% - Accent6 3 3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3_20_4" style:display-name="20% - Accent6 3 4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4_20_2" style:display-name="20% - Accent6 4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4_20_2_20_2" style:display-name="20% - Accent6 4 2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4_20_3" style:display-name="20% - Accent6 4 3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5_20_2" style:display-name="20% - Accent6 5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6_20_2" style:display-name="20% - Accent6 6 2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dea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" style:display-name="40% - Accent1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2" style:display-name="40% - Accent1 2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2_20_2" style:display-name="40% - Accent1 2 2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2_20_2_20_2" style:display-name="40% - Accent1 2 2 2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2_20_3" style:display-name="40% - Accent1 2 2 2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3" style:display-name="40% - Accent1 2 2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3_20_2" style:display-name="40% - Accent1 2 2 2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2_20_4" style:display-name="40% - Accent1 2 2 2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3" style:display-name="40% - Accent1 2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3_20_2" style:display-name="40% - Accent1 2 2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3_20_2_20_2" style:display-name="40% - Accent1 2 2 3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3_20_3" style:display-name="40% - Accent1 2 2 3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4" style:display-name="40% - Accent1 2 2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4_20_2" style:display-name="40% - Accent1 2 2 4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2_20_5" style:display-name="40% - Accent1 2 2 5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" style:display-name="40% - Accent1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2" style:display-name="40% - Accent1 2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2_20_2" style:display-name="40% - Accent1 2 3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2_20_2_20_2" style:display-name="40% - Accent1 2 3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2_20_3" style:display-name="40% - Accent1 2 3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3" style:display-name="40% - Accent1 2 3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3_20_2" style:display-name="40% - Accent1 2 3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3_20_4" style:display-name="40% - Accent1 2 3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4" style:display-name="40% - Accent1 2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4_20_2" style:display-name="40% - Accent1 2 4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4_20_2_20_2" style:display-name="40% - Accent1 2 4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4_20_3" style:display-name="40% - Accent1 2 4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5" style:display-name="40% - Accent1 2 5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5_20_2" style:display-name="40% - Accent1 2 5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_20_6" style:display-name="40% - Accent1 2 6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" style:display-name="40% - Accent1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2" style:display-name="40% - Accent1 3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2_20_2" style:display-name="40% - Accent1 3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2_20_2_20_2" style:display-name="40% - Accent1 3 2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2_20_3" style:display-name="40% - Accent1 3 2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3" style:display-name="40% - Accent1 3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3_20_2" style:display-name="40% - Accent1 3 2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2_20_4" style:display-name="40% - Accent1 3 2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3" style:display-name="40% - Accent1 3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3_20_2" style:display-name="40% - Accent1 3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3_20_2_20_2" style:display-name="40% - Accent1 3 3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3_20_3" style:display-name="40% - Accent1 3 3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4" style:display-name="40% - Accent1 3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4_20_2" style:display-name="40% - Accent1 3 4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3_20_5" style:display-name="40% - Accent1 3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" style:display-name="40% - Accent1 4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2" style:display-name="40% - Accent1 4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2_20_2" style:display-name="40% - Accent1 4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2_20_2_20_2" style:display-name="40% - Accent1 4 2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2_20_3" style:display-name="40% - Accent1 4 2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3" style:display-name="40% - Accent1 4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3_20_2" style:display-name="40% - Accent1 4 2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2_20_4" style:display-name="40% - Accent1 4 2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3" style:display-name="40% - Accent1 4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3_20_2" style:display-name="40% - Accent1 4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3_20_2_20_2" style:display-name="40% - Accent1 4 3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3_20_3" style:display-name="40% - Accent1 4 3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4" style:display-name="40% - Accent1 4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4_20_2" style:display-name="40% - Accent1 4 4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4_20_5" style:display-name="40% - Accent1 4 5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2" style:display-name="40% - Accent1 5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2_20_2" style:display-name="40% - Accent1 5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2_20_2_20_2" style:display-name="40% - Accent1 5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2_20_3" style:display-name="40% - Accent1 5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3" style:display-name="40% - Accent1 5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3_20_2" style:display-name="40% - Accent1 5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5_20_4" style:display-name="40% - Accent1 5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2" style:display-name="40% - Accent1 6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2_20_2" style:display-name="40% - Accent1 6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2_20_2_20_2" style:display-name="40% - Accent1 6 2 2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2_20_3" style:display-name="40% - Accent1 6 2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3" style:display-name="40% - Accent1 6 3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3_20_2" style:display-name="40% - Accent1 6 3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6_20_4" style:display-name="40% - Accent1 6 4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7_20_2" style:display-name="40% - Accent1 7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7_20_2_20_2" style:display-name="40% - Accent1 7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7_20_3" style:display-name="40% - Accent1 7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8_20_2" style:display-name="40% - Accent1 8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9_20_2" style:display-name="40% - Accent1 9 2" style:family="table-cell" style:parent-style-name="Default">
      <style:table-cell-properties fo:background-color="#b9cde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2" style:display-name="40% - Accent2 2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2_20_2" style:display-name="40% - Accent2 2 2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2_20_2_20_2" style:display-name="40% - Accent2 2 2 2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2_20_3" style:display-name="40% - Accent2 2 2 2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3" style:display-name="40% - Accent2 2 2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3_20_2" style:display-name="40% - Accent2 2 2 3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2_20_4" style:display-name="40% - Accent2 2 2 4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3" style:display-name="40% - Accent2 2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3_20_2" style:display-name="40% - Accent2 2 3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3_20_2_20_2" style:display-name="40% - Accent2 2 3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3_20_3" style:display-name="40% - Accent2 2 3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4" style:display-name="40% - Accent2 2 4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4_20_2" style:display-name="40% - Accent2 2 4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_20_5" style:display-name="40% - Accent2 2 5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2" style:display-name="40% - Accent2 3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2_20_2" style:display-name="40% - Accent2 3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2_20_2_20_2" style:display-name="40% - Accent2 3 2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2_20_3" style:display-name="40% - Accent2 3 2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3" style:display-name="40% - Accent2 3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3_20_2" style:display-name="40% - Accent2 3 3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3_20_4" style:display-name="40% - Accent2 3 4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4_20_2" style:display-name="40% - Accent2 4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4_20_2_20_2" style:display-name="40% - Accent2 4 2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4_20_3" style:display-name="40% - Accent2 4 3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5_20_2" style:display-name="40% - Accent2 5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6_20_2" style:display-name="40% - Accent2 6 2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e6b9b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" style:display-name="40% - Accent3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2" style:display-name="40% - Accent3 2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2_20_2" style:display-name="40% - Accent3 2 2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2_20_2_20_2" style:display-name="40% - Accent3 2 2 2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2_20_3" style:display-name="40% - Accent3 2 2 2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3" style:display-name="40% - Accent3 2 2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3_20_2" style:display-name="40% - Accent3 2 2 2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2_20_4" style:display-name="40% - Accent3 2 2 2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3" style:display-name="40% - Accent3 2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3_20_2" style:display-name="40% - Accent3 2 2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3_20_2_20_2" style:display-name="40% - Accent3 2 2 3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3_20_3" style:display-name="40% - Accent3 2 2 3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4" style:display-name="40% - Accent3 2 2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4_20_2" style:display-name="40% - Accent3 2 2 4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2_20_5" style:display-name="40% - Accent3 2 2 5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" style:display-name="40% - Accent3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2" style:display-name="40% - Accent3 2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2_20_2" style:display-name="40% - Accent3 2 3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2_20_2_20_2" style:display-name="40% - Accent3 2 3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2_20_3" style:display-name="40% - Accent3 2 3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3" style:display-name="40% - Accent3 2 3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3_20_2" style:display-name="40% - Accent3 2 3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3_20_4" style:display-name="40% - Accent3 2 3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4" style:display-name="40% - Accent3 2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4_20_2" style:display-name="40% - Accent3 2 4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4_20_2_20_2" style:display-name="40% - Accent3 2 4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4_20_3" style:display-name="40% - Accent3 2 4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5" style:display-name="40% - Accent3 2 5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5_20_2" style:display-name="40% - Accent3 2 5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_20_6" style:display-name="40% - Accent3 2 6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" style:display-name="40% - Accent3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2" style:display-name="40% - Accent3 3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2_20_2" style:display-name="40% - Accent3 3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2_20_2_20_2" style:display-name="40% - Accent3 3 2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2_20_3" style:display-name="40% - Accent3 3 2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3" style:display-name="40% - Accent3 3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3_20_2" style:display-name="40% - Accent3 3 2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2_20_4" style:display-name="40% - Accent3 3 2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3" style:display-name="40% - Accent3 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3_20_2" style:display-name="40% - Accent3 3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3_20_2_20_2" style:display-name="40% - Accent3 3 3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3_20_3" style:display-name="40% - Accent3 3 3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4" style:display-name="40% - Accent3 3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4_20_2" style:display-name="40% - Accent3 3 4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3_20_5" style:display-name="40% - Accent3 3 5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" style:display-name="40% - Accent3 4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2" style:display-name="40% - Accent3 4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2_20_2" style:display-name="40% - Accent3 4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2_20_2_20_2" style:display-name="40% - Accent3 4 2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2_20_3" style:display-name="40% - Accent3 4 2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3" style:display-name="40% - Accent3 4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3_20_2" style:display-name="40% - Accent3 4 2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2_20_4" style:display-name="40% - Accent3 4 2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3" style:display-name="40% - Accent3 4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3_20_2" style:display-name="40% - Accent3 4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3_20_2_20_2" style:display-name="40% - Accent3 4 3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3_20_3" style:display-name="40% - Accent3 4 3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4" style:display-name="40% - Accent3 4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4_20_2" style:display-name="40% - Accent3 4 4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4_20_5" style:display-name="40% - Accent3 4 5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2" style:display-name="40% - Accent3 5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2_20_2" style:display-name="40% - Accent3 5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2_20_2_20_2" style:display-name="40% - Accent3 5 2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2_20_3" style:display-name="40% - Accent3 5 2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3" style:display-name="40% - Accent3 5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3_20_2" style:display-name="40% - Accent3 5 3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5_20_4" style:display-name="40% - Accent3 5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2" style:display-name="40% - Accent3 6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2_20_2" style:display-name="40% - Accent3 6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2_20_2_20_2" style:display-name="40% - Accent3 6 2 2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2_20_3" style:display-name="40% - Accent3 6 2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3" style:display-name="40% - Accent3 6 3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3_20_2" style:display-name="40% - Accent3 6 3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6_20_4" style:display-name="40% - Accent3 6 4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7_20_2" style:display-name="40% - Accent3 7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7_20_2_20_2" style:display-name="40% - Accent3 7 2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7_20_3" style:display-name="40% - Accent3 7 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8_20_2" style:display-name="40% - Accent3 8 2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9_20_2" style:display-name="40% - Accent3 9 2" style:family="table-cell" style:parent-style-name="Default">
      <style:table-cell-properties fo:background-color="#d7e4b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" style:display-name="40% - Accent4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2" style:display-name="40% - Accent4 2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2_20_2" style:display-name="40% - Accent4 2 2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2_20_2_20_2" style:display-name="40% - Accent4 2 2 2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2_20_3" style:display-name="40% - Accent4 2 2 2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3" style:display-name="40% - Accent4 2 2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3_20_2" style:display-name="40% - Accent4 2 2 2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2_20_4" style:display-name="40% - Accent4 2 2 2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3" style:display-name="40% - Accent4 2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3_20_2" style:display-name="40% - Accent4 2 2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3_20_2_20_2" style:display-name="40% - Accent4 2 2 3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3_20_3" style:display-name="40% - Accent4 2 2 3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4" style:display-name="40% - Accent4 2 2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4_20_2" style:display-name="40% - Accent4 2 2 4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2_20_5" style:display-name="40% - Accent4 2 2 5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" style:display-name="40% - Accent4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2" style:display-name="40% - Accent4 2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2_20_2" style:display-name="40% - Accent4 2 3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2_20_2_20_2" style:display-name="40% - Accent4 2 3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2_20_3" style:display-name="40% - Accent4 2 3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3" style:display-name="40% - Accent4 2 3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3_20_2" style:display-name="40% - Accent4 2 3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3_20_4" style:display-name="40% - Accent4 2 3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4" style:display-name="40% - Accent4 2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4_20_2" style:display-name="40% - Accent4 2 4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4_20_2_20_2" style:display-name="40% - Accent4 2 4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4_20_3" style:display-name="40% - Accent4 2 4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5" style:display-name="40% - Accent4 2 5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5_20_2" style:display-name="40% - Accent4 2 5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_20_6" style:display-name="40% - Accent4 2 6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" style:display-name="40% - Accent4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2" style:display-name="40% - Accent4 3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2_20_2" style:display-name="40% - Accent4 3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2_20_2_20_2" style:display-name="40% - Accent4 3 2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2_20_3" style:display-name="40% - Accent4 3 2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3" style:display-name="40% - Accent4 3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3_20_2" style:display-name="40% - Accent4 3 2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2_20_4" style:display-name="40% - Accent4 3 2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3" style:display-name="40% - Accent4 3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3_20_2" style:display-name="40% - Accent4 3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3_20_2_20_2" style:display-name="40% - Accent4 3 3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3_20_3" style:display-name="40% - Accent4 3 3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4" style:display-name="40% - Accent4 3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4_20_2" style:display-name="40% - Accent4 3 4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3_20_5" style:display-name="40% - Accent4 3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" style:display-name="40% - Accent4 4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2" style:display-name="40% - Accent4 4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2_20_2" style:display-name="40% - Accent4 4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2_20_2_20_2" style:display-name="40% - Accent4 4 2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2_20_3" style:display-name="40% - Accent4 4 2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3" style:display-name="40% - Accent4 4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3_20_2" style:display-name="40% - Accent4 4 2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2_20_4" style:display-name="40% - Accent4 4 2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3" style:display-name="40% - Accent4 4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3_20_2" style:display-name="40% - Accent4 4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3_20_2_20_2" style:display-name="40% - Accent4 4 3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3_20_3" style:display-name="40% - Accent4 4 3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4" style:display-name="40% - Accent4 4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4_20_2" style:display-name="40% - Accent4 4 4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4_20_5" style:display-name="40% - Accent4 4 5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2" style:display-name="40% - Accent4 5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2_20_2" style:display-name="40% - Accent4 5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2_20_2_20_2" style:display-name="40% - Accent4 5 2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2_20_3" style:display-name="40% - Accent4 5 2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3" style:display-name="40% - Accent4 5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3_20_2" style:display-name="40% - Accent4 5 3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5_20_4" style:display-name="40% - Accent4 5 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2" style:display-name="40% - Accent4 6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2_20_2" style:display-name="40% - Accent4 6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2_20_2_20_2" style:display-name="40% - Accent4 6 2 2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2_20_3" style:display-name="40% - Accent4 6 2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3" style:display-name="40% - Accent4 6 3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3_20_2" style:display-name="40% - Accent4 6 3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6_20_4" style:display-name="40% - Accent4 6 4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7_20_2" style:display-name="40% - Accent4 7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7_20_2_20_2" style:display-name="40% - Accent4 7 2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7_20_3" style:display-name="40% - Accent4 7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8_20_2" style:display-name="40% - Accent4 8 2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9_20_2" style:display-name="40% - Accent4 9 2" style:family="table-cell" style:parent-style-name="Default">
      <style:table-cell-properties fo:background-color="#ccc1da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2" style:display-name="40% - Accent5 2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2_20_2" style:display-name="40% - Accent5 2 2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2_20_2_20_2" style:display-name="40% - Accent5 2 2 2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2_20_3" style:display-name="40% - Accent5 2 2 2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3" style:display-name="40% - Accent5 2 2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3_20_2" style:display-name="40% - Accent5 2 2 3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2_20_4" style:display-name="40% - Accent5 2 2 4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3" style:display-name="40% - Accent5 2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3_20_2" style:display-name="40% - Accent5 2 3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3_20_2_20_2" style:display-name="40% - Accent5 2 3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3_20_3" style:display-name="40% - Accent5 2 3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4" style:display-name="40% - Accent5 2 4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4_20_2" style:display-name="40% - Accent5 2 4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_20_5" style:display-name="40% - Accent5 2 5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2" style:display-name="40% - Accent5 3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2_20_2" style:display-name="40% - Accent5 3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2_20_2_20_2" style:display-name="40% - Accent5 3 2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2_20_3" style:display-name="40% - Accent5 3 2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3" style:display-name="40% - Accent5 3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3_20_2" style:display-name="40% - Accent5 3 3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3_20_4" style:display-name="40% - Accent5 3 4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4_20_2" style:display-name="40% - Accent5 4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4_20_2_20_2" style:display-name="40% - Accent5 4 2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4_20_3" style:display-name="40% - Accent5 4 3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5_20_2" style:display-name="40% - Accent5 5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6_20_2" style:display-name="40% - Accent5 6 2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b7dee8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" style:display-name="40% - Accent6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2" style:display-name="40% - Accent6 2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2_20_2" style:display-name="40% - Accent6 2 2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2_20_2_20_2" style:display-name="40% - Accent6 2 2 2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2_20_3" style:display-name="40% - Accent6 2 2 2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3" style:display-name="40% - Accent6 2 2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3_20_2" style:display-name="40% - Accent6 2 2 2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2_20_4" style:display-name="40% - Accent6 2 2 2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3" style:display-name="40% - Accent6 2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3_20_2" style:display-name="40% - Accent6 2 2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3_20_2_20_2" style:display-name="40% - Accent6 2 2 3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3_20_3" style:display-name="40% - Accent6 2 2 3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4" style:display-name="40% - Accent6 2 2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4_20_2" style:display-name="40% - Accent6 2 2 4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2_20_5" style:display-name="40% - Accent6 2 2 5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" style:display-name="40% - Accent6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2" style:display-name="40% - Accent6 2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2_20_2" style:display-name="40% - Accent6 2 3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2_20_2_20_2" style:display-name="40% - Accent6 2 3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2_20_3" style:display-name="40% - Accent6 2 3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3" style:display-name="40% - Accent6 2 3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3_20_2" style:display-name="40% - Accent6 2 3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3_20_4" style:display-name="40% - Accent6 2 3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4" style:display-name="40% - Accent6 2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4_20_2" style:display-name="40% - Accent6 2 4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4_20_2_20_2" style:display-name="40% - Accent6 2 4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4_20_3" style:display-name="40% - Accent6 2 4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5" style:display-name="40% - Accent6 2 5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5_20_2" style:display-name="40% - Accent6 2 5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_20_6" style:display-name="40% - Accent6 2 6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" style:display-name="40% - Accent6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2" style:display-name="40% - Accent6 3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2_20_2" style:display-name="40% - Accent6 3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2_20_2_20_2" style:display-name="40% - Accent6 3 2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2_20_3" style:display-name="40% - Accent6 3 2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3" style:display-name="40% - Accent6 3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3_20_2" style:display-name="40% - Accent6 3 2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2_20_4" style:display-name="40% - Accent6 3 2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3" style:display-name="40% - Accent6 3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3_20_2" style:display-name="40% - Accent6 3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3_20_2_20_2" style:display-name="40% - Accent6 3 3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3_20_3" style:display-name="40% - Accent6 3 3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4" style:display-name="40% - Accent6 3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4_20_2" style:display-name="40% - Accent6 3 4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3_20_5" style:display-name="40% - Accent6 3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" style:display-name="40% - Accent6 4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2" style:display-name="40% - Accent6 4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2_20_2" style:display-name="40% - Accent6 4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2_20_2_20_2" style:display-name="40% - Accent6 4 2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2_20_3" style:display-name="40% - Accent6 4 2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3" style:display-name="40% - Accent6 4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3_20_2" style:display-name="40% - Accent6 4 2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2_20_4" style:display-name="40% - Accent6 4 2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3" style:display-name="40% - Accent6 4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3_20_2" style:display-name="40% - Accent6 4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3_20_2_20_2" style:display-name="40% - Accent6 4 3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3_20_3" style:display-name="40% - Accent6 4 3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4" style:display-name="40% - Accent6 4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4_20_2" style:display-name="40% - Accent6 4 4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4_20_5" style:display-name="40% - Accent6 4 5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2" style:display-name="40% - Accent6 5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2_20_2" style:display-name="40% - Accent6 5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2_20_2_20_2" style:display-name="40% - Accent6 5 2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2_20_3" style:display-name="40% - Accent6 5 2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3" style:display-name="40% - Accent6 5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3_20_2" style:display-name="40% - Accent6 5 3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5_20_4" style:display-name="40% - Accent6 5 4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2" style:display-name="40% - Accent6 6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2_20_2" style:display-name="40% - Accent6 6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2_20_2_20_2" style:display-name="40% - Accent6 6 2 2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2_20_3" style:display-name="40% - Accent6 6 2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3" style:display-name="40% - Accent6 6 3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3_20_2" style:display-name="40% - Accent6 6 3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6_20_4" style:display-name="40% - Accent6 6 4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7_20_2" style:display-name="40% - Accent6 7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7_20_2_20_2" style:display-name="40% - Accent6 7 2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7_20_3" style:display-name="40% - Accent6 7 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8_20_2" style:display-name="40% - Accent6 8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9_20_2" style:display-name="40% - Accent6 9 2" style:family="table-cell" style:parent-style-name="Default">
      <style:table-cell-properties fo:background-color="#fcd5b5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95b3d7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3d69b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b3a2c7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ac09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5c852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5c852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5c852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5c852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5c852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f2f2f2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e6e6e6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e6e6e6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e6e6e6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e6e6e6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alculation_20_7" style:display-name="Calculation 7" style:family="table-cell" style:parent-style-name="Default">
      <style:table-cell-properties fo:background-color="#e6e6e6" style:diagonal-bl-tr="none" style:diagonal-tl-br="none" fo:border="0.74pt solid #7f7f7f" fo:padding="0.071cm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4f81bd" style:diagonal-bl-tr="none" style:diagonal-tl-br="none" fo:border-left="none" fo:padding="0.071cm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1_20_7" style:display-name="Heading 1 7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2.49pt solid #a2c3eb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95b3d7" style:diagonal-bl-tr="none" style:diagonal-tl-br="none" fo:border-left="none" fo:padding="0.071cm" fo:border-right="none" style:rotation-align="none" fo:border-top="non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071cm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3" style:display-name="Heading 4 3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4" style:display-name="Heading 4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5" style:display-name="Heading 4 5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6" style:display-name="Heading 4 6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7" style:display-name="Heading 4 7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" style:display-name="Normal 10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2" style:display-name="Normal 10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2_20_2" style:display-name="Normal 10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2_20_2_20_2" style:display-name="Normal 10 2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2_20_3" style:display-name="Normal 10 2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3" style:display-name="Normal 10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3_20_2" style:display-name="Normal 10 2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2_20_4" style:display-name="Normal 10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3" style:display-name="Normal 10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3_20_2" style:display-name="Normal 10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3_20_2_20_2" style:display-name="Normal 10 2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3_20_3" style:display-name="Normal 10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4" style:display-name="Normal 10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4_20_2" style:display-name="Normal 10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2_20_5" style:display-name="Normal 10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2" style:display-name="Normal 10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2_20_2" style:display-name="Normal 10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2_20_2_20_2" style:display-name="Normal 10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2_20_3" style:display-name="Normal 10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3" style:display-name="Normal 10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3_20_2" style:display-name="Normal 10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3_20_4" style:display-name="Normal 10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4_20_2" style:display-name="Normal 10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4_20_2_20_2" style:display-name="Normal 10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4_20_3" style:display-name="Normal 10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5" style:display-name="Normal 1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5_20_2" style:display-name="Normal 10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_20_6" style:display-name="Normal 1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" style:display-name="Normal 1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_20_2" style:display-name="Normal 11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_20_2_20_2" style:display-name="Normal 11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_20_3" style:display-name="Normal 11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3" style:display-name="Normal 11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3_20_2" style:display-name="Normal 11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4" style:display-name="Normal 11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2" style:display-name="Normal 11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2_20_2" style:display-name="Normal 11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3" style:display-name="Normal 11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_20_2" style:display-name="Normal 11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2" style:display-name="Normal 1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2_20_2" style:display-name="Normal 1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3" style:display-name="Normal 1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3_20_2" style:display-name="Normal 1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4" style:display-name="Normal 1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_20_2_20_2" style:display-name="Normal 1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_20_3" style:display-name="Normal 1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_20_2" style:display-name="Normal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2" style:display-name="Normal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99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2_20_2" style:display-name="Note 2 2" style:family="table-cell" style:parent-style-name="Default">
      <style:table-cell-properties fo:background-color="#ffff99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" style:display-name="Note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" style:display-name="Note 3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2" style:display-name="Note 3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2_20_2" style:display-name="Note 3 2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2_20_2_20_2" style:display-name="Note 3 2 2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2_20_3" style:display-name="Note 3 2 2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3" style:display-name="Note 3 2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3_20_2" style:display-name="Note 3 2 2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2_20_4" style:display-name="Note 3 2 2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3" style:display-name="Note 3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3_20_2" style:display-name="Note 3 2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3_20_2_20_2" style:display-name="Note 3 2 3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3_20_3" style:display-name="Note 3 2 3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4" style:display-name="Note 3 2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4_20_2" style:display-name="Note 3 2 4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2_20_5" style:display-name="Note 3 2 5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" style:display-name="Note 3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2" style:display-name="Note 3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2_20_2" style:display-name="Note 3 3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2_20_2_20_2" style:display-name="Note 3 3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2_20_3" style:display-name="Note 3 3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3" style:display-name="Note 3 3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3_20_2" style:display-name="Note 3 3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3_20_4" style:display-name="Note 3 3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4" style:display-name="Note 3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4_20_2" style:display-name="Note 3 4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4_20_2_20_2" style:display-name="Note 3 4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4_20_3" style:display-name="Note 3 4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5" style:display-name="Note 3 5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5_20_2" style:display-name="Note 3 5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3_20_6" style:display-name="Note 3 6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" style:display-name="Note 4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2" style:display-name="Note 4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2_20_2" style:display-name="Note 4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2_20_2_20_2" style:display-name="Note 4 2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2_20_3" style:display-name="Note 4 2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3" style:display-name="Note 4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3_20_2" style:display-name="Note 4 2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2_20_4" style:display-name="Note 4 2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3" style:display-name="Note 4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3_20_2" style:display-name="Note 4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3_20_2_20_2" style:display-name="Note 4 3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3_20_3" style:display-name="Note 4 3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4" style:display-name="Note 4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4_20_2" style:display-name="Note 4 4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4_20_5" style:display-name="Note 4 5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2" style:display-name="Note 5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2_20_2" style:display-name="Note 5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2_20_2_20_2" style:display-name="Note 5 2 2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2_20_3" style:display-name="Note 5 2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3" style:display-name="Note 5 3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3_20_2" style:display-name="Note 5 3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5_20_4" style:display-name="Note 5 4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te_20_6_20_2" style:display-name="Note 6 2" style:family="table-cell" style:parent-style-name="Default">
      <style:table-cell-properties fo:background-color="#ffffcc" style:diagonal-bl-tr="none" style:diagonal-tl-br="none" fo:border="0.74pt solid #b2b2b2" fo:padding="0.071cm" style:rotation-align="non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e6e6e6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e6e6e6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e6e6e6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e6e6e6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Output_20_7" style:display-name="Output 7" style:family="table-cell" style:parent-style-name="Default">
      <style:table-cell-properties fo:background-color="#e6e6e6" style:diagonal-bl-tr="none" style:diagonal-tl-br="none" fo:border="0.74pt solid #3e3f38" fo:padding="0.071cm" style:rotation-align="none"/>
      <style:text-properties fo:color="#3e3f38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Title_20_2" style:display-name="Title 2" style:family="table-cell" style:parent-style-name="Default">
      <style:table-cell-properties fo:padding="0.071cm"/>
      <style:text-properties fo:color="#1f497d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7" style:display-name="Title 7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padding="0.071cm" fo:border-right="none" style:rotation-align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37:56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W_20__26__20_SW_20_Details" style:display-name="PageStyle_HW &amp; SW 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ess_20_Details" style:display-name="PageStyle_Access 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nfigurations" style:display-name="PageStyle_Configur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orage_20_Details" style:display-name="PageStyle_Storage 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PU_20__26__20_RAM_20_Utilization" style:display-name="PageStyle_CPU &amp; RAM Utiliz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20_Volumes" style:display-name="PageStyle_Data Volum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OD_20_Data_20_Counts" style:display-name="PageStyle_EOD Data Cou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OD_20_Timings" style:display-name="PageStyle_EOD Tim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hroughput" style:display-name="PageStyle_Throughpu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ench_20_Marks" style:display-name="PageStyle_Bench Mark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fragmented_20_Tables" style:display-name="PageStyle_Defragmented Tabl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._20_Observations" style:display-name="PageStyle_Misc. Observ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7T13:23:43.244000000</dc:date>
    <meta:editing-cycles>105</meta:editing-cycles>
    <meta:editing-duration>PT13H34M23S</meta:editing-duration>
    <meta:generator>LibreOffice/6.3.6.2$Windows_X86_64 LibreOffice_project/2196df99b074d8a661f4036fca8fa0cbfa33a497</meta:generator>
    <meta:document-statistic meta:table-count="10" meta:cell-count="231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82cm" svg:height="10.36cm" xlink:href=".." xlink:type="simple" chart:class="chart:bar" chart:style-name="ch1">
        <chart:title svg:x="7.633cm" svg:y="0.343cm" chart:style-name="ch2">
          <text:p>BASE VOLUME</text:p>
        </chart:title>
        <chart:legend chart:legend-position="end" svg:x="16.001cm" svg:y="4.881cm" style:legend-expansion="high" chart:style-name="ch3"/>
        <chart:plot-area chart:style-name="ch4" table:cell-range-address="'Data Volumes'.A1:'Data Volumes'.D15" chart:data-source-has-labels="both" svg:x="1.382cm" svg:y="1.329cm" svg:width="14.248cm" svg:height="7.8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89cm" svg:y="1.329cm" svg:width="12.367cm" svg:height="2.6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61cm" svg:y="9.379cm" chart:style-name="ch6">
              <text:p>Data Contributing System</text:p>
            </chart:title>
            <chart:categories table:cell-range-address="'Data Volumes'.A3:'Data Volumes'.C15"/>
          </chart:axis>
          <chart:axis chart:dimension="y" chart:name="primary-y" chart:style-name="ch7">
            <chart:title svg:x="0.451cm" svg:y="6.127cm" chart:style-name="ch8">
              <text:p>Data Count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Data Volumes'.D3:'Data Volumes'.D15" chart:label-cell-address="'Data Volumes'.D1:'Data Volumes'.D2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Count</text:p>
                <text:list>
                  <text:list-item>
                    <text:p/>
                  </text:list-item>
                  <text:list-item>
                    <text:p>Data Count</text:p>
                  </text:list-item>
                </text:list>
                <draw:g>
                  <svg:desc>'Data Volumes'.D1:'Data Volumes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-Jul-2020 HDFC _SEC psx_cust_dg_stg_t</text:p>
                <text:list>
                  <text:list-item>
                    <text:p>15-Jul-2020</text:p>
                  </text:list-item>
                  <text:list-item>
                    <text:p>HDFC _SEC</text:p>
                  </text:list-item>
                  <text:list-item>
                    <text:p>psx_cust_dg_stg_t</text:p>
                  </text:list-item>
                </text:list>
                <draw:g>
                  <svg:desc>'Data Volumes'.A3:'Data Volumes'.C15</svg:desc>
                </draw:g>
              </table:table-cell>
              <table:table-cell office:value-type="float" office:value="30224">
                <text:p>30224</text:p>
                <draw:g>
                  <svg:desc>'Data Volumes'.D3:'Data Volumes'.D15</svg:desc>
                </draw:g>
              </table:table-cell>
            </table:table-row>
            <table:table-row>
              <table:table-cell office:value-type="string">
                <text:p>15-Jul-2020 HDFC _SEC psx_cust_addr_stg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addr_stg_t</text:p>
                  </text:list-item>
                </text:list>
              </table:table-cell>
              <table:table-cell office:value-type="float" office:value="43490">
                <text:p>43490</text:p>
              </table:table-cell>
            </table:table-row>
            <table:table-row>
              <table:table-cell office:value-type="string">
                <text:p>15-Jul-2020 HDFC _SEC psx_cust_contact_stg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contact_stg_t</text:p>
                  </text:list-item>
                </text:list>
              </table:table-cell>
              <table:table-cell office:value-type="float" office:value="73714">
                <text:p>73714</text:p>
              </table:table-cell>
            </table:table-row>
            <table:table-row>
              <table:table-cell office:value-type="string">
                <text:p>15-Jul-2020 HDFC _SEC psx_cust_dg_bulk_trg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dg_bulk_trg_t</text:p>
                  </text:list-item>
                </text:list>
              </table:table-cell>
              <table:table-cell office:value-type="float" office:value="4000006">
                <text:p>4000006</text:p>
              </table:table-cell>
            </table:table-row>
            <table:table-row>
              <table:table-cell office:value-type="string">
                <text:p>15-Jul-2020 HDFC _SEC psx_cust_addr_bulk_trg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addr_bulk_trg_t</text:p>
                  </text:list-item>
                </text:list>
              </table:table-cell>
              <table:table-cell office:value-type="float" office:value="4656544">
                <text:p>4656544</text:p>
              </table:table-cell>
            </table:table-row>
            <table:table-row>
              <table:table-cell office:value-type="string">
                <text:p>15-Jul-2020 HDFC _SEC psx_cust_contact_bulk_trg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contact_bulk_trg_t</text:p>
                  </text:list-item>
                </text:list>
              </table:table-cell>
              <table:table-cell office:value-type="float" office:value="5281645">
                <text:p>5281645</text:p>
              </table:table-cell>
            </table:table-row>
            <table:table-row>
              <table:table-cell office:value-type="string">
                <text:p>15-Jul-2020 HDFC _SEC psx_request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request_t</text:p>
                  </text:list-item>
                </text:list>
              </table:table-cell>
              <table:table-cell office:value-type="float" office:value="30070">
                <text:p>30070</text:p>
              </table:table-cell>
            </table:table-row>
            <table:table-row>
              <table:table-cell office:value-type="string">
                <text:p>15-Jul-2020 HDFC _SEC psx_cust_dg_req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dg_req_t</text:p>
                  </text:list-item>
                </text:list>
              </table:table-cell>
              <table:table-cell office:value-type="float" office:value="30070">
                <text:p>30070</text:p>
              </table:table-cell>
            </table:table-row>
            <table:table-row>
              <table:table-cell office:value-type="string">
                <text:p>15-Jul-2020 HDFC _SEC psx_cust_addr_req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addr_req_t</text:p>
                  </text:list-item>
                </text:list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15-Jul-2020 HDFC _SEC psx_cust_contact_req_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cust_contact_req_t</text:p>
                  </text:list-item>
                </text:list>
              </table:table-cell>
              <table:table-cell office:value-type="float" office:value="53230">
                <text:p>53230</text:p>
              </table:table-cell>
            </table:table-row>
            <table:table-row>
              <table:table-cell office:value-type="string">
                <text:p>15-Jul-2020 HDFC _SEC p_cdap_app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_cdap_app</text:p>
                  </text:list-item>
                </text:list>
              </table:table-cell>
              <table:table-cell office:value-type="float" office:value="4000006">
                <text:p>4000006</text:p>
              </table:table-cell>
            </table:table-row>
            <table:table-row>
              <table:table-cell office:value-type="string">
                <text:p>15-Jul-2020 HDFC _SEC p_cdap_primematch_onlin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_cdap_primematch_onlin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-Jul-2020 HDFC _SEC psx_result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sx_results</text:p>
                  </text:list-item>
                </text:list>
              </table:table-cell>
              <table:table-cell office:value-type="float" office:value="11796720">
                <text:p>11796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17cm" svg:height="8.391cm" xlink:href=".." xlink:type="simple" chart:class="chart:bar" chart:style-name="ch1">
        <chart:title svg:x="4.385cm" svg:y="0.303cm" chart:style-name="ch2">
          <text:p>Year wise Data growth Details</text:p>
        </chart:title>
        <chart:legend chart:legend-position="end" svg:x="13.262cm" svg:y="3.896cm" style:legend-expansion="high" chart:style-name="ch3"/>
        <chart:plot-area chart:style-name="ch4" table:cell-range-address="'Data Volumes'.A26:'Data Volumes'.B33" chart:data-source-has-labels="both" svg:x="1.309cm" svg:y="1.249cm" svg:width="11.655cm" svg:height="5.9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85cm" svg:y="1.249cm" svg:width="9.849cm" svg:height="5.3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735cm" svg:y="7.41cm" chart:style-name="ch6">
              <text:p>Year</text:p>
            </chart:title>
            <chart:categories table:cell-range-address="'Data Volumes'.A27:'Data Volumes'.A33"/>
          </chart:axis>
          <chart:axis chart:dimension="y" chart:name="primary-y" chart:style-name="ch7">
            <chart:title svg:x="0.451cm" svg:y="4.74cm" chart:style-name="ch8">
              <text:p>Count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Data Volumes'.B27:'Data Volumes'.B33" chart:label-cell-address="'Data Volumes'.B26:'Data Volumes'.B2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Data Volumes'.B26:'Data Volumes'.B26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'Data Volumes'.A27:'Data Volumes'.A33</svg:desc>
                </draw:g>
              </table:table-cell>
              <table:table-cell office:value-type="float" office:value="576913">
                <text:p>576913</text:p>
                <draw:g>
                  <svg:desc>'Data Volumes'.B27:'Data Volumes'.B33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0608">
                <text:p>26060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0582">
                <text:p>20058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19533">
                <text:p>21953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39894">
                <text:p>43989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298893">
                <text:p>129889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03583">
                <text:p>1003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SOURCE SYSTEM WISE COUNT DETAILS </text:p>
        </chart:title>
        <chart:legend chart:legend-position="end" svg:x="14.239cm" svg:y="4.201cm" style:legend-expansion="high" chart:style-name="ch3"/>
        <chart:plot-area chart:style-name="ch4" table:cell-range-address="'Data Volumes'.A46:'Data Volumes'.B50" chart:data-source-has-labels="both" svg:x="1.331cm" svg:y="1.275cm" svg:width="12.588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27cm" svg:y="1.275cm" svg:width="10.943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483cm" svg:y="8.019cm" chart:style-name="ch6">
              <text:p>Source System</text:p>
            </chart:title>
            <chart:categories table:cell-range-address="'Data Volumes'.A48:'Data Volumes'.A50"/>
          </chart:axis>
          <chart:axis chart:dimension="y" chart:name="primary-y" chart:style-name="ch7">
            <chart:title svg:x="0.451cm" svg:y="5.051cm" chart:style-name="ch8">
              <text:p>Count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Data Volumes'.B48:'Data Volumes'.B50" chart:label-cell-address="'Data Volumes'.B46:'Data Volumes'.B4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text:list>
                  <text:list-item>
                    <text:p/>
                  </text:list-item>
                  <text:list-item>
                    <text:p>Count</text:p>
                  </text:list-item>
                </text:list>
                <draw:g>
                  <svg:desc>'Data Volumes'.B46:'Data Volumes'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P</text:p>
                <draw:g>
                  <svg:desc>'Data Volumes'.A48:'Data Volumes'.A50</svg:desc>
                </draw:g>
              </table:table-cell>
              <table:table-cell office:value-type="float" office:value="195514">
                <text:p>195514</text:p>
                <draw:g>
                  <svg:desc>'Data Volumes'.B48:'Data Volumes'.B50</svg:desc>
                </draw:g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3627181">
                <text:p>3627181</text:p>
              </table:table-cell>
            </table:table-row>
            <table:table-row>
              <table:table-cell office:value-type="string">
                <text:p>NPS</text:p>
              </table:table-cell>
              <table:table-cell office:value-type="float" office:value="177311">
                <text:p>1773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